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000000" svg:stroke-opacity="87%" draw:stroke-linejoin="miter" draw:fill="solid" draw:fill-color="#0000ff" draw:opacity="87%" fo:padding-top="0.13cm" fo:padding-bottom="0.13cm" fo:padding-left="0.255cm" fo:padding-right="0.255cm"/>
    </style:style>
    <style:style style:name="gr2" style:family="graphic" style:parent-style-name="standard">
      <style:graphic-properties draw:stroke="solid" svg:stroke-width="0.011cm" svg:stroke-color="#000000" svg:stroke-opacity="87%" draw:stroke-linejoin="miter" draw:fill="solid" draw:fill-color="#80ff00" draw:opacity="87%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11cm" svg:stroke-color="#000000" svg:stroke-opacity="87%" draw:stroke-linejoin="miter" draw:fill="solid" draw:fill-color="#000000" draw:opacity="0%" fo:padding-top="0.13cm" fo:padding-bottom="0.13cm" fo:padding-left="0.255cm" fo:padding-right="0.255cm"/>
    </style:style>
    <style:style style:name="gr4" style:family="graphic" style:parent-style-name="standard">
      <style:graphic-properties draw:stroke="solid" svg:stroke-width="0.005cm" svg:stroke-color="#000000" svg:stroke-opacity="87%" draw:stroke-linejoin="miter" draw:fill="solid" draw:fill-color="#000000" fo:padding-top="0.127cm" fo:padding-bottom="0.127cm" fo:padding-left="0.252cm" fo:padding-right="0.252cm"/>
    </style:style>
    <style:style style:name="gr5" style:family="graphic" style:parent-style-name="standard">
      <style:graphic-properties draw:stroke="none" draw:fill="none" draw:textarea-horizontal-align="left" draw:auto-grow-width="true" fo:min-height="0.862cm" fo:min-width="1.0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5cm" fo:min-width="2.0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cm" fo:min-width="2.0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1.1cm" fo:min-width="2.5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475cm" fo:min-width="0.9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754cm" fo:min-width="1.46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475cm" fo:min-width="1.6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475cm" fo:min-width="1.84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475cm" fo:min-width="1.4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475cm" fo:min-width="1.4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938cm" fo:min-width="1.25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475cm" fo:min-width="0.9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475cm" fo:min-width="1.121cm" fo:padding-top="0cm" fo:padding-bottom="0cm" fo:padding-left="0cm" fo:padding-right="0cm"/>
    </style:style>
    <style:style style:name="P1" style:family="paragraph">
      <loext:graphic-properties draw:fill="solid" draw:fill-color="#0000ff" draw:opacity="87%"/>
    </style:style>
    <style:style style:name="P2" style:family="paragraph">
      <loext:graphic-properties draw:fill="solid" draw:fill-color="#80ff00" draw:opacity="87%"/>
    </style:style>
    <style:style style:name="P3" style:family="paragraph">
      <loext:graphic-properties draw:fill="solid" draw:fill-color="#000000" draw:opacity="0%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sans-serif" fo:font-size="12pt" fo:font-style="normal" fo:font-weight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452cm" svg:height="0.564cm" svg:x="1.799cm" svg:y="7.331cm" svg:viewBox="0 0 453 565" draw:points="227,565 0,565 0,0 453,0 453,565">
          <text:p/>
        </draw:polygon>
        <draw:polygon draw:style-name="gr1" draw:text-style-name="P1" draw:layer="layout" svg:width="0.452cm" svg:height="0.564cm" svg:x="3.368cm" svg:y="6.775cm" svg:viewBox="0 0 453 565" draw:points="227,565 0,565 0,0 453,0 453,565">
          <text:p/>
        </draw:polygon>
        <draw:polygon draw:style-name="gr2" draw:text-style-name="P2" draw:layer="layout" svg:width="0.452cm" svg:height="0.564cm" svg:x="3.382cm" svg:y="6.793cm" svg:viewBox="0 0 453 565" draw:points="227,565 0,565 0,0 453,0 453,565">
          <text:p/>
        </draw:polygon>
        <draw:polygon draw:style-name="gr1" draw:text-style-name="P1" draw:layer="layout" svg:width="0.452cm" svg:height="0.564cm" svg:x="3.396cm" svg:y="6.811cm" svg:viewBox="0 0 453 565" draw:points="227,565 0,565 0,0 453,0 453,565">
          <text:p/>
        </draw:polygon>
        <draw:polygon draw:style-name="gr2" draw:text-style-name="P2" draw:layer="layout" svg:width="0.452cm" svg:height="0.564cm" svg:x="3.41cm" svg:y="6.828cm" svg:viewBox="0 0 453 565" draw:points="227,565 0,565 0,0 453,0 453,565">
          <text:p/>
        </draw:polygon>
        <draw:polygon draw:style-name="gr1" draw:text-style-name="P1" draw:layer="layout" svg:width="0.452cm" svg:height="0.564cm" svg:x="3.425cm" svg:y="6.846cm" svg:viewBox="0 0 453 565" draw:points="227,565 0,565 0,0 453,0 453,565">
          <text:p/>
        </draw:polygon>
        <draw:polygon draw:style-name="gr2" draw:text-style-name="P2" draw:layer="layout" svg:width="0.452cm" svg:height="0.564cm" svg:x="3.438cm" svg:y="6.863cm" svg:viewBox="0 0 453 565" draw:points="227,565 0,565 0,0 453,0 453,565">
          <text:p/>
        </draw:polygon>
        <draw:polygon draw:style-name="gr1" draw:text-style-name="P1" draw:layer="layout" svg:width="0.452cm" svg:height="0.564cm" svg:x="3.453cm" svg:y="6.881cm" svg:viewBox="0 0 453 565" draw:points="227,565 0,565 0,0 453,0 453,565">
          <text:p/>
        </draw:polygon>
        <draw:polygon draw:style-name="gr2" draw:text-style-name="P2" draw:layer="layout" svg:width="0.452cm" svg:height="0.564cm" svg:x="3.467cm" svg:y="6.899cm" svg:viewBox="0 0 453 565" draw:points="227,565 0,565 0,0 453,0 453,565">
          <text:p/>
        </draw:polygon>
        <draw:polygon draw:style-name="gr1" draw:text-style-name="P1" draw:layer="layout" svg:width="0.452cm" svg:height="0.564cm" svg:x="3.481cm" svg:y="6.916cm" svg:viewBox="0 0 453 565" draw:points="227,565 0,565 0,0 453,0 453,565">
          <text:p/>
        </draw:polygon>
        <draw:polygon draw:style-name="gr2" draw:text-style-name="P2" draw:layer="layout" svg:width="0.452cm" svg:height="0.564cm" svg:x="3.495cm" svg:y="6.934cm" svg:viewBox="0 0 453 565" draw:points="227,565 0,565 0,0 453,0 453,565">
          <text:p/>
        </draw:polygon>
        <draw:polygon draw:style-name="gr1" draw:text-style-name="P1" draw:layer="layout" svg:width="0.452cm" svg:height="0.564cm" svg:x="3.509cm" svg:y="6.952cm" svg:viewBox="0 0 453 565" draw:points="227,565 0,565 0,0 453,0 453,565">
          <text:p/>
        </draw:polygon>
        <draw:polygon draw:style-name="gr2" draw:text-style-name="P2" draw:layer="layout" svg:width="0.452cm" svg:height="0.564cm" svg:x="3.523cm" svg:y="6.969cm" svg:viewBox="0 0 453 565" draw:points="227,565 0,565 0,0 453,0 453,565">
          <text:p/>
        </draw:polygon>
        <draw:polygon draw:style-name="gr1" draw:text-style-name="P1" draw:layer="layout" svg:width="0.452cm" svg:height="0.564cm" svg:x="3.538cm" svg:y="6.987cm" svg:viewBox="0 0 453 565" draw:points="227,565 0,565 0,0 453,0 453,565">
          <text:p/>
        </draw:polygon>
        <draw:polygon draw:style-name="gr2" draw:text-style-name="P2" draw:layer="layout" svg:width="0.452cm" svg:height="0.564cm" svg:x="3.551cm" svg:y="7.005cm" svg:viewBox="0 0 453 565" draw:points="227,565 0,565 0,0 453,0 453,565">
          <text:p/>
        </draw:polygon>
        <draw:polygon draw:style-name="gr1" draw:text-style-name="P1" draw:layer="layout" svg:width="0.452cm" svg:height="0.564cm" svg:x="3.566cm" svg:y="7.022cm" svg:viewBox="0 0 453 565" draw:points="227,565 0,565 0,0 453,0 453,565">
          <text:p/>
        </draw:polygon>
        <draw:polygon draw:style-name="gr2" draw:text-style-name="P2" draw:layer="layout" svg:width="0.452cm" svg:height="0.564cm" svg:x="3.58cm" svg:y="7.04cm" svg:viewBox="0 0 453 565" draw:points="227,565 0,565 0,0 453,0 453,565">
          <text:p/>
        </draw:polygon>
        <draw:polygon draw:style-name="gr1" draw:text-style-name="P1" draw:layer="layout" svg:width="0.452cm" svg:height="0.564cm" svg:x="3.594cm" svg:y="7.057cm" svg:viewBox="0 0 453 565" draw:points="227,565 0,565 0,0 453,0 453,565">
          <text:p/>
        </draw:polygon>
        <draw:polygon draw:style-name="gr2" draw:text-style-name="P2" draw:layer="layout" svg:width="0.452cm" svg:height="0.564cm" svg:x="3.608cm" svg:y="7.075cm" svg:viewBox="0 0 453 565" draw:points="227,565 0,565 0,0 453,0 453,565">
          <text:p/>
        </draw:polygon>
        <draw:polygon draw:style-name="gr1" draw:text-style-name="P1" draw:layer="layout" svg:width="0.452cm" svg:height="0.564cm" svg:x="3.623cm" svg:y="7.093cm" svg:viewBox="0 0 453 565" draw:points="227,565 0,565 0,0 453,0 453,565">
          <text:p/>
        </draw:polygon>
        <draw:polygon draw:style-name="gr2" draw:text-style-name="P2" draw:layer="layout" svg:width="0.452cm" svg:height="0.564cm" svg:x="3.636cm" svg:y="7.11cm" svg:viewBox="0 0 453 565" draw:points="227,565 0,565 0,0 453,0 453,565">
          <text:p/>
        </draw:polygon>
        <draw:polygon draw:style-name="gr1" draw:text-style-name="P1" draw:layer="layout" svg:width="0.452cm" svg:height="0.564cm" svg:x="3.651cm" svg:y="7.128cm" svg:viewBox="0 0 453 565" draw:points="227,565 0,565 0,0 453,0 453,565">
          <text:p/>
        </draw:polygon>
        <draw:polygon draw:style-name="gr2" draw:text-style-name="P2" draw:layer="layout" svg:width="0.452cm" svg:height="0.564cm" svg:x="3.664cm" svg:y="7.146cm" svg:viewBox="0 0 453 565" draw:points="227,565 0,565 0,0 453,0 453,565">
          <text:p/>
        </draw:polygon>
        <draw:polygon draw:style-name="gr1" draw:text-style-name="P1" draw:layer="layout" svg:width="0.452cm" svg:height="0.564cm" svg:x="3.679cm" svg:y="7.163cm" svg:viewBox="0 0 453 565" draw:points="227,565 0,565 0,0 453,0 453,565">
          <text:p/>
        </draw:polygon>
        <draw:polygon draw:style-name="gr2" draw:text-style-name="P2" draw:layer="layout" svg:width="0.452cm" svg:height="0.564cm" svg:x="3.693cm" svg:y="7.181cm" svg:viewBox="0 0 453 565" draw:points="227,565 0,565 0,0 453,0 453,565">
          <text:p/>
        </draw:polygon>
        <draw:polygon draw:style-name="gr1" draw:text-style-name="P1" draw:layer="layout" svg:width="0.452cm" svg:height="0.564cm" svg:x="3.707cm" svg:y="7.199cm" svg:viewBox="0 0 453 565" draw:points="227,565 0,565 0,0 453,0 453,565">
          <text:p/>
        </draw:polygon>
        <draw:polygon draw:style-name="gr2" draw:text-style-name="P2" draw:layer="layout" svg:width="0.452cm" svg:height="0.564cm" svg:x="3.721cm" svg:y="7.216cm" svg:viewBox="0 0 453 565" draw:points="227,565 0,565 0,0 453,0 453,565">
          <text:p/>
        </draw:polygon>
        <draw:polygon draw:style-name="gr1" draw:text-style-name="P1" draw:layer="layout" svg:width="0.452cm" svg:height="0.564cm" svg:x="3.736cm" svg:y="7.234cm" svg:viewBox="0 0 453 565" draw:points="227,565 0,565 0,0 453,0 453,565">
          <text:p/>
        </draw:polygon>
        <draw:polygon draw:style-name="gr2" draw:text-style-name="P2" draw:layer="layout" svg:width="0.452cm" svg:height="0.564cm" svg:x="3.749cm" svg:y="7.251cm" svg:viewBox="0 0 453 565" draw:points="227,565 0,565 0,0 453,0 453,565">
          <text:p/>
        </draw:polygon>
        <draw:polygon draw:style-name="gr1" draw:text-style-name="P1" draw:layer="layout" svg:width="0.452cm" svg:height="0.564cm" svg:x="3.764cm" svg:y="7.269cm" svg:viewBox="0 0 453 565" draw:points="227,565 0,565 0,0 453,0 453,565">
          <text:p/>
        </draw:polygon>
        <draw:polygon draw:style-name="gr2" draw:text-style-name="P2" draw:layer="layout" svg:width="0.452cm" svg:height="0.564cm" svg:x="3.778cm" svg:y="7.287cm" svg:viewBox="0 0 453 565" draw:points="227,565 0,565 0,0 453,0 453,565">
          <text:p/>
        </draw:polygon>
        <draw:polygon draw:style-name="gr1" draw:text-style-name="P1" draw:layer="layout" svg:width="0.452cm" svg:height="0.564cm" svg:x="3.792cm" svg:y="7.304cm" svg:viewBox="0 0 453 565" draw:points="227,565 0,565 0,0 453,0 453,565">
          <text:p/>
        </draw:polygon>
        <draw:polygon draw:style-name="gr2" draw:text-style-name="P2" draw:layer="layout" svg:width="0.452cm" svg:height="0.564cm" svg:x="3.806cm" svg:y="7.322cm" svg:viewBox="0 0 453 565" draw:points="227,565 0,565 0,0 453,0 453,565">
          <text:p/>
        </draw:polygon>
        <draw:polygon draw:style-name="gr1" draw:text-style-name="P1" draw:layer="layout" svg:width="0.452cm" svg:height="0.564cm" svg:x="3.821cm" svg:y="7.34cm" svg:viewBox="0 0 453 565" draw:points="227,565 0,565 0,0 453,0 453,565">
          <text:p/>
        </draw:polygon>
        <draw:polygon draw:style-name="gr2" draw:text-style-name="P2" draw:layer="layout" svg:width="0.452cm" svg:height="0.564cm" svg:x="3.834cm" svg:y="7.357cm" svg:viewBox="0 0 453 565" draw:points="227,565 0,565 0,0 453,0 453,565">
          <text:p/>
        </draw:polygon>
        <draw:polygon draw:style-name="gr1" draw:text-style-name="P1" draw:layer="layout" svg:width="0.452cm" svg:height="0.564cm" svg:x="3.849cm" svg:y="7.375cm" svg:viewBox="0 0 453 565" draw:points="227,565 0,565 0,0 453,0 453,565">
          <text:p/>
        </draw:polygon>
        <draw:polygon draw:style-name="gr2" draw:text-style-name="P2" draw:layer="layout" svg:width="0.452cm" svg:height="0.564cm" svg:x="3.862cm" svg:y="7.393cm" svg:viewBox="0 0 453 565" draw:points="227,565 0,565 0,0 453,0 453,565">
          <text:p/>
        </draw:polygon>
        <draw:polygon draw:style-name="gr1" draw:text-style-name="P1" draw:layer="layout" svg:width="0.452cm" svg:height="0.564cm" svg:x="3.877cm" svg:y="7.41cm" svg:viewBox="0 0 453 565" draw:points="227,565 0,565 0,0 453,0 453,565">
          <text:p/>
        </draw:polygon>
        <draw:polygon draw:style-name="gr2" draw:text-style-name="P2" draw:layer="layout" svg:width="0.452cm" svg:height="0.564cm" svg:x="3.891cm" svg:y="7.428cm" svg:viewBox="0 0 453 565" draw:points="227,565 0,565 0,0 453,0 453,565">
          <text:p/>
        </draw:polygon>
        <draw:polygon draw:style-name="gr1" draw:text-style-name="P1" draw:layer="layout" svg:width="0.452cm" svg:height="0.564cm" svg:x="3.905cm" svg:y="7.446cm" svg:viewBox="0 0 453 565" draw:points="227,565 0,565 0,0 453,0 453,565">
          <text:p/>
        </draw:polygon>
        <draw:polygon draw:style-name="gr2" draw:text-style-name="P2" draw:layer="layout" svg:width="0.452cm" svg:height="0.564cm" svg:x="3.919cm" svg:y="7.463cm" svg:viewBox="0 0 453 565" draw:points="227,565 0,565 0,0 453,0 453,565">
          <text:p/>
        </draw:polygon>
        <draw:polygon draw:style-name="gr1" draw:text-style-name="P1" draw:layer="layout" svg:width="0.452cm" svg:height="0.564cm" svg:x="3.934cm" svg:y="7.481cm" svg:viewBox="0 0 453 565" draw:points="227,565 0,565 0,0 453,0 453,565">
          <text:p/>
        </draw:polygon>
        <draw:polygon draw:style-name="gr2" draw:text-style-name="P2" draw:layer="layout" svg:width="0.452cm" svg:height="0.564cm" svg:x="3.947cm" svg:y="7.498cm" svg:viewBox="0 0 453 565" draw:points="227,565 0,565 0,0 453,0 453,565">
          <text:p/>
        </draw:polygon>
        <draw:polygon draw:style-name="gr1" draw:text-style-name="P1" draw:layer="layout" svg:width="0.452cm" svg:height="0.564cm" svg:x="3.962cm" svg:y="7.516cm" svg:viewBox="0 0 453 565" draw:points="227,565 0,565 0,0 453,0 453,565">
          <text:p/>
        </draw:polygon>
        <draw:polygon draw:style-name="gr2" draw:text-style-name="P2" draw:layer="layout" svg:width="0.452cm" svg:height="0.564cm" svg:x="3.976cm" svg:y="7.534cm" svg:viewBox="0 0 453 565" draw:points="227,565 0,565 0,0 453,0 453,565">
          <text:p/>
        </draw:polygon>
        <draw:polygon draw:style-name="gr1" draw:text-style-name="P1" draw:layer="layout" svg:width="0.452cm" svg:height="0.564cm" svg:x="3.99cm" svg:y="7.551cm" svg:viewBox="0 0 453 565" draw:points="227,565 0,565 0,0 453,0 453,565">
          <text:p/>
        </draw:polygon>
        <draw:polygon draw:style-name="gr2" draw:text-style-name="P2" draw:layer="layout" svg:width="0.452cm" svg:height="0.564cm" svg:x="4.004cm" svg:y="7.569cm" svg:viewBox="0 0 453 565" draw:points="227,565 0,565 0,0 453,0 453,565">
          <text:p/>
        </draw:polygon>
        <draw:polygon draw:style-name="gr1" draw:text-style-name="P1" draw:layer="layout" svg:width="0.452cm" svg:height="0.564cm" svg:x="4.018cm" svg:y="7.587cm" svg:viewBox="0 0 453 565" draw:points="227,565 0,565 0,0 453,0 453,565">
          <text:p/>
        </draw:polygon>
        <draw:polygon draw:style-name="gr2" draw:text-style-name="P2" draw:layer="layout" svg:width="0.452cm" svg:height="0.564cm" svg:x="4.032cm" svg:y="7.604cm" svg:viewBox="0 0 453 565" draw:points="227,565 0,565 0,0 453,0 453,565">
          <text:p/>
        </draw:polygon>
        <draw:polygon draw:style-name="gr1" draw:text-style-name="P1" draw:layer="layout" svg:width="0.452cm" svg:height="0.564cm" svg:x="4.047cm" svg:y="7.622cm" svg:viewBox="0 0 453 565" draw:points="227,565 0,565 0,0 453,0 453,565">
          <text:p/>
        </draw:polygon>
        <draw:polygon draw:style-name="gr2" draw:text-style-name="P2" draw:layer="layout" svg:width="0.452cm" svg:height="0.564cm" svg:x="4.06cm" svg:y="7.64cm" svg:viewBox="0 0 453 565" draw:points="227,565 0,565 0,0 453,0 453,565">
          <text:p/>
        </draw:polygon>
        <draw:polygon draw:style-name="gr1" draw:text-style-name="P1" draw:layer="layout" svg:width="0.452cm" svg:height="0.564cm" svg:x="4.075cm" svg:y="7.657cm" svg:viewBox="0 0 453 565" draw:points="227,565 0,565 0,0 453,0 453,565">
          <text:p/>
        </draw:polygon>
        <draw:polygon draw:style-name="gr2" draw:text-style-name="P2" draw:layer="layout" svg:width="0.452cm" svg:height="0.564cm" svg:x="4.089cm" svg:y="7.675cm" svg:viewBox="0 0 453 565" draw:points="227,565 0,565 0,0 453,0 453,565">
          <text:p/>
        </draw:polygon>
        <draw:polygon draw:style-name="gr1" draw:text-style-name="P1" draw:layer="layout" svg:width="0.452cm" svg:height="0.564cm" svg:x="4.103cm" svg:y="7.692cm" svg:viewBox="0 0 453 565" draw:points="227,565 0,565 0,0 453,0 453,565">
          <text:p/>
        </draw:polygon>
        <draw:polygon draw:style-name="gr2" draw:text-style-name="P2" draw:layer="layout" svg:width="0.452cm" svg:height="0.564cm" svg:x="4.117cm" svg:y="7.71cm" svg:viewBox="0 0 453 565" draw:points="227,565 0,565 0,0 453,0 453,565">
          <text:p/>
        </draw:polygon>
        <draw:polygon draw:style-name="gr1" draw:text-style-name="P1" draw:layer="layout" svg:width="0.452cm" svg:height="0.564cm" svg:x="4.132cm" svg:y="7.728cm" svg:viewBox="0 0 453 565" draw:points="227,565 0,565 0,0 453,0 453,565">
          <text:p/>
        </draw:polygon>
        <draw:polygon draw:style-name="gr2" draw:text-style-name="P2" draw:layer="layout" svg:width="0.452cm" svg:height="0.564cm" svg:x="4.145cm" svg:y="7.745cm" svg:viewBox="0 0 453 565" draw:points="227,565 0,565 0,0 453,0 453,565">
          <text:p/>
        </draw:polygon>
        <draw:polygon draw:style-name="gr1" draw:text-style-name="P1" draw:layer="layout" svg:width="0.452cm" svg:height="0.564cm" svg:x="4.16cm" svg:y="7.763cm" svg:viewBox="0 0 453 565" draw:points="227,565 0,565 0,0 453,0 453,565">
          <text:p/>
        </draw:polygon>
        <draw:polygon draw:style-name="gr2" draw:text-style-name="P2" draw:layer="layout" svg:width="0.452cm" svg:height="0.564cm" svg:x="4.173cm" svg:y="7.781cm" svg:viewBox="0 0 453 565" draw:points="227,565 0,565 0,0 453,0 453,565">
          <text:p/>
        </draw:polygon>
        <draw:polygon draw:style-name="gr1" draw:text-style-name="P1" draw:layer="layout" svg:width="0.452cm" svg:height="0.564cm" svg:x="4.188cm" svg:y="7.798cm" svg:viewBox="0 0 453 565" draw:points="227,565 0,565 0,0 453,0 453,565">
          <text:p/>
        </draw:polygon>
        <draw:polygon draw:style-name="gr2" draw:text-style-name="P2" draw:layer="layout" svg:width="0.452cm" svg:height="0.564cm" svg:x="4.202cm" svg:y="7.816cm" svg:viewBox="0 0 453 565" draw:points="227,565 0,565 0,0 453,0 453,565">
          <text:p/>
        </draw:polygon>
        <draw:polygon draw:style-name="gr1" draw:text-style-name="P1" draw:layer="layout" svg:width="0.452cm" svg:height="0.564cm" svg:x="4.216cm" svg:y="7.834cm" svg:viewBox="0 0 453 565" draw:points="227,565 0,565 0,0 453,0 453,565">
          <text:p/>
        </draw:polygon>
        <draw:polygon draw:style-name="gr2" draw:text-style-name="P2" draw:layer="layout" svg:width="0.452cm" svg:height="0.564cm" svg:x="4.23cm" svg:y="7.851cm" svg:viewBox="0 0 453 565" draw:points="227,565 0,565 0,0 453,0 453,565">
          <text:p/>
        </draw:polygon>
        <draw:polygon draw:style-name="gr1" draw:text-style-name="P1" draw:layer="layout" svg:width="0.452cm" svg:height="0.564cm" svg:x="4.245cm" svg:y="7.869cm" svg:viewBox="0 0 453 565" draw:points="227,565 0,565 0,0 453,0 453,565">
          <text:p/>
        </draw:polygon>
        <draw:polygon draw:style-name="gr2" draw:text-style-name="P2" draw:layer="layout" svg:width="0.452cm" svg:height="0.564cm" svg:x="4.258cm" svg:y="7.886cm" svg:viewBox="0 0 453 565" draw:points="227,565 0,565 0,0 453,0 453,565">
          <text:p/>
        </draw:polygon>
        <draw:polygon draw:style-name="gr1" draw:text-style-name="P1" draw:layer="layout" svg:width="0.226cm" svg:height="0.282cm" svg:x="4.88cm" svg:y="6.352cm" svg:viewBox="0 0 227 283" draw:points="114,283 0,283 0,0 227,0 227,283">
          <text:p/>
        </draw:polygon>
        <draw:polygon draw:style-name="gr2" draw:text-style-name="P2" draw:layer="layout" svg:width="0.226cm" svg:height="0.282cm" svg:x="4.895cm" svg:y="6.37cm" svg:viewBox="0 0 227 283" draw:points="114,283 0,283 0,0 227,0 227,283">
          <text:p/>
        </draw:polygon>
        <draw:polygon draw:style-name="gr1" draw:text-style-name="P1" draw:layer="layout" svg:width="0.226cm" svg:height="0.282cm" svg:x="4.909cm" svg:y="6.387cm" svg:viewBox="0 0 227 283" draw:points="114,283 0,283 0,0 227,0 227,283">
          <text:p/>
        </draw:polygon>
        <draw:polygon draw:style-name="gr2" draw:text-style-name="P2" draw:layer="layout" svg:width="0.226cm" svg:height="0.282cm" svg:x="4.923cm" svg:y="6.405cm" svg:viewBox="0 0 227 283" draw:points="114,283 0,283 0,0 227,0 227,283">
          <text:p/>
        </draw:polygon>
        <draw:polygon draw:style-name="gr1" draw:text-style-name="P1" draw:layer="layout" svg:width="0.226cm" svg:height="0.282cm" svg:x="4.937cm" svg:y="6.422cm" svg:viewBox="0 0 227 283" draw:points="114,283 0,283 0,0 227,0 227,283">
          <text:p/>
        </draw:polygon>
        <draw:polygon draw:style-name="gr2" draw:text-style-name="P2" draw:layer="layout" svg:width="0.226cm" svg:height="0.282cm" svg:x="4.951cm" svg:y="6.44cm" svg:viewBox="0 0 227 283" draw:points="114,283 0,283 0,0 227,0 227,283">
          <text:p/>
        </draw:polygon>
        <draw:polygon draw:style-name="gr1" draw:text-style-name="P1" draw:layer="layout" svg:width="0.226cm" svg:height="0.282cm" svg:x="4.965cm" svg:y="6.458cm" svg:viewBox="0 0 227 283" draw:points="114,283 0,283 0,0 227,0 227,283">
          <text:p/>
        </draw:polygon>
        <draw:polygon draw:style-name="gr2" draw:text-style-name="P2" draw:layer="layout" svg:width="0.226cm" svg:height="0.282cm" svg:x="4.98cm" svg:y="6.475cm" svg:viewBox="0 0 227 283" draw:points="114,283 0,283 0,0 227,0 227,283">
          <text:p/>
        </draw:polygon>
        <draw:polygon draw:style-name="gr1" draw:text-style-name="P1" draw:layer="layout" svg:width="0.226cm" svg:height="0.282cm" svg:x="4.994cm" svg:y="6.493cm" svg:viewBox="0 0 227 283" draw:points="114,283 0,283 0,0 227,0 227,283">
          <text:p/>
        </draw:polygon>
        <draw:polygon draw:style-name="gr2" draw:text-style-name="P2" draw:layer="layout" svg:width="0.226cm" svg:height="0.282cm" svg:x="5.008cm" svg:y="6.511cm" svg:viewBox="0 0 227 283" draw:points="114,283 0,283 0,0 227,0 227,283">
          <text:p/>
        </draw:polygon>
        <draw:polygon draw:style-name="gr1" draw:text-style-name="P1" draw:layer="layout" svg:width="0.226cm" svg:height="0.282cm" svg:x="5.022cm" svg:y="6.528cm" svg:viewBox="0 0 227 283" draw:points="114,283 0,283 0,0 227,0 227,283">
          <text:p/>
        </draw:polygon>
        <draw:polygon draw:style-name="gr2" draw:text-style-name="P2" draw:layer="layout" svg:width="0.226cm" svg:height="0.282cm" svg:x="5.036cm" svg:y="6.546cm" svg:viewBox="0 0 227 283" draw:points="114,283 0,283 0,0 227,0 227,283">
          <text:p/>
        </draw:polygon>
        <draw:polygon draw:style-name="gr1" draw:text-style-name="P1" draw:layer="layout" svg:width="0.226cm" svg:height="0.282cm" svg:x="5.05cm" svg:y="6.564cm" svg:viewBox="0 0 227 283" draw:points="114,283 0,283 0,0 227,0 227,283">
          <text:p/>
        </draw:polygon>
        <draw:polygon draw:style-name="gr2" draw:text-style-name="P2" draw:layer="layout" svg:width="0.226cm" svg:height="0.282cm" svg:x="5.065cm" svg:y="6.581cm" svg:viewBox="0 0 227 283" draw:points="114,283 0,283 0,0 227,0 227,283">
          <text:p/>
        </draw:polygon>
        <draw:polygon draw:style-name="gr1" draw:text-style-name="P1" draw:layer="layout" svg:width="0.226cm" svg:height="0.282cm" svg:x="5.078cm" svg:y="6.599cm" svg:viewBox="0 0 227 283" draw:points="114,283 0,283 0,0 227,0 227,283">
          <text:p/>
        </draw:polygon>
        <draw:polygon draw:style-name="gr2" draw:text-style-name="P2" draw:layer="layout" svg:width="0.226cm" svg:height="0.282cm" svg:x="5.093cm" svg:y="6.616cm" svg:viewBox="0 0 227 283" draw:points="114,283 0,283 0,0 227,0 227,283">
          <text:p/>
        </draw:polygon>
        <draw:polygon draw:style-name="gr1" draw:text-style-name="P1" draw:layer="layout" svg:width="0.226cm" svg:height="0.282cm" svg:x="5.107cm" svg:y="6.634cm" svg:viewBox="0 0 227 283" draw:points="114,283 0,283 0,0 227,0 227,283">
          <text:p/>
        </draw:polygon>
        <draw:polygon draw:style-name="gr2" draw:text-style-name="P2" draw:layer="layout" svg:width="0.226cm" svg:height="0.282cm" svg:x="5.121cm" svg:y="6.652cm" svg:viewBox="0 0 227 283" draw:points="114,283 0,283 0,0 227,0 227,283">
          <text:p/>
        </draw:polygon>
        <draw:polygon draw:style-name="gr1" draw:text-style-name="P1" draw:layer="layout" svg:width="0.226cm" svg:height="0.282cm" svg:x="5.135cm" svg:y="6.669cm" svg:viewBox="0 0 227 283" draw:points="114,283 0,283 0,0 227,0 227,283">
          <text:p/>
        </draw:polygon>
        <draw:polygon draw:style-name="gr2" draw:text-style-name="P2" draw:layer="layout" svg:width="0.226cm" svg:height="0.282cm" svg:x="5.149cm" svg:y="6.687cm" svg:viewBox="0 0 227 283" draw:points="114,283 0,283 0,0 227,0 227,283">
          <text:p/>
        </draw:polygon>
        <draw:polygon draw:style-name="gr1" draw:text-style-name="P1" draw:layer="layout" svg:width="0.226cm" svg:height="0.282cm" svg:x="5.163cm" svg:y="6.705cm" svg:viewBox="0 0 227 283" draw:points="114,283 0,283 0,0 227,0 227,283">
          <text:p/>
        </draw:polygon>
        <draw:polygon draw:style-name="gr2" draw:text-style-name="P2" draw:layer="layout" svg:width="0.226cm" svg:height="0.282cm" svg:x="5.178cm" svg:y="6.722cm" svg:viewBox="0 0 227 283" draw:points="114,283 0,283 0,0 227,0 227,283">
          <text:p/>
        </draw:polygon>
        <draw:polygon draw:style-name="gr1" draw:text-style-name="P1" draw:layer="layout" svg:width="0.226cm" svg:height="0.282cm" svg:x="5.191cm" svg:y="6.74cm" svg:viewBox="0 0 227 283" draw:points="114,283 0,283 0,0 227,0 227,283">
          <text:p/>
        </draw:polygon>
        <draw:polygon draw:style-name="gr2" draw:text-style-name="P2" draw:layer="layout" svg:width="0.226cm" svg:height="0.282cm" svg:x="5.206cm" svg:y="6.758cm" svg:viewBox="0 0 227 283" draw:points="114,283 0,283 0,0 227,0 227,283">
          <text:p/>
        </draw:polygon>
        <draw:polygon draw:style-name="gr1" draw:text-style-name="P1" draw:layer="layout" svg:width="0.226cm" svg:height="0.282cm" svg:x="5.22cm" svg:y="6.775cm" svg:viewBox="0 0 227 283" draw:points="114,283 0,283 0,0 227,0 227,283">
          <text:p/>
        </draw:polygon>
        <draw:polygon draw:style-name="gr2" draw:text-style-name="P2" draw:layer="layout" svg:width="0.226cm" svg:height="0.282cm" svg:x="5.234cm" svg:y="6.793cm" svg:viewBox="0 0 227 283" draw:points="114,283 0,283 0,0 227,0 227,283">
          <text:p/>
        </draw:polygon>
        <draw:polygon draw:style-name="gr1" draw:text-style-name="P1" draw:layer="layout" svg:width="0.226cm" svg:height="0.282cm" svg:x="5.248cm" svg:y="6.811cm" svg:viewBox="0 0 227 283" draw:points="114,283 0,283 0,0 227,0 227,283">
          <text:p/>
        </draw:polygon>
        <draw:polygon draw:style-name="gr2" draw:text-style-name="P2" draw:layer="layout" svg:width="0.226cm" svg:height="0.282cm" svg:x="5.262cm" svg:y="6.828cm" svg:viewBox="0 0 227 283" draw:points="114,283 0,283 0,0 227,0 227,283">
          <text:p/>
        </draw:polygon>
        <draw:polygon draw:style-name="gr1" draw:text-style-name="P1" draw:layer="layout" svg:width="0.226cm" svg:height="0.282cm" svg:x="5.276cm" svg:y="6.846cm" svg:viewBox="0 0 227 283" draw:points="114,283 0,283 0,0 227,0 227,283">
          <text:p/>
        </draw:polygon>
        <draw:polygon draw:style-name="gr2" draw:text-style-name="P2" draw:layer="layout" svg:width="0.226cm" svg:height="0.282cm" svg:x="5.291cm" svg:y="6.863cm" svg:viewBox="0 0 227 283" draw:points="114,283 0,283 0,0 227,0 227,283">
          <text:p/>
        </draw:polygon>
        <draw:polygon draw:style-name="gr1" draw:text-style-name="P1" draw:layer="layout" svg:width="0.226cm" svg:height="0.282cm" svg:x="5.305cm" svg:y="6.881cm" svg:viewBox="0 0 227 283" draw:points="114,283 0,283 0,0 227,0 227,283">
          <text:p/>
        </draw:polygon>
        <draw:polygon draw:style-name="gr2" draw:text-style-name="P2" draw:layer="layout" svg:width="0.226cm" svg:height="0.282cm" svg:x="5.319cm" svg:y="6.899cm" svg:viewBox="0 0 227 283" draw:points="114,283 0,283 0,0 227,0 227,283">
          <text:p/>
        </draw:polygon>
        <draw:polygon draw:style-name="gr1" draw:text-style-name="P1" draw:layer="layout" svg:width="0.226cm" svg:height="0.282cm" svg:x="5.333cm" svg:y="6.916cm" svg:viewBox="0 0 227 283" draw:points="114,283 0,283 0,0 227,0 227,283">
          <text:p/>
        </draw:polygon>
        <draw:polygon draw:style-name="gr2" draw:text-style-name="P2" draw:layer="layout" svg:width="0.226cm" svg:height="0.282cm" svg:x="5.347cm" svg:y="6.934cm" svg:viewBox="0 0 227 283" draw:points="114,283 0,283 0,0 227,0 227,283">
          <text:p/>
        </draw:polygon>
        <draw:polygon draw:style-name="gr1" draw:text-style-name="P1" draw:layer="layout" svg:width="0.226cm" svg:height="0.282cm" svg:x="5.361cm" svg:y="6.952cm" svg:viewBox="0 0 227 283" draw:points="114,283 0,283 0,0 227,0 227,283">
          <text:p/>
        </draw:polygon>
        <draw:polygon draw:style-name="gr2" draw:text-style-name="P2" draw:layer="layout" svg:width="0.226cm" svg:height="0.282cm" svg:x="5.375cm" svg:y="6.969cm" svg:viewBox="0 0 227 283" draw:points="114,283 0,283 0,0 227,0 227,283">
          <text:p/>
        </draw:polygon>
        <draw:polygon draw:style-name="gr1" draw:text-style-name="P1" draw:layer="layout" svg:width="0.226cm" svg:height="0.282cm" svg:x="5.389cm" svg:y="6.987cm" svg:viewBox="0 0 227 283" draw:points="114,283 0,283 0,0 227,0 227,283">
          <text:p/>
        </draw:polygon>
        <draw:polygon draw:style-name="gr2" draw:text-style-name="P2" draw:layer="layout" svg:width="0.226cm" svg:height="0.282cm" svg:x="5.404cm" svg:y="7.005cm" svg:viewBox="0 0 227 283" draw:points="114,283 0,283 0,0 227,0 227,283">
          <text:p/>
        </draw:polygon>
        <draw:polygon draw:style-name="gr1" draw:text-style-name="P1" draw:layer="layout" svg:width="0.226cm" svg:height="0.282cm" svg:x="5.418cm" svg:y="7.022cm" svg:viewBox="0 0 227 283" draw:points="114,283 0,283 0,0 227,0 227,283">
          <text:p/>
        </draw:polygon>
        <draw:polygon draw:style-name="gr2" draw:text-style-name="P2" draw:layer="layout" svg:width="0.226cm" svg:height="0.282cm" svg:x="5.432cm" svg:y="7.04cm" svg:viewBox="0 0 227 283" draw:points="114,283 0,283 0,0 227,0 227,283">
          <text:p/>
        </draw:polygon>
        <draw:polygon draw:style-name="gr1" draw:text-style-name="P1" draw:layer="layout" svg:width="0.226cm" svg:height="0.282cm" svg:x="5.446cm" svg:y="7.057cm" svg:viewBox="0 0 227 283" draw:points="114,283 0,283 0,0 227,0 227,283">
          <text:p/>
        </draw:polygon>
        <draw:polygon draw:style-name="gr2" draw:text-style-name="P2" draw:layer="layout" svg:width="0.226cm" svg:height="0.282cm" svg:x="5.46cm" svg:y="7.075cm" svg:viewBox="0 0 227 283" draw:points="114,283 0,283 0,0 227,0 227,283">
          <text:p/>
        </draw:polygon>
        <draw:polygon draw:style-name="gr1" draw:text-style-name="P1" draw:layer="layout" svg:width="0.226cm" svg:height="0.282cm" svg:x="5.474cm" svg:y="7.093cm" svg:viewBox="0 0 227 283" draw:points="114,283 0,283 0,0 227,0 227,283">
          <text:p/>
        </draw:polygon>
        <draw:polygon draw:style-name="gr2" draw:text-style-name="P2" draw:layer="layout" svg:width="0.226cm" svg:height="0.282cm" svg:x="5.488cm" svg:y="7.11cm" svg:viewBox="0 0 227 283" draw:points="114,283 0,283 0,0 227,0 227,283">
          <text:p/>
        </draw:polygon>
        <draw:polygon draw:style-name="gr1" draw:text-style-name="P1" draw:layer="layout" svg:width="0.226cm" svg:height="0.282cm" svg:x="5.503cm" svg:y="7.128cm" svg:viewBox="0 0 227 283" draw:points="114,283 0,283 0,0 227,0 227,283">
          <text:p/>
        </draw:polygon>
        <draw:polygon draw:style-name="gr2" draw:text-style-name="P2" draw:layer="layout" svg:width="0.226cm" svg:height="0.282cm" svg:x="5.517cm" svg:y="7.146cm" svg:viewBox="0 0 227 283" draw:points="114,283 0,283 0,0 227,0 227,283">
          <text:p/>
        </draw:polygon>
        <draw:polygon draw:style-name="gr1" draw:text-style-name="P1" draw:layer="layout" svg:width="0.226cm" svg:height="0.282cm" svg:x="5.531cm" svg:y="7.163cm" svg:viewBox="0 0 227 283" draw:points="114,283 0,283 0,0 227,0 227,283">
          <text:p/>
        </draw:polygon>
        <draw:polygon draw:style-name="gr2" draw:text-style-name="P2" draw:layer="layout" svg:width="0.226cm" svg:height="0.282cm" svg:x="5.545cm" svg:y="7.181cm" svg:viewBox="0 0 227 283" draw:points="114,283 0,283 0,0 227,0 227,283">
          <text:p/>
        </draw:polygon>
        <draw:polygon draw:style-name="gr1" draw:text-style-name="P1" draw:layer="layout" svg:width="0.226cm" svg:height="0.282cm" svg:x="5.559cm" svg:y="7.199cm" svg:viewBox="0 0 227 283" draw:points="114,283 0,283 0,0 227,0 227,283">
          <text:p/>
        </draw:polygon>
        <draw:polygon draw:style-name="gr2" draw:text-style-name="P2" draw:layer="layout" svg:width="0.226cm" svg:height="0.282cm" svg:x="5.573cm" svg:y="7.216cm" svg:viewBox="0 0 227 283" draw:points="114,283 0,283 0,0 227,0 227,283">
          <text:p/>
        </draw:polygon>
        <draw:polygon draw:style-name="gr1" draw:text-style-name="P1" draw:layer="layout" svg:width="0.226cm" svg:height="0.282cm" svg:x="5.587cm" svg:y="7.234cm" svg:viewBox="0 0 227 283" draw:points="114,283 0,283 0,0 227,0 227,283">
          <text:p/>
        </draw:polygon>
        <draw:polygon draw:style-name="gr2" draw:text-style-name="P2" draw:layer="layout" svg:width="0.226cm" svg:height="0.282cm" svg:x="5.601cm" svg:y="7.251cm" svg:viewBox="0 0 227 283" draw:points="114,283 0,283 0,0 227,0 227,283">
          <text:p/>
        </draw:polygon>
        <draw:polygon draw:style-name="gr1" draw:text-style-name="P1" draw:layer="layout" svg:width="0.226cm" svg:height="0.282cm" svg:x="5.616cm" svg:y="7.269cm" svg:viewBox="0 0 227 283" draw:points="114,283 0,283 0,0 227,0 227,283">
          <text:p/>
        </draw:polygon>
        <draw:polygon draw:style-name="gr2" draw:text-style-name="P2" draw:layer="layout" svg:width="0.226cm" svg:height="0.282cm" svg:x="5.63cm" svg:y="7.287cm" svg:viewBox="0 0 227 283" draw:points="114,283 0,283 0,0 227,0 227,283">
          <text:p/>
        </draw:polygon>
        <draw:polygon draw:style-name="gr1" draw:text-style-name="P1" draw:layer="layout" svg:width="0.226cm" svg:height="0.282cm" svg:x="5.644cm" svg:y="7.304cm" svg:viewBox="0 0 227 283" draw:points="114,283 0,283 0,0 227,0 227,283">
          <text:p/>
        </draw:polygon>
        <draw:polygon draw:style-name="gr2" draw:text-style-name="P2" draw:layer="layout" svg:width="0.226cm" svg:height="0.282cm" svg:x="5.658cm" svg:y="7.322cm" svg:viewBox="0 0 227 283" draw:points="114,283 0,283 0,0 227,0 227,283">
          <text:p/>
        </draw:polygon>
        <draw:polygon draw:style-name="gr1" draw:text-style-name="P1" draw:layer="layout" svg:width="0.226cm" svg:height="0.282cm" svg:x="5.672cm" svg:y="7.34cm" svg:viewBox="0 0 227 283" draw:points="114,283 0,283 0,0 227,0 227,283">
          <text:p/>
        </draw:polygon>
        <draw:polygon draw:style-name="gr2" draw:text-style-name="P2" draw:layer="layout" svg:width="0.226cm" svg:height="0.282cm" svg:x="5.686cm" svg:y="7.357cm" svg:viewBox="0 0 227 283" draw:points="114,283 0,283 0,0 227,0 227,283">
          <text:p/>
        </draw:polygon>
        <draw:polygon draw:style-name="gr1" draw:text-style-name="P1" draw:layer="layout" svg:width="0.226cm" svg:height="0.282cm" svg:x="5.7cm" svg:y="7.375cm" svg:viewBox="0 0 227 283" draw:points="114,283 0,283 0,0 227,0 227,283">
          <text:p/>
        </draw:polygon>
        <draw:polygon draw:style-name="gr2" draw:text-style-name="P2" draw:layer="layout" svg:width="0.226cm" svg:height="0.282cm" svg:x="5.714cm" svg:y="7.393cm" svg:viewBox="0 0 227 283" draw:points="114,283 0,283 0,0 227,0 227,283">
          <text:p/>
        </draw:polygon>
        <draw:polygon draw:style-name="gr1" draw:text-style-name="P1" draw:layer="layout" svg:width="0.226cm" svg:height="0.282cm" svg:x="5.729cm" svg:y="7.41cm" svg:viewBox="0 0 227 283" draw:points="114,283 0,283 0,0 227,0 227,283">
          <text:p/>
        </draw:polygon>
        <draw:polygon draw:style-name="gr2" draw:text-style-name="P2" draw:layer="layout" svg:width="0.226cm" svg:height="0.282cm" svg:x="5.743cm" svg:y="7.428cm" svg:viewBox="0 0 227 283" draw:points="114,283 0,283 0,0 227,0 227,283">
          <text:p/>
        </draw:polygon>
        <draw:polygon draw:style-name="gr1" draw:text-style-name="P1" draw:layer="layout" svg:width="0.226cm" svg:height="0.282cm" svg:x="5.757cm" svg:y="7.446cm" svg:viewBox="0 0 227 283" draw:points="114,283 0,283 0,0 227,0 227,283">
          <text:p/>
        </draw:polygon>
        <draw:polygon draw:style-name="gr2" draw:text-style-name="P2" draw:layer="layout" svg:width="0.226cm" svg:height="0.282cm" svg:x="5.771cm" svg:y="7.463cm" svg:viewBox="0 0 227 283" draw:points="114,283 0,283 0,0 227,0 227,283">
          <text:p/>
        </draw:polygon>
        <draw:polygon draw:style-name="gr1" draw:text-style-name="P1" draw:layer="layout" svg:width="0.226cm" svg:height="0.282cm" svg:x="5.785cm" svg:y="7.481cm" svg:viewBox="0 0 227 283" draw:points="114,283 0,283 0,0 227,0 227,283">
          <text:p/>
        </draw:polygon>
        <draw:polygon draw:style-name="gr2" draw:text-style-name="P2" draw:layer="layout" svg:width="0.226cm" svg:height="0.282cm" svg:x="5.799cm" svg:y="7.498cm" svg:viewBox="0 0 227 283" draw:points="114,283 0,283 0,0 227,0 227,283">
          <text:p/>
        </draw:polygon>
        <draw:polygon draw:style-name="gr1" draw:text-style-name="P1" draw:layer="layout" svg:width="0.226cm" svg:height="0.282cm" svg:x="5.814cm" svg:y="7.516cm" svg:viewBox="0 0 227 283" draw:points="114,283 0,283 0,0 227,0 227,283">
          <text:p/>
        </draw:polygon>
        <draw:polygon draw:style-name="gr2" draw:text-style-name="P2" draw:layer="layout" svg:width="0.226cm" svg:height="0.282cm" svg:x="5.828cm" svg:y="7.534cm" svg:viewBox="0 0 227 283" draw:points="114,283 0,283 0,0 227,0 227,283">
          <text:p/>
        </draw:polygon>
        <draw:polygon draw:style-name="gr1" draw:text-style-name="P1" draw:layer="layout" svg:width="0.226cm" svg:height="0.282cm" svg:x="5.842cm" svg:y="7.551cm" svg:viewBox="0 0 227 283" draw:points="114,283 0,283 0,0 227,0 227,283">
          <text:p/>
        </draw:polygon>
        <draw:polygon draw:style-name="gr2" draw:text-style-name="P2" draw:layer="layout" svg:width="0.226cm" svg:height="0.282cm" svg:x="5.856cm" svg:y="7.569cm" svg:viewBox="0 0 227 283" draw:points="114,283 0,283 0,0 227,0 227,283">
          <text:p/>
        </draw:polygon>
        <draw:polygon draw:style-name="gr1" draw:text-style-name="P1" draw:layer="layout" svg:width="0.226cm" svg:height="0.282cm" svg:x="5.87cm" svg:y="7.587cm" svg:viewBox="0 0 227 283" draw:points="114,283 0,283 0,0 227,0 227,283">
          <text:p/>
        </draw:polygon>
        <draw:polygon draw:style-name="gr2" draw:text-style-name="P2" draw:layer="layout" svg:width="0.226cm" svg:height="0.282cm" svg:x="5.884cm" svg:y="7.604cm" svg:viewBox="0 0 227 283" draw:points="114,283 0,283 0,0 227,0 227,283">
          <text:p/>
        </draw:polygon>
        <draw:polygon draw:style-name="gr1" draw:text-style-name="P1" draw:layer="layout" svg:width="0.226cm" svg:height="0.282cm" svg:x="5.898cm" svg:y="7.622cm" svg:viewBox="0 0 227 283" draw:points="114,283 0,283 0,0 227,0 227,283">
          <text:p/>
        </draw:polygon>
        <draw:polygon draw:style-name="gr2" draw:text-style-name="P2" draw:layer="layout" svg:width="0.226cm" svg:height="0.282cm" svg:x="5.912cm" svg:y="7.64cm" svg:viewBox="0 0 227 283" draw:points="114,283 0,283 0,0 227,0 227,283">
          <text:p/>
        </draw:polygon>
        <draw:polygon draw:style-name="gr1" draw:text-style-name="P1" draw:layer="layout" svg:width="0.226cm" svg:height="0.282cm" svg:x="5.927cm" svg:y="7.657cm" svg:viewBox="0 0 227 283" draw:points="114,283 0,283 0,0 227,0 227,283">
          <text:p/>
        </draw:polygon>
        <draw:polygon draw:style-name="gr2" draw:text-style-name="P2" draw:layer="layout" svg:width="0.226cm" svg:height="0.282cm" svg:x="5.941cm" svg:y="7.675cm" svg:viewBox="0 0 227 283" draw:points="114,283 0,283 0,0 227,0 227,283">
          <text:p/>
        </draw:polygon>
        <draw:polygon draw:style-name="gr1" draw:text-style-name="P1" draw:layer="layout" svg:width="0.226cm" svg:height="0.282cm" svg:x="5.955cm" svg:y="7.692cm" svg:viewBox="0 0 227 283" draw:points="114,283 0,283 0,0 227,0 227,283">
          <text:p/>
        </draw:polygon>
        <draw:polygon draw:style-name="gr2" draw:text-style-name="P2" draw:layer="layout" svg:width="0.226cm" svg:height="0.282cm" svg:x="5.969cm" svg:y="7.71cm" svg:viewBox="0 0 227 283" draw:points="114,283 0,283 0,0 227,0 227,283">
          <text:p/>
        </draw:polygon>
        <draw:polygon draw:style-name="gr1" draw:text-style-name="P1" draw:layer="layout" svg:width="0.226cm" svg:height="0.282cm" svg:x="5.983cm" svg:y="7.728cm" svg:viewBox="0 0 227 283" draw:points="114,283 0,283 0,0 227,0 227,283">
          <text:p/>
        </draw:polygon>
        <draw:polygon draw:style-name="gr2" draw:text-style-name="P2" draw:layer="layout" svg:width="0.226cm" svg:height="0.282cm" svg:x="5.997cm" svg:y="7.745cm" svg:viewBox="0 0 227 283" draw:points="114,283 0,283 0,0 227,0 227,283">
          <text:p/>
        </draw:polygon>
        <draw:polygon draw:style-name="gr1" draw:text-style-name="P1" draw:layer="layout" svg:width="0.226cm" svg:height="0.282cm" svg:x="6.012cm" svg:y="7.763cm" svg:viewBox="0 0 227 283" draw:points="114,283 0,283 0,0 227,0 227,283">
          <text:p/>
        </draw:polygon>
        <draw:polygon draw:style-name="gr2" draw:text-style-name="P2" draw:layer="layout" svg:width="0.226cm" svg:height="0.282cm" svg:x="6.025cm" svg:y="7.781cm" svg:viewBox="0 0 227 283" draw:points="114,283 0,283 0,0 227,0 227,283">
          <text:p/>
        </draw:polygon>
        <draw:polygon draw:style-name="gr1" draw:text-style-name="P1" draw:layer="layout" svg:width="0.226cm" svg:height="0.282cm" svg:x="6.04cm" svg:y="7.798cm" svg:viewBox="0 0 227 283" draw:points="114,283 0,283 0,0 227,0 227,283">
          <text:p/>
        </draw:polygon>
        <draw:polygon draw:style-name="gr2" draw:text-style-name="P2" draw:layer="layout" svg:width="0.226cm" svg:height="0.282cm" svg:x="6.054cm" svg:y="7.816cm" svg:viewBox="0 0 227 283" draw:points="114,283 0,283 0,0 227,0 227,283">
          <text:p/>
        </draw:polygon>
        <draw:polygon draw:style-name="gr1" draw:text-style-name="P1" draw:layer="layout" svg:width="0.226cm" svg:height="0.282cm" svg:x="6.068cm" svg:y="7.834cm" svg:viewBox="0 0 227 283" draw:points="114,283 0,283 0,0 227,0 227,283">
          <text:p/>
        </draw:polygon>
        <draw:polygon draw:style-name="gr2" draw:text-style-name="P2" draw:layer="layout" svg:width="0.226cm" svg:height="0.282cm" svg:x="6.082cm" svg:y="7.851cm" svg:viewBox="0 0 227 283" draw:points="114,283 0,283 0,0 227,0 227,283">
          <text:p/>
        </draw:polygon>
        <draw:polygon draw:style-name="gr1" draw:text-style-name="P1" draw:layer="layout" svg:width="0.226cm" svg:height="0.282cm" svg:x="6.096cm" svg:y="7.869cm" svg:viewBox="0 0 227 283" draw:points="114,283 0,283 0,0 227,0 227,283">
          <text:p/>
        </draw:polygon>
        <draw:polygon draw:style-name="gr2" draw:text-style-name="P2" draw:layer="layout" svg:width="0.226cm" svg:height="0.282cm" svg:x="6.11cm" svg:y="7.886cm" svg:viewBox="0 0 227 283" draw:points="114,283 0,283 0,0 227,0 227,283">
          <text:p/>
        </draw:polygon>
        <draw:polygon draw:style-name="gr1" draw:text-style-name="P1" draw:layer="layout" svg:width="0.226cm" svg:height="0.282cm" svg:x="6.125cm" svg:y="7.904cm" svg:viewBox="0 0 227 283" draw:points="114,283 0,283 0,0 227,0 227,283">
          <text:p/>
        </draw:polygon>
        <draw:polygon draw:style-name="gr2" draw:text-style-name="P2" draw:layer="layout" svg:width="0.226cm" svg:height="0.282cm" svg:x="6.138cm" svg:y="7.922cm" svg:viewBox="0 0 227 283" draw:points="114,283 0,283 0,0 227,0 227,283">
          <text:p/>
        </draw:polygon>
        <draw:polygon draw:style-name="gr1" draw:text-style-name="P1" draw:layer="layout" svg:width="0.226cm" svg:height="0.282cm" svg:x="6.153cm" svg:y="7.939cm" svg:viewBox="0 0 227 283" draw:points="114,283 0,283 0,0 227,0 227,283">
          <text:p/>
        </draw:polygon>
        <draw:polygon draw:style-name="gr2" draw:text-style-name="P2" draw:layer="layout" svg:width="0.226cm" svg:height="0.282cm" svg:x="6.167cm" svg:y="7.957cm" svg:viewBox="0 0 227 283" draw:points="114,283 0,283 0,0 227,0 227,283">
          <text:p/>
        </draw:polygon>
        <draw:polygon draw:style-name="gr1" draw:text-style-name="P1" draw:layer="layout" svg:width="0.226cm" svg:height="0.282cm" svg:x="6.181cm" svg:y="7.975cm" svg:viewBox="0 0 227 283" draw:points="114,283 0,283 0,0 227,0 227,283">
          <text:p/>
        </draw:polygon>
        <draw:polygon draw:style-name="gr2" draw:text-style-name="P2" draw:layer="layout" svg:width="0.226cm" svg:height="0.282cm" svg:x="6.195cm" svg:y="7.992cm" svg:viewBox="0 0 227 283" draw:points="114,283 0,283 0,0 227,0 227,283">
          <text:p/>
        </draw:polygon>
        <draw:polygon draw:style-name="gr1" draw:text-style-name="P1" draw:layer="layout" svg:width="0.226cm" svg:height="0.282cm" svg:x="6.209cm" svg:y="8.01cm" svg:viewBox="0 0 227 283" draw:points="114,283 0,283 0,0 227,0 227,283">
          <text:p/>
        </draw:polygon>
        <draw:polygon draw:style-name="gr2" draw:text-style-name="P2" draw:layer="layout" svg:width="0.226cm" svg:height="0.282cm" svg:x="6.223cm" svg:y="8.028cm" svg:viewBox="0 0 227 283" draw:points="114,283 0,283 0,0 227,0 227,283">
          <text:p/>
        </draw:polygon>
        <draw:polygon draw:style-name="gr1" draw:text-style-name="P1" draw:layer="layout" svg:width="0.226cm" svg:height="0.282cm" svg:x="6.238cm" svg:y="8.045cm" svg:viewBox="0 0 227 283" draw:points="114,283 0,283 0,0 227,0 227,283">
          <text:p/>
        </draw:polygon>
        <draw:polygon draw:style-name="gr2" draw:text-style-name="P2" draw:layer="layout" svg:width="0.226cm" svg:height="0.282cm" svg:x="6.251cm" svg:y="8.063cm" svg:viewBox="0 0 227 283" draw:points="114,283 0,283 0,0 227,0 227,283">
          <text:p/>
        </draw:polygon>
        <draw:polygon draw:style-name="gr1" draw:text-style-name="P1" draw:layer="layout" svg:width="0.226cm" svg:height="0.282cm" svg:x="6.266cm" svg:y="8.081cm" svg:viewBox="0 0 227 283" draw:points="114,283 0,283 0,0 227,0 227,283">
          <text:p/>
        </draw:polygon>
        <draw:polygon draw:style-name="gr2" draw:text-style-name="P2" draw:layer="layout" svg:width="0.226cm" svg:height="0.282cm" svg:x="6.28cm" svg:y="8.098cm" svg:viewBox="0 0 227 283" draw:points="114,283 0,283 0,0 227,0 227,283">
          <text:p/>
        </draw:polygon>
        <draw:polygon draw:style-name="gr1" draw:text-style-name="P1" draw:layer="layout" svg:width="0.226cm" svg:height="0.282cm" svg:x="6.294cm" svg:y="8.116cm" svg:viewBox="0 0 227 283" draw:points="114,283 0,283 0,0 227,0 227,283">
          <text:p/>
        </draw:polygon>
        <draw:polygon draw:style-name="gr2" draw:text-style-name="P2" draw:layer="layout" svg:width="0.226cm" svg:height="0.282cm" svg:x="6.308cm" svg:y="8.133cm" svg:viewBox="0 0 227 283" draw:points="114,283 0,283 0,0 227,0 227,283">
          <text:p/>
        </draw:polygon>
        <draw:polygon draw:style-name="gr1" draw:text-style-name="P1" draw:layer="layout" svg:width="0.226cm" svg:height="0.282cm" svg:x="6.323cm" svg:y="8.151cm" svg:viewBox="0 0 227 283" draw:points="114,283 0,283 0,0 227,0 227,283">
          <text:p/>
        </draw:polygon>
        <draw:polygon draw:style-name="gr2" draw:text-style-name="P2" draw:layer="layout" svg:width="0.226cm" svg:height="0.282cm" svg:x="6.336cm" svg:y="8.169cm" svg:viewBox="0 0 227 283" draw:points="114,283 0,283 0,0 227,0 227,283">
          <text:p/>
        </draw:polygon>
        <draw:polygon draw:style-name="gr1" draw:text-style-name="P1" draw:layer="layout" svg:width="0.226cm" svg:height="0.282cm" svg:x="6.351cm" svg:y="8.186cm" svg:viewBox="0 0 227 283" draw:points="114,283 0,283 0,0 227,0 227,283">
          <text:p/>
        </draw:polygon>
        <draw:polygon draw:style-name="gr2" draw:text-style-name="P2" draw:layer="layout" svg:width="0.226cm" svg:height="0.282cm" svg:x="6.365cm" svg:y="8.204cm" svg:viewBox="0 0 227 283" draw:points="114,283 0,283 0,0 227,0 227,283">
          <text:p/>
        </draw:polygon>
        <draw:polygon draw:style-name="gr1" draw:text-style-name="P1" draw:layer="layout" svg:width="0.226cm" svg:height="0.282cm" svg:x="6.379cm" svg:y="8.222cm" svg:viewBox="0 0 227 283" draw:points="114,283 0,283 0,0 227,0 227,283">
          <text:p/>
        </draw:polygon>
        <draw:polygon draw:style-name="gr2" draw:text-style-name="P2" draw:layer="layout" svg:width="0.226cm" svg:height="0.282cm" svg:x="6.393cm" svg:y="8.239cm" svg:viewBox="0 0 227 283" draw:points="114,283 0,283 0,0 227,0 227,283">
          <text:p/>
        </draw:polygon>
        <draw:polygon draw:style-name="gr1" draw:text-style-name="P1" draw:layer="layout" svg:width="0.226cm" svg:height="0.282cm" svg:x="6.407cm" svg:y="8.257cm" svg:viewBox="0 0 227 283" draw:points="114,283 0,283 0,0 227,0 227,283">
          <text:p/>
        </draw:polygon>
        <draw:polygon draw:style-name="gr2" draw:text-style-name="P2" draw:layer="layout" svg:width="0.226cm" svg:height="0.282cm" svg:x="6.421cm" svg:y="8.275cm" svg:viewBox="0 0 227 283" draw:points="114,283 0,283 0,0 227,0 227,283">
          <text:p/>
        </draw:polygon>
        <draw:polygon draw:style-name="gr1" draw:text-style-name="P1" draw:layer="layout" svg:width="0.226cm" svg:height="0.282cm" svg:x="6.436cm" svg:y="8.292cm" svg:viewBox="0 0 227 283" draw:points="114,283 0,283 0,0 227,0 227,283">
          <text:p/>
        </draw:polygon>
        <draw:polygon draw:style-name="gr2" draw:text-style-name="P2" draw:layer="layout" svg:width="0.226cm" svg:height="0.282cm" svg:x="6.449cm" svg:y="8.31cm" svg:viewBox="0 0 227 283" draw:points="114,283 0,283 0,0 227,0 227,283">
          <text:p/>
        </draw:polygon>
        <draw:polygon draw:style-name="gr1" draw:text-style-name="P1" draw:layer="layout" svg:width="0.226cm" svg:height="0.282cm" svg:x="6.464cm" svg:y="8.327cm" svg:viewBox="0 0 227 283" draw:points="114,283 0,283 0,0 227,0 227,283">
          <text:p/>
        </draw:polygon>
        <draw:polygon draw:style-name="gr2" draw:text-style-name="P2" draw:layer="layout" svg:width="0.226cm" svg:height="0.282cm" svg:x="6.478cm" svg:y="8.345cm" svg:viewBox="0 0 227 283" draw:points="114,283 0,283 0,0 227,0 227,283">
          <text:p/>
        </draw:polygon>
        <draw:polygon draw:style-name="gr1" draw:text-style-name="P1" draw:layer="layout" svg:width="0.226cm" svg:height="0.282cm" svg:x="6.492cm" svg:y="8.363cm" svg:viewBox="0 0 227 283" draw:points="114,283 0,283 0,0 227,0 227,283">
          <text:p/>
        </draw:polygon>
        <draw:polygon draw:style-name="gr2" draw:text-style-name="P2" draw:layer="layout" svg:width="0.226cm" svg:height="0.282cm" svg:x="6.506cm" svg:y="8.38cm" svg:viewBox="0 0 227 283" draw:points="114,283 0,283 0,0 227,0 227,283">
          <text:p/>
        </draw:polygon>
        <draw:polygon draw:style-name="gr1" draw:text-style-name="P1" draw:layer="layout" svg:width="0.226cm" svg:height="0.282cm" svg:x="6.521cm" svg:y="8.398cm" svg:viewBox="0 0 227 283" draw:points="114,283 0,283 0,0 227,0 227,283">
          <text:p/>
        </draw:polygon>
        <draw:polygon draw:style-name="gr2" draw:text-style-name="P2" draw:layer="layout" svg:width="0.226cm" svg:height="0.282cm" svg:x="6.534cm" svg:y="8.416cm" svg:viewBox="0 0 227 283" draw:points="114,283 0,283 0,0 227,0 227,283">
          <text:p/>
        </draw:polygon>
        <draw:polygon draw:style-name="gr1" draw:text-style-name="P1" draw:layer="layout" svg:width="0.226cm" svg:height="0.282cm" svg:x="6.549cm" svg:y="8.433cm" svg:viewBox="0 0 227 283" draw:points="114,283 0,283 0,0 227,0 227,283">
          <text:p/>
        </draw:polygon>
        <draw:polygon draw:style-name="gr2" draw:text-style-name="P2" draw:layer="layout" svg:width="0.226cm" svg:height="0.282cm" svg:x="6.562cm" svg:y="8.451cm" svg:viewBox="0 0 227 283" draw:points="114,283 0,283 0,0 227,0 227,283">
          <text:p/>
        </draw:polygon>
        <draw:polygon draw:style-name="gr1" draw:text-style-name="P1" draw:layer="layout" svg:width="0.226cm" svg:height="0.282cm" svg:x="6.577cm" svg:y="8.469cm" svg:viewBox="0 0 227 283" draw:points="114,283 0,283 0,0 227,0 227,283">
          <text:p/>
        </draw:polygon>
        <draw:polygon draw:style-name="gr2" draw:text-style-name="P2" draw:layer="layout" svg:width="0.226cm" svg:height="0.282cm" svg:x="6.591cm" svg:y="8.486cm" svg:viewBox="0 0 227 283" draw:points="114,283 0,283 0,0 227,0 227,283">
          <text:p/>
        </draw:polygon>
        <draw:polygon draw:style-name="gr1" draw:text-style-name="P1" draw:layer="layout" svg:width="0.226cm" svg:height="0.282cm" svg:x="6.605cm" svg:y="8.504cm" svg:viewBox="0 0 227 283" draw:points="114,283 0,283 0,0 227,0 227,283">
          <text:p/>
        </draw:polygon>
        <draw:polygon draw:style-name="gr2" draw:text-style-name="P2" draw:layer="layout" svg:width="0.226cm" svg:height="0.282cm" svg:x="6.619cm" svg:y="8.521cm" svg:viewBox="0 0 227 283" draw:points="114,283 0,283 0,0 227,0 227,283">
          <text:p/>
        </draw:polygon>
        <draw:polygon draw:style-name="gr1" draw:text-style-name="P1" draw:layer="layout" svg:width="0.226cm" svg:height="0.282cm" svg:x="6.634cm" svg:y="8.539cm" svg:viewBox="0 0 227 283" draw:points="114,283 0,283 0,0 227,0 227,283">
          <text:p/>
        </draw:polygon>
        <draw:polygon draw:style-name="gr2" draw:text-style-name="P2" draw:layer="layout" svg:width="0.226cm" svg:height="0.282cm" svg:x="6.647cm" svg:y="8.557cm" svg:viewBox="0 0 227 283" draw:points="114,283 0,283 0,0 227,0 227,283">
          <text:p/>
        </draw:polygon>
        <draw:polygon draw:style-name="gr1" draw:text-style-name="P1" draw:layer="layout" svg:width="0.226cm" svg:height="0.282cm" svg:x="6.662cm" svg:y="8.574cm" svg:viewBox="0 0 227 283" draw:points="114,283 0,283 0,0 227,0 227,283">
          <text:p/>
        </draw:polygon>
        <draw:polygon draw:style-name="gr2" draw:text-style-name="P2" draw:layer="layout" svg:width="0.226cm" svg:height="0.282cm" svg:x="6.676cm" svg:y="8.592cm" svg:viewBox="0 0 227 283" draw:points="114,283 0,283 0,0 227,0 227,283">
          <text:p/>
        </draw:polygon>
        <draw:polygon draw:style-name="gr1" draw:text-style-name="P1" draw:layer="layout" svg:width="0.113cm" svg:height="0.141cm" svg:x="6.04cm" svg:y="5.294cm" svg:viewBox="0 0 114 142" draw:points="57,142 0,142 0,0 114,0 114,142">
          <text:p/>
        </draw:polygon>
        <draw:polygon draw:style-name="gr2" draw:text-style-name="P2" draw:layer="layout" svg:width="0.113cm" svg:height="0.141cm" svg:x="6.054cm" svg:y="5.311cm" svg:viewBox="0 0 114 142" draw:points="57,142 0,142 0,0 114,0 114,142">
          <text:p/>
        </draw:polygon>
        <draw:polygon draw:style-name="gr1" draw:text-style-name="P1" draw:layer="layout" svg:width="0.113cm" svg:height="0.141cm" svg:x="6.068cm" svg:y="5.329cm" svg:viewBox="0 0 114 142" draw:points="57,142 0,142 0,0 114,0 114,142">
          <text:p/>
        </draw:polygon>
        <draw:polygon draw:style-name="gr2" draw:text-style-name="P2" draw:layer="layout" svg:width="0.113cm" svg:height="0.141cm" svg:x="6.082cm" svg:y="5.346cm" svg:viewBox="0 0 114 142" draw:points="57,142 0,142 0,0 114,0 114,142">
          <text:p/>
        </draw:polygon>
        <draw:polygon draw:style-name="gr1" draw:text-style-name="P1" draw:layer="layout" svg:width="0.113cm" svg:height="0.141cm" svg:x="6.096cm" svg:y="5.364cm" svg:viewBox="0 0 114 142" draw:points="57,142 0,142 0,0 114,0 114,142">
          <text:p/>
        </draw:polygon>
        <draw:polygon draw:style-name="gr2" draw:text-style-name="P2" draw:layer="layout" svg:width="0.113cm" svg:height="0.141cm" svg:x="6.11cm" svg:y="5.382cm" svg:viewBox="0 0 114 142" draw:points="57,142 0,142 0,0 114,0 114,142">
          <text:p/>
        </draw:polygon>
        <draw:polygon draw:style-name="gr1" draw:text-style-name="P1" draw:layer="layout" svg:width="0.113cm" svg:height="0.141cm" svg:x="6.125cm" svg:y="5.399cm" svg:viewBox="0 0 114 142" draw:points="57,142 0,142 0,0 114,0 114,142">
          <text:p/>
        </draw:polygon>
        <draw:polygon draw:style-name="gr2" draw:text-style-name="P2" draw:layer="layout" svg:width="0.113cm" svg:height="0.141cm" svg:x="6.138cm" svg:y="5.417cm" svg:viewBox="0 0 114 142" draw:points="57,142 0,142 0,0 114,0 114,142">
          <text:p/>
        </draw:polygon>
        <draw:polygon draw:style-name="gr1" draw:text-style-name="P1" draw:layer="layout" svg:width="0.113cm" svg:height="0.141cm" svg:x="6.153cm" svg:y="5.435cm" svg:viewBox="0 0 114 142" draw:points="57,142 0,142 0,0 114,0 114,142">
          <text:p/>
        </draw:polygon>
        <draw:polygon draw:style-name="gr2" draw:text-style-name="P2" draw:layer="layout" svg:width="0.113cm" svg:height="0.141cm" svg:x="6.167cm" svg:y="5.452cm" svg:viewBox="0 0 114 142" draw:points="57,142 0,142 0,0 114,0 114,142">
          <text:p/>
        </draw:polygon>
        <draw:polygon draw:style-name="gr1" draw:text-style-name="P1" draw:layer="layout" svg:width="0.113cm" svg:height="0.141cm" svg:x="6.181cm" svg:y="5.47cm" svg:viewBox="0 0 114 142" draw:points="57,142 0,142 0,0 114,0 114,142">
          <text:p/>
        </draw:polygon>
        <draw:polygon draw:style-name="gr2" draw:text-style-name="P2" draw:layer="layout" svg:width="0.113cm" svg:height="0.141cm" svg:x="6.195cm" svg:y="5.488cm" svg:viewBox="0 0 114 142" draw:points="57,142 0,142 0,0 114,0 114,142">
          <text:p/>
        </draw:polygon>
        <draw:polygon draw:style-name="gr1" draw:text-style-name="P1" draw:layer="layout" svg:width="0.113cm" svg:height="0.141cm" svg:x="6.209cm" svg:y="5.505cm" svg:viewBox="0 0 114 142" draw:points="57,142 0,142 0,0 114,0 114,142">
          <text:p/>
        </draw:polygon>
        <draw:polygon draw:style-name="gr2" draw:text-style-name="P2" draw:layer="layout" svg:width="0.113cm" svg:height="0.141cm" svg:x="6.223cm" svg:y="5.523cm" svg:viewBox="0 0 114 142" draw:points="57,142 0,142 0,0 114,0 114,142">
          <text:p/>
        </draw:polygon>
        <draw:polygon draw:style-name="gr1" draw:text-style-name="P1" draw:layer="layout" svg:width="0.113cm" svg:height="0.141cm" svg:x="6.238cm" svg:y="5.541cm" svg:viewBox="0 0 114 142" draw:points="57,142 0,142 0,0 114,0 114,142">
          <text:p/>
        </draw:polygon>
        <draw:polygon draw:style-name="gr2" draw:text-style-name="P2" draw:layer="layout" svg:width="0.113cm" svg:height="0.141cm" svg:x="6.251cm" svg:y="5.558cm" svg:viewBox="0 0 114 142" draw:points="57,142 0,142 0,0 114,0 114,142">
          <text:p/>
        </draw:polygon>
        <draw:polygon draw:style-name="gr1" draw:text-style-name="P1" draw:layer="layout" svg:width="0.113cm" svg:height="0.141cm" svg:x="6.266cm" svg:y="5.576cm" svg:viewBox="0 0 114 142" draw:points="57,142 0,142 0,0 114,0 114,142">
          <text:p/>
        </draw:polygon>
        <draw:polygon draw:style-name="gr2" draw:text-style-name="P2" draw:layer="layout" svg:width="0.113cm" svg:height="0.141cm" svg:x="6.28cm" svg:y="5.593cm" svg:viewBox="0 0 114 142" draw:points="57,142 0,142 0,0 114,0 114,142">
          <text:p/>
        </draw:polygon>
        <draw:polygon draw:style-name="gr1" draw:text-style-name="P1" draw:layer="layout" svg:width="0.113cm" svg:height="0.141cm" svg:x="6.294cm" svg:y="5.611cm" svg:viewBox="0 0 114 142" draw:points="57,142 0,142 0,0 114,0 114,142">
          <text:p/>
        </draw:polygon>
        <draw:polygon draw:style-name="gr2" draw:text-style-name="P2" draw:layer="layout" svg:width="0.113cm" svg:height="0.141cm" svg:x="6.308cm" svg:y="5.629cm" svg:viewBox="0 0 114 142" draw:points="57,142 0,142 0,0 114,0 114,142">
          <text:p/>
        </draw:polygon>
        <draw:polygon draw:style-name="gr1" draw:text-style-name="P1" draw:layer="layout" svg:width="0.113cm" svg:height="0.141cm" svg:x="6.323cm" svg:y="5.646cm" svg:viewBox="0 0 114 142" draw:points="57,142 0,142 0,0 114,0 114,142">
          <text:p/>
        </draw:polygon>
        <draw:polygon draw:style-name="gr2" draw:text-style-name="P2" draw:layer="layout" svg:width="0.113cm" svg:height="0.141cm" svg:x="6.336cm" svg:y="5.664cm" svg:viewBox="0 0 114 142" draw:points="57,142 0,142 0,0 114,0 114,142">
          <text:p/>
        </draw:polygon>
        <draw:polygon draw:style-name="gr1" draw:text-style-name="P1" draw:layer="layout" svg:width="0.113cm" svg:height="0.141cm" svg:x="6.351cm" svg:y="5.682cm" svg:viewBox="0 0 114 142" draw:points="57,142 0,142 0,0 114,0 114,142">
          <text:p/>
        </draw:polygon>
        <draw:polygon draw:style-name="gr2" draw:text-style-name="P2" draw:layer="layout" svg:width="0.113cm" svg:height="0.141cm" svg:x="6.365cm" svg:y="5.699cm" svg:viewBox="0 0 114 142" draw:points="57,142 0,142 0,0 114,0 114,142">
          <text:p/>
        </draw:polygon>
        <draw:polygon draw:style-name="gr1" draw:text-style-name="P1" draw:layer="layout" svg:width="0.113cm" svg:height="0.141cm" svg:x="6.379cm" svg:y="5.717cm" svg:viewBox="0 0 114 142" draw:points="57,142 0,142 0,0 114,0 114,142">
          <text:p/>
        </draw:polygon>
        <draw:polygon draw:style-name="gr2" draw:text-style-name="P2" draw:layer="layout" svg:width="0.113cm" svg:height="0.141cm" svg:x="6.393cm" svg:y="5.735cm" svg:viewBox="0 0 114 142" draw:points="57,142 0,142 0,0 114,0 114,142">
          <text:p/>
        </draw:polygon>
        <draw:polygon draw:style-name="gr1" draw:text-style-name="P1" draw:layer="layout" svg:width="0.113cm" svg:height="0.141cm" svg:x="6.407cm" svg:y="5.752cm" svg:viewBox="0 0 114 142" draw:points="57,142 0,142 0,0 114,0 114,142">
          <text:p/>
        </draw:polygon>
        <draw:polygon draw:style-name="gr2" draw:text-style-name="P2" draw:layer="layout" svg:width="0.113cm" svg:height="0.141cm" svg:x="6.421cm" svg:y="5.77cm" svg:viewBox="0 0 114 142" draw:points="57,142 0,142 0,0 114,0 114,142">
          <text:p/>
        </draw:polygon>
        <draw:polygon draw:style-name="gr1" draw:text-style-name="P1" draw:layer="layout" svg:width="0.113cm" svg:height="0.141cm" svg:x="6.436cm" svg:y="5.787cm" svg:viewBox="0 0 114 142" draw:points="57,142 0,142 0,0 114,0 114,142">
          <text:p/>
        </draw:polygon>
        <draw:polygon draw:style-name="gr2" draw:text-style-name="P2" draw:layer="layout" svg:width="0.113cm" svg:height="0.141cm" svg:x="6.449cm" svg:y="5.805cm" svg:viewBox="0 0 114 142" draw:points="57,142 0,142 0,0 114,0 114,142">
          <text:p/>
        </draw:polygon>
        <draw:polygon draw:style-name="gr1" draw:text-style-name="P1" draw:layer="layout" svg:width="0.113cm" svg:height="0.141cm" svg:x="6.464cm" svg:y="5.823cm" svg:viewBox="0 0 114 142" draw:points="57,142 0,142 0,0 114,0 114,142">
          <text:p/>
        </draw:polygon>
        <draw:polygon draw:style-name="gr2" draw:text-style-name="P2" draw:layer="layout" svg:width="0.113cm" svg:height="0.141cm" svg:x="6.478cm" svg:y="5.84cm" svg:viewBox="0 0 114 142" draw:points="57,142 0,142 0,0 114,0 114,142">
          <text:p/>
        </draw:polygon>
        <draw:polygon draw:style-name="gr1" draw:text-style-name="P1" draw:layer="layout" svg:width="0.113cm" svg:height="0.141cm" svg:x="6.492cm" svg:y="5.858cm" svg:viewBox="0 0 114 142" draw:points="57,142 0,142 0,0 114,0 114,142">
          <text:p/>
        </draw:polygon>
        <draw:polygon draw:style-name="gr2" draw:text-style-name="P2" draw:layer="layout" svg:width="0.113cm" svg:height="0.141cm" svg:x="6.506cm" svg:y="5.876cm" svg:viewBox="0 0 114 142" draw:points="57,142 0,142 0,0 114,0 114,142">
          <text:p/>
        </draw:polygon>
        <draw:polygon draw:style-name="gr1" draw:text-style-name="P1" draw:layer="layout" svg:width="0.113cm" svg:height="0.141cm" svg:x="6.521cm" svg:y="5.893cm" svg:viewBox="0 0 114 142" draw:points="57,142 0,142 0,0 114,0 114,142">
          <text:p/>
        </draw:polygon>
        <draw:polygon draw:style-name="gr2" draw:text-style-name="P2" draw:layer="layout" svg:width="0.113cm" svg:height="0.141cm" svg:x="6.534cm" svg:y="5.911cm" svg:viewBox="0 0 114 142" draw:points="57,142 0,142 0,0 114,0 114,142">
          <text:p/>
        </draw:polygon>
        <draw:polygon draw:style-name="gr1" draw:text-style-name="P1" draw:layer="layout" svg:width="0.113cm" svg:height="0.141cm" svg:x="6.549cm" svg:y="5.929cm" svg:viewBox="0 0 114 142" draw:points="57,142 0,142 0,0 114,0 114,142">
          <text:p/>
        </draw:polygon>
        <draw:polygon draw:style-name="gr2" draw:text-style-name="P2" draw:layer="layout" svg:width="0.113cm" svg:height="0.141cm" svg:x="6.562cm" svg:y="5.946cm" svg:viewBox="0 0 114 142" draw:points="57,142 0,142 0,0 114,0 114,142">
          <text:p/>
        </draw:polygon>
        <draw:polygon draw:style-name="gr1" draw:text-style-name="P1" draw:layer="layout" svg:width="0.113cm" svg:height="0.141cm" svg:x="6.577cm" svg:y="5.964cm" svg:viewBox="0 0 114 142" draw:points="57,142 0,142 0,0 114,0 114,142">
          <text:p/>
        </draw:polygon>
        <draw:polygon draw:style-name="gr2" draw:text-style-name="P2" draw:layer="layout" svg:width="0.113cm" svg:height="0.141cm" svg:x="6.591cm" svg:y="5.981cm" svg:viewBox="0 0 114 142" draw:points="57,142 0,142 0,0 114,0 114,142">
          <text:p/>
        </draw:polygon>
        <draw:polygon draw:style-name="gr1" draw:text-style-name="P1" draw:layer="layout" svg:width="0.113cm" svg:height="0.141cm" svg:x="6.605cm" svg:y="5.999cm" svg:viewBox="0 0 114 142" draw:points="57,142 0,142 0,0 114,0 114,142">
          <text:p/>
        </draw:polygon>
        <draw:polygon draw:style-name="gr2" draw:text-style-name="P2" draw:layer="layout" svg:width="0.113cm" svg:height="0.141cm" svg:x="6.619cm" svg:y="6.017cm" svg:viewBox="0 0 114 142" draw:points="57,142 0,142 0,0 114,0 114,142">
          <text:p/>
        </draw:polygon>
        <draw:polygon draw:style-name="gr1" draw:text-style-name="P1" draw:layer="layout" svg:width="0.113cm" svg:height="0.141cm" svg:x="6.634cm" svg:y="6.034cm" svg:viewBox="0 0 114 142" draw:points="57,142 0,142 0,0 114,0 114,142">
          <text:p/>
        </draw:polygon>
        <draw:polygon draw:style-name="gr2" draw:text-style-name="P2" draw:layer="layout" svg:width="0.113cm" svg:height="0.141cm" svg:x="6.647cm" svg:y="6.052cm" svg:viewBox="0 0 114 142" draw:points="57,142 0,142 0,0 114,0 114,142">
          <text:p/>
        </draw:polygon>
        <draw:polygon draw:style-name="gr1" draw:text-style-name="P1" draw:layer="layout" svg:width="0.113cm" svg:height="0.141cm" svg:x="6.662cm" svg:y="6.07cm" svg:viewBox="0 0 114 142" draw:points="57,142 0,142 0,0 114,0 114,142">
          <text:p/>
        </draw:polygon>
        <draw:polygon draw:style-name="gr2" draw:text-style-name="P2" draw:layer="layout" svg:width="0.113cm" svg:height="0.141cm" svg:x="6.676cm" svg:y="6.087cm" svg:viewBox="0 0 114 142" draw:points="57,142 0,142 0,0 114,0 114,142">
          <text:p/>
        </draw:polygon>
        <draw:polygon draw:style-name="gr1" draw:text-style-name="P1" draw:layer="layout" svg:width="0.113cm" svg:height="0.141cm" svg:x="6.69cm" svg:y="6.105cm" svg:viewBox="0 0 114 142" draw:points="57,142 0,142 0,0 114,0 114,142">
          <text:p/>
        </draw:polygon>
        <draw:polygon draw:style-name="gr2" draw:text-style-name="P2" draw:layer="layout" svg:width="0.113cm" svg:height="0.141cm" svg:x="6.704cm" svg:y="6.123cm" svg:viewBox="0 0 114 142" draw:points="57,142 0,142 0,0 114,0 114,142">
          <text:p/>
        </draw:polygon>
        <draw:polygon draw:style-name="gr1" draw:text-style-name="P1" draw:layer="layout" svg:width="0.113cm" svg:height="0.141cm" svg:x="6.718cm" svg:y="6.14cm" svg:viewBox="0 0 114 142" draw:points="57,142 0,142 0,0 114,0 114,142">
          <text:p/>
        </draw:polygon>
        <draw:polygon draw:style-name="gr2" draw:text-style-name="P2" draw:layer="layout" svg:width="0.113cm" svg:height="0.141cm" svg:x="6.732cm" svg:y="6.158cm" svg:viewBox="0 0 114 142" draw:points="57,142 0,142 0,0 114,0 114,142">
          <text:p/>
        </draw:polygon>
        <draw:polygon draw:style-name="gr1" draw:text-style-name="P1" draw:layer="layout" svg:width="0.113cm" svg:height="0.141cm" svg:x="6.747cm" svg:y="6.176cm" svg:viewBox="0 0 114 142" draw:points="57,142 0,142 0,0 114,0 114,142">
          <text:p/>
        </draw:polygon>
        <draw:polygon draw:style-name="gr2" draw:text-style-name="P2" draw:layer="layout" svg:width="0.113cm" svg:height="0.141cm" svg:x="6.76cm" svg:y="6.193cm" svg:viewBox="0 0 114 142" draw:points="57,142 0,142 0,0 114,0 114,142">
          <text:p/>
        </draw:polygon>
        <draw:polygon draw:style-name="gr1" draw:text-style-name="P1" draw:layer="layout" svg:width="0.113cm" svg:height="0.141cm" svg:x="6.775cm" svg:y="6.211cm" svg:viewBox="0 0 114 142" draw:points="57,142 0,142 0,0 114,0 114,142">
          <text:p/>
        </draw:polygon>
        <draw:polygon draw:style-name="gr2" draw:text-style-name="P2" draw:layer="layout" svg:width="0.113cm" svg:height="0.141cm" svg:x="6.789cm" svg:y="6.228cm" svg:viewBox="0 0 114 142" draw:points="57,142 0,142 0,0 114,0 114,142">
          <text:p/>
        </draw:polygon>
        <draw:polygon draw:style-name="gr1" draw:text-style-name="P1" draw:layer="layout" svg:width="0.113cm" svg:height="0.141cm" svg:x="6.803cm" svg:y="6.246cm" svg:viewBox="0 0 114 142" draw:points="57,142 0,142 0,0 114,0 114,142">
          <text:p/>
        </draw:polygon>
        <draw:polygon draw:style-name="gr2" draw:text-style-name="P2" draw:layer="layout" svg:width="0.113cm" svg:height="0.141cm" svg:x="6.817cm" svg:y="6.264cm" svg:viewBox="0 0 114 142" draw:points="57,142 0,142 0,0 114,0 114,142">
          <text:p/>
        </draw:polygon>
        <draw:polygon draw:style-name="gr1" draw:text-style-name="P1" draw:layer="layout" svg:width="0.113cm" svg:height="0.141cm" svg:x="6.832cm" svg:y="6.281cm" svg:viewBox="0 0 114 142" draw:points="57,142 0,142 0,0 114,0 114,142">
          <text:p/>
        </draw:polygon>
        <draw:polygon draw:style-name="gr2" draw:text-style-name="P2" draw:layer="layout" svg:width="0.113cm" svg:height="0.141cm" svg:x="6.845cm" svg:y="6.299cm" svg:viewBox="0 0 114 142" draw:points="57,142 0,142 0,0 114,0 114,142">
          <text:p/>
        </draw:polygon>
        <draw:polygon draw:style-name="gr1" draw:text-style-name="P1" draw:layer="layout" svg:width="0.113cm" svg:height="0.141cm" svg:x="6.86cm" svg:y="6.317cm" svg:viewBox="0 0 114 142" draw:points="57,142 0,142 0,0 114,0 114,142">
          <text:p/>
        </draw:polygon>
        <draw:polygon draw:style-name="gr2" draw:text-style-name="P2" draw:layer="layout" svg:width="0.113cm" svg:height="0.141cm" svg:x="6.874cm" svg:y="6.334cm" svg:viewBox="0 0 114 142" draw:points="57,142 0,142 0,0 114,0 114,142">
          <text:p/>
        </draw:polygon>
        <draw:polygon draw:style-name="gr1" draw:text-style-name="P1" draw:layer="layout" svg:width="0.113cm" svg:height="0.141cm" svg:x="6.888cm" svg:y="6.352cm" svg:viewBox="0 0 114 142" draw:points="57,142 0,142 0,0 114,0 114,142">
          <text:p/>
        </draw:polygon>
        <draw:polygon draw:style-name="gr2" draw:text-style-name="P2" draw:layer="layout" svg:width="0.113cm" svg:height="0.141cm" svg:x="6.902cm" svg:y="6.37cm" svg:viewBox="0 0 114 142" draw:points="57,142 0,142 0,0 114,0 114,142">
          <text:p/>
        </draw:polygon>
        <draw:polygon draw:style-name="gr1" draw:text-style-name="P1" draw:layer="layout" svg:width="0.113cm" svg:height="0.141cm" svg:x="6.916cm" svg:y="6.387cm" svg:viewBox="0 0 114 142" draw:points="57,142 0,142 0,0 114,0 114,142">
          <text:p/>
        </draw:polygon>
        <draw:polygon draw:style-name="gr2" draw:text-style-name="P2" draw:layer="layout" svg:width="0.113cm" svg:height="0.141cm" svg:x="6.93cm" svg:y="6.405cm" svg:viewBox="0 0 114 142" draw:points="57,142 0,142 0,0 114,0 114,142">
          <text:p/>
        </draw:polygon>
        <draw:polygon draw:style-name="gr1" draw:text-style-name="P1" draw:layer="layout" svg:width="0.113cm" svg:height="0.141cm" svg:x="6.945cm" svg:y="6.422cm" svg:viewBox="0 0 114 142" draw:points="57,142 0,142 0,0 114,0 114,142">
          <text:p/>
        </draw:polygon>
        <draw:polygon draw:style-name="gr2" draw:text-style-name="P2" draw:layer="layout" svg:width="0.113cm" svg:height="0.141cm" svg:x="6.958cm" svg:y="6.44cm" svg:viewBox="0 0 114 142" draw:points="57,142 0,142 0,0 114,0 114,142">
          <text:p/>
        </draw:polygon>
        <draw:polygon draw:style-name="gr1" draw:text-style-name="P1" draw:layer="layout" svg:width="0.113cm" svg:height="0.141cm" svg:x="6.973cm" svg:y="6.458cm" svg:viewBox="0 0 114 142" draw:points="57,142 0,142 0,0 114,0 114,142">
          <text:p/>
        </draw:polygon>
        <draw:polygon draw:style-name="gr2" draw:text-style-name="P2" draw:layer="layout" svg:width="0.113cm" svg:height="0.141cm" svg:x="6.987cm" svg:y="6.475cm" svg:viewBox="0 0 114 142" draw:points="57,142 0,142 0,0 114,0 114,142">
          <text:p/>
        </draw:polygon>
        <draw:polygon draw:style-name="gr1" draw:text-style-name="P1" draw:layer="layout" svg:width="0.113cm" svg:height="0.141cm" svg:x="7.001cm" svg:y="6.493cm" svg:viewBox="0 0 114 142" draw:points="57,142 0,142 0,0 114,0 114,142">
          <text:p/>
        </draw:polygon>
        <draw:polygon draw:style-name="gr2" draw:text-style-name="P2" draw:layer="layout" svg:width="0.113cm" svg:height="0.141cm" svg:x="7.015cm" svg:y="6.511cm" svg:viewBox="0 0 114 142" draw:points="57,142 0,142 0,0 114,0 114,142">
          <text:p/>
        </draw:polygon>
        <draw:polygon draw:style-name="gr1" draw:text-style-name="P1" draw:layer="layout" svg:width="0.113cm" svg:height="0.141cm" svg:x="7.03cm" svg:y="6.528cm" svg:viewBox="0 0 114 142" draw:points="57,142 0,142 0,0 114,0 114,142">
          <text:p/>
        </draw:polygon>
        <draw:polygon draw:style-name="gr2" draw:text-style-name="P2" draw:layer="layout" svg:width="0.113cm" svg:height="0.141cm" svg:x="7.043cm" svg:y="6.546cm" svg:viewBox="0 0 114 142" draw:points="57,142 0,142 0,0 114,0 114,142">
          <text:p/>
        </draw:polygon>
        <draw:polygon draw:style-name="gr1" draw:text-style-name="P1" draw:layer="layout" svg:width="0.113cm" svg:height="0.141cm" svg:x="7.058cm" svg:y="6.564cm" svg:viewBox="0 0 114 142" draw:points="57,142 0,142 0,0 114,0 114,142">
          <text:p/>
        </draw:polygon>
        <draw:polygon draw:style-name="gr2" draw:text-style-name="P2" draw:layer="layout" svg:width="0.113cm" svg:height="0.141cm" svg:x="7.071cm" svg:y="6.581cm" svg:viewBox="0 0 114 142" draw:points="57,142 0,142 0,0 114,0 114,142">
          <text:p/>
        </draw:polygon>
        <draw:polygon draw:style-name="gr1" draw:text-style-name="P1" draw:layer="layout" svg:width="0.113cm" svg:height="0.141cm" svg:x="7.086cm" svg:y="6.599cm" svg:viewBox="0 0 114 142" draw:points="57,142 0,142 0,0 114,0 114,142">
          <text:p/>
        </draw:polygon>
        <draw:polygon draw:style-name="gr2" draw:text-style-name="P2" draw:layer="layout" svg:width="0.113cm" svg:height="0.141cm" svg:x="7.1cm" svg:y="6.616cm" svg:viewBox="0 0 114 142" draw:points="57,142 0,142 0,0 114,0 114,142">
          <text:p/>
        </draw:polygon>
        <draw:polygon draw:style-name="gr1" draw:text-style-name="P1" draw:layer="layout" svg:width="0.113cm" svg:height="0.141cm" svg:x="7.114cm" svg:y="6.634cm" svg:viewBox="0 0 114 142" draw:points="57,142 0,142 0,0 114,0 114,142">
          <text:p/>
        </draw:polygon>
        <draw:polygon draw:style-name="gr2" draw:text-style-name="P2" draw:layer="layout" svg:width="0.113cm" svg:height="0.141cm" svg:x="7.128cm" svg:y="6.652cm" svg:viewBox="0 0 114 142" draw:points="57,142 0,142 0,0 114,0 114,142">
          <text:p/>
        </draw:polygon>
        <draw:polygon draw:style-name="gr1" draw:text-style-name="P1" draw:layer="layout" svg:width="0.113cm" svg:height="0.141cm" svg:x="7.143cm" svg:y="6.669cm" svg:viewBox="0 0 114 142" draw:points="57,142 0,142 0,0 114,0 114,142">
          <text:p/>
        </draw:polygon>
        <draw:polygon draw:style-name="gr2" draw:text-style-name="P2" draw:layer="layout" svg:width="0.113cm" svg:height="0.141cm" svg:x="7.156cm" svg:y="6.687cm" svg:viewBox="0 0 114 142" draw:points="57,142 0,142 0,0 114,0 114,142">
          <text:p/>
        </draw:polygon>
        <draw:polygon draw:style-name="gr1" draw:text-style-name="P1" draw:layer="layout" svg:width="0.113cm" svg:height="0.141cm" svg:x="7.171cm" svg:y="6.705cm" svg:viewBox="0 0 114 142" draw:points="57,142 0,142 0,0 114,0 114,142">
          <text:p/>
        </draw:polygon>
        <draw:polygon draw:style-name="gr2" draw:text-style-name="P2" draw:layer="layout" svg:width="0.113cm" svg:height="0.141cm" svg:x="7.185cm" svg:y="6.722cm" svg:viewBox="0 0 114 142" draw:points="57,142 0,142 0,0 114,0 114,142">
          <text:p/>
        </draw:polygon>
        <draw:polygon draw:style-name="gr1" draw:text-style-name="P1" draw:layer="layout" svg:width="0.113cm" svg:height="0.141cm" svg:x="7.199cm" svg:y="6.74cm" svg:viewBox="0 0 114 142" draw:points="57,142 0,142 0,0 114,0 114,142">
          <text:p/>
        </draw:polygon>
        <draw:polygon draw:style-name="gr2" draw:text-style-name="P2" draw:layer="layout" svg:width="0.113cm" svg:height="0.141cm" svg:x="7.213cm" svg:y="6.758cm" svg:viewBox="0 0 114 142" draw:points="57,142 0,142 0,0 114,0 114,142">
          <text:p/>
        </draw:polygon>
        <draw:polygon draw:style-name="gr1" draw:text-style-name="P1" draw:layer="layout" svg:width="0.113cm" svg:height="0.141cm" svg:x="7.227cm" svg:y="6.775cm" svg:viewBox="0 0 114 142" draw:points="57,142 0,142 0,0 114,0 114,142">
          <text:p/>
        </draw:polygon>
        <draw:polygon draw:style-name="gr2" draw:text-style-name="P2" draw:layer="layout" svg:width="0.113cm" svg:height="0.141cm" svg:x="7.241cm" svg:y="6.793cm" svg:viewBox="0 0 114 142" draw:points="57,142 0,142 0,0 114,0 114,142">
          <text:p/>
        </draw:polygon>
        <draw:polygon draw:style-name="gr1" draw:text-style-name="P1" draw:layer="layout" svg:width="0.113cm" svg:height="0.141cm" svg:x="7.256cm" svg:y="6.811cm" svg:viewBox="0 0 114 142" draw:points="57,142 0,142 0,0 114,0 114,142">
          <text:p/>
        </draw:polygon>
        <draw:polygon draw:style-name="gr2" draw:text-style-name="P2" draw:layer="layout" svg:width="0.113cm" svg:height="0.141cm" svg:x="7.269cm" svg:y="6.828cm" svg:viewBox="0 0 114 142" draw:points="57,142 0,142 0,0 114,0 114,142">
          <text:p/>
        </draw:polygon>
        <draw:polygon draw:style-name="gr1" draw:text-style-name="P1" draw:layer="layout" svg:width="0.113cm" svg:height="0.141cm" svg:x="7.284cm" svg:y="6.846cm" svg:viewBox="0 0 114 142" draw:points="57,142 0,142 0,0 114,0 114,142">
          <text:p/>
        </draw:polygon>
        <draw:polygon draw:style-name="gr2" draw:text-style-name="P2" draw:layer="layout" svg:width="0.113cm" svg:height="0.141cm" svg:x="7.298cm" svg:y="6.863cm" svg:viewBox="0 0 114 142" draw:points="57,142 0,142 0,0 114,0 114,142">
          <text:p/>
        </draw:polygon>
        <draw:polygon draw:style-name="gr1" draw:text-style-name="P1" draw:layer="layout" svg:width="0.113cm" svg:height="0.141cm" svg:x="7.312cm" svg:y="6.881cm" svg:viewBox="0 0 114 142" draw:points="57,142 0,142 0,0 114,0 114,142">
          <text:p/>
        </draw:polygon>
        <draw:polygon draw:style-name="gr2" draw:text-style-name="P2" draw:layer="layout" svg:width="0.113cm" svg:height="0.141cm" svg:x="7.326cm" svg:y="6.899cm" svg:viewBox="0 0 114 142" draw:points="57,142 0,142 0,0 114,0 114,142">
          <text:p/>
        </draw:polygon>
        <draw:polygon draw:style-name="gr1" draw:text-style-name="P1" draw:layer="layout" svg:width="0.113cm" svg:height="0.141cm" svg:x="7.341cm" svg:y="6.916cm" svg:viewBox="0 0 114 142" draw:points="57,142 0,142 0,0 114,0 114,142">
          <text:p/>
        </draw:polygon>
        <draw:polygon draw:style-name="gr2" draw:text-style-name="P2" draw:layer="layout" svg:width="0.113cm" svg:height="0.141cm" svg:x="7.354cm" svg:y="6.934cm" svg:viewBox="0 0 114 142" draw:points="57,142 0,142 0,0 114,0 114,142">
          <text:p/>
        </draw:polygon>
        <draw:polygon draw:style-name="gr1" draw:text-style-name="P1" draw:layer="layout" svg:width="0.113cm" svg:height="0.141cm" svg:x="7.369cm" svg:y="6.952cm" svg:viewBox="0 0 114 142" draw:points="57,142 0,142 0,0 114,0 114,142">
          <text:p/>
        </draw:polygon>
        <draw:polygon draw:style-name="gr2" draw:text-style-name="P2" draw:layer="layout" svg:width="0.113cm" svg:height="0.141cm" svg:x="7.383cm" svg:y="6.969cm" svg:viewBox="0 0 114 142" draw:points="57,142 0,142 0,0 114,0 114,142">
          <text:p/>
        </draw:polygon>
        <draw:polygon draw:style-name="gr1" draw:text-style-name="P1" draw:layer="layout" svg:width="0.113cm" svg:height="0.141cm" svg:x="7.397cm" svg:y="6.987cm" svg:viewBox="0 0 114 142" draw:points="57,142 0,142 0,0 114,0 114,142">
          <text:p/>
        </draw:polygon>
        <draw:polygon draw:style-name="gr2" draw:text-style-name="P2" draw:layer="layout" svg:width="0.113cm" svg:height="0.141cm" svg:x="7.411cm" svg:y="7.005cm" svg:viewBox="0 0 114 142" draw:points="57,142 0,142 0,0 114,0 114,142">
          <text:p/>
        </draw:polygon>
        <draw:polygon draw:style-name="gr1" draw:text-style-name="P1" draw:layer="layout" svg:width="0.113cm" svg:height="0.141cm" svg:x="7.425cm" svg:y="7.022cm" svg:viewBox="0 0 114 142" draw:points="57,142 0,142 0,0 114,0 114,142">
          <text:p/>
        </draw:polygon>
        <draw:polygon draw:style-name="gr2" draw:text-style-name="P2" draw:layer="layout" svg:width="0.113cm" svg:height="0.141cm" svg:x="7.439cm" svg:y="7.04cm" svg:viewBox="0 0 114 142" draw:points="57,142 0,142 0,0 114,0 114,142">
          <text:p/>
        </draw:polygon>
        <draw:polygon draw:style-name="gr1" draw:text-style-name="P1" draw:layer="layout" svg:width="0.113cm" svg:height="0.141cm" svg:x="7.454cm" svg:y="7.057cm" svg:viewBox="0 0 114 142" draw:points="57,142 0,142 0,0 114,0 114,142">
          <text:p/>
        </draw:polygon>
        <draw:polygon draw:style-name="gr2" draw:text-style-name="P2" draw:layer="layout" svg:width="0.113cm" svg:height="0.141cm" svg:x="7.467cm" svg:y="7.075cm" svg:viewBox="0 0 114 142" draw:points="57,142 0,142 0,0 114,0 114,142">
          <text:p/>
        </draw:polygon>
        <draw:polygon draw:style-name="gr1" draw:text-style-name="P1" draw:layer="layout" svg:width="0.113cm" svg:height="0.141cm" svg:x="7.482cm" svg:y="7.093cm" svg:viewBox="0 0 114 142" draw:points="57,142 0,142 0,0 114,0 114,142">
          <text:p/>
        </draw:polygon>
        <draw:polygon draw:style-name="gr2" draw:text-style-name="P2" draw:layer="layout" svg:width="0.113cm" svg:height="0.141cm" svg:x="7.496cm" svg:y="7.11cm" svg:viewBox="0 0 114 142" draw:points="57,142 0,142 0,0 114,0 114,142">
          <text:p/>
        </draw:polygon>
        <draw:polygon draw:style-name="gr1" draw:text-style-name="P1" draw:layer="layout" svg:width="0.113cm" svg:height="0.141cm" svg:x="7.51cm" svg:y="7.128cm" svg:viewBox="0 0 114 142" draw:points="57,142 0,142 0,0 114,0 114,142">
          <text:p/>
        </draw:polygon>
        <draw:polygon draw:style-name="gr2" draw:text-style-name="P2" draw:layer="layout" svg:width="0.113cm" svg:height="0.141cm" svg:x="7.524cm" svg:y="7.146cm" svg:viewBox="0 0 114 142" draw:points="57,142 0,142 0,0 114,0 114,142">
          <text:p/>
        </draw:polygon>
        <draw:polygon draw:style-name="gr1" draw:text-style-name="P1" draw:layer="layout" svg:width="0.113cm" svg:height="0.141cm" svg:x="7.539cm" svg:y="7.163cm" svg:viewBox="0 0 114 142" draw:points="57,142 0,142 0,0 114,0 114,142">
          <text:p/>
        </draw:polygon>
        <draw:polygon draw:style-name="gr2" draw:text-style-name="P2" draw:layer="layout" svg:width="0.113cm" svg:height="0.141cm" svg:x="7.552cm" svg:y="7.181cm" svg:viewBox="0 0 114 142" draw:points="57,142 0,142 0,0 114,0 114,142">
          <text:p/>
        </draw:polygon>
        <draw:polygon draw:style-name="gr1" draw:text-style-name="P1" draw:layer="layout" svg:width="0.113cm" svg:height="0.141cm" svg:x="7.567cm" svg:y="7.199cm" svg:viewBox="0 0 114 142" draw:points="57,142 0,142 0,0 114,0 114,142">
          <text:p/>
        </draw:polygon>
        <draw:polygon draw:style-name="gr2" draw:text-style-name="P2" draw:layer="layout" svg:width="0.113cm" svg:height="0.141cm" svg:x="7.58cm" svg:y="7.216cm" svg:viewBox="0 0 114 142" draw:points="57,142 0,142 0,0 114,0 114,142">
          <text:p/>
        </draw:polygon>
        <draw:polygon draw:style-name="gr1" draw:text-style-name="P1" draw:layer="layout" svg:width="0.113cm" svg:height="0.141cm" svg:x="7.595cm" svg:y="7.234cm" svg:viewBox="0 0 114 142" draw:points="57,142 0,142 0,0 114,0 114,142">
          <text:p/>
        </draw:polygon>
        <draw:polygon draw:style-name="gr2" draw:text-style-name="P2" draw:layer="layout" svg:width="0.113cm" svg:height="0.141cm" svg:x="7.609cm" svg:y="7.251cm" svg:viewBox="0 0 114 142" draw:points="57,142 0,142 0,0 114,0 114,142">
          <text:p/>
        </draw:polygon>
        <draw:polygon draw:style-name="gr1" draw:text-style-name="P1" draw:layer="layout" svg:width="0.113cm" svg:height="0.141cm" svg:x="7.623cm" svg:y="7.269cm" svg:viewBox="0 0 114 142" draw:points="57,142 0,142 0,0 114,0 114,142">
          <text:p/>
        </draw:polygon>
        <draw:polygon draw:style-name="gr2" draw:text-style-name="P2" draw:layer="layout" svg:width="0.113cm" svg:height="0.141cm" svg:x="7.637cm" svg:y="7.287cm" svg:viewBox="0 0 114 142" draw:points="57,142 0,142 0,0 114,0 114,142">
          <text:p/>
        </draw:polygon>
        <draw:polygon draw:style-name="gr1" draw:text-style-name="P1" draw:layer="layout" svg:width="0.113cm" svg:height="0.141cm" svg:x="7.652cm" svg:y="7.304cm" svg:viewBox="0 0 114 142" draw:points="57,142 0,142 0,0 114,0 114,142">
          <text:p/>
        </draw:polygon>
        <draw:polygon draw:style-name="gr2" draw:text-style-name="P2" draw:layer="layout" svg:width="0.113cm" svg:height="0.141cm" svg:x="7.665cm" svg:y="7.322cm" svg:viewBox="0 0 114 142" draw:points="57,142 0,142 0,0 114,0 114,142">
          <text:p/>
        </draw:polygon>
        <draw:polygon draw:style-name="gr1" draw:text-style-name="P1" draw:layer="layout" svg:width="0.113cm" svg:height="0.141cm" svg:x="7.68cm" svg:y="7.34cm" svg:viewBox="0 0 114 142" draw:points="57,142 0,142 0,0 114,0 114,142">
          <text:p/>
        </draw:polygon>
        <draw:polygon draw:style-name="gr2" draw:text-style-name="P2" draw:layer="layout" svg:width="0.113cm" svg:height="0.141cm" svg:x="7.694cm" svg:y="7.357cm" svg:viewBox="0 0 114 142" draw:points="57,142 0,142 0,0 114,0 114,142">
          <text:p/>
        </draw:polygon>
        <draw:polygon draw:style-name="gr1" draw:text-style-name="P1" draw:layer="layout" svg:width="0.113cm" svg:height="0.141cm" svg:x="7.708cm" svg:y="7.375cm" svg:viewBox="0 0 114 142" draw:points="57,142 0,142 0,0 114,0 114,142">
          <text:p/>
        </draw:polygon>
        <draw:polygon draw:style-name="gr2" draw:text-style-name="P2" draw:layer="layout" svg:width="0.113cm" svg:height="0.141cm" svg:x="7.722cm" svg:y="7.393cm" svg:viewBox="0 0 114 142" draw:points="57,142 0,142 0,0 114,0 114,142">
          <text:p/>
        </draw:polygon>
        <draw:polygon draw:style-name="gr1" draw:text-style-name="P1" draw:layer="layout" svg:width="0.113cm" svg:height="0.141cm" svg:x="7.736cm" svg:y="7.41cm" svg:viewBox="0 0 114 142" draw:points="57,142 0,142 0,0 114,0 114,142">
          <text:p/>
        </draw:polygon>
        <draw:polygon draw:style-name="gr2" draw:text-style-name="P2" draw:layer="layout" svg:width="0.113cm" svg:height="0.141cm" svg:x="7.75cm" svg:y="7.428cm" svg:viewBox="0 0 114 142" draw:points="57,142 0,142 0,0 114,0 114,142">
          <text:p/>
        </draw:polygon>
        <draw:polygon draw:style-name="gr1" draw:text-style-name="P1" draw:layer="layout" svg:width="0.113cm" svg:height="0.141cm" svg:x="7.765cm" svg:y="7.446cm" svg:viewBox="0 0 114 142" draw:points="57,142 0,142 0,0 114,0 114,142">
          <text:p/>
        </draw:polygon>
        <draw:polygon draw:style-name="gr2" draw:text-style-name="P2" draw:layer="layout" svg:width="0.113cm" svg:height="0.141cm" svg:x="7.778cm" svg:y="7.463cm" svg:viewBox="0 0 114 142" draw:points="57,142 0,142 0,0 114,0 114,142">
          <text:p/>
        </draw:polygon>
        <draw:polygon draw:style-name="gr1" draw:text-style-name="P1" draw:layer="layout" svg:width="0.113cm" svg:height="0.141cm" svg:x="7.793cm" svg:y="7.481cm" svg:viewBox="0 0 114 142" draw:points="57,142 0,142 0,0 114,0 114,142">
          <text:p/>
        </draw:polygon>
        <draw:polygon draw:style-name="gr2" draw:text-style-name="P2" draw:layer="layout" svg:width="0.113cm" svg:height="0.141cm" svg:x="7.807cm" svg:y="7.498cm" svg:viewBox="0 0 114 142" draw:points="57,142 0,142 0,0 114,0 114,142">
          <text:p/>
        </draw:polygon>
        <draw:polygon draw:style-name="gr1" draw:text-style-name="P1" draw:layer="layout" svg:width="0.113cm" svg:height="0.141cm" svg:x="7.821cm" svg:y="7.516cm" svg:viewBox="0 0 114 142" draw:points="57,142 0,142 0,0 114,0 114,142">
          <text:p/>
        </draw:polygon>
        <draw:polygon draw:style-name="gr2" draw:text-style-name="P2" draw:layer="layout" svg:width="0.113cm" svg:height="0.141cm" svg:x="7.835cm" svg:y="7.534cm" svg:viewBox="0 0 114 142" draw:points="57,142 0,142 0,0 114,0 114,142">
          <text:p/>
        </draw:polygon>
        <draw:polygon draw:style-name="gr1" draw:text-style-name="P1" draw:layer="layout" svg:width="0.113cm" svg:height="0.141cm" svg:x="7.85cm" svg:y="7.551cm" svg:viewBox="0 0 114 142" draw:points="57,142 0,142 0,0 114,0 114,142">
          <text:p/>
        </draw:polygon>
        <draw:polygon draw:style-name="gr2" draw:text-style-name="P2" draw:layer="layout" svg:width="0.113cm" svg:height="0.141cm" svg:x="7.863cm" svg:y="7.569cm" svg:viewBox="0 0 114 142" draw:points="57,142 0,142 0,0 114,0 114,142">
          <text:p/>
        </draw:polygon>
        <draw:polygon draw:style-name="gr1" draw:text-style-name="P1" draw:layer="layout" svg:width="0.113cm" svg:height="0.141cm" svg:x="7.878cm" svg:y="7.587cm" svg:viewBox="0 0 114 142" draw:points="57,142 0,142 0,0 114,0 114,142">
          <text:p/>
        </draw:polygon>
        <draw:polygon draw:style-name="gr2" draw:text-style-name="P2" draw:layer="layout" svg:width="0.113cm" svg:height="0.141cm" svg:x="7.892cm" svg:y="7.604cm" svg:viewBox="0 0 114 142" draw:points="57,142 0,142 0,0 114,0 114,142">
          <text:p/>
        </draw:polygon>
        <draw:polygon draw:style-name="gr1" draw:text-style-name="P1" draw:layer="layout" svg:width="0.113cm" svg:height="0.141cm" svg:x="7.906cm" svg:y="7.622cm" svg:viewBox="0 0 114 142" draw:points="57,142 0,142 0,0 114,0 114,142">
          <text:p/>
        </draw:polygon>
        <draw:polygon draw:style-name="gr2" draw:text-style-name="P2" draw:layer="layout" svg:width="0.113cm" svg:height="0.141cm" svg:x="7.92cm" svg:y="7.64cm" svg:viewBox="0 0 114 142" draw:points="57,142 0,142 0,0 114,0 114,142">
          <text:p/>
        </draw:polygon>
        <draw:polygon draw:style-name="gr1" draw:text-style-name="P1" draw:layer="layout" svg:width="0.113cm" svg:height="0.141cm" svg:x="7.934cm" svg:y="7.657cm" svg:viewBox="0 0 114 142" draw:points="57,142 0,142 0,0 114,0 114,142">
          <text:p/>
        </draw:polygon>
        <draw:polygon draw:style-name="gr2" draw:text-style-name="P2" draw:layer="layout" svg:width="0.113cm" svg:height="0.141cm" svg:x="7.948cm" svg:y="7.675cm" svg:viewBox="0 0 114 142" draw:points="57,142 0,142 0,0 114,0 114,142">
          <text:p/>
        </draw:polygon>
        <draw:polygon draw:style-name="gr1" draw:text-style-name="P1" draw:layer="layout" svg:width="0.113cm" svg:height="0.141cm" svg:x="7.963cm" svg:y="7.692cm" svg:viewBox="0 0 114 142" draw:points="57,142 0,142 0,0 114,0 114,142">
          <text:p/>
        </draw:polygon>
        <draw:polygon draw:style-name="gr2" draw:text-style-name="P2" draw:layer="layout" svg:width="0.113cm" svg:height="0.141cm" svg:x="7.976cm" svg:y="7.71cm" svg:viewBox="0 0 114 142" draw:points="57,142 0,142 0,0 114,0 114,142">
          <text:p/>
        </draw:polygon>
        <draw:polygon draw:style-name="gr1" draw:text-style-name="P1" draw:layer="layout" svg:width="0.113cm" svg:height="0.141cm" svg:x="7.991cm" svg:y="7.728cm" svg:viewBox="0 0 114 142" draw:points="57,142 0,142 0,0 114,0 114,142">
          <text:p/>
        </draw:polygon>
        <draw:polygon draw:style-name="gr2" draw:text-style-name="P2" draw:layer="layout" svg:width="0.113cm" svg:height="0.141cm" svg:x="8.005cm" svg:y="7.745cm" svg:viewBox="0 0 114 142" draw:points="57,142 0,142 0,0 114,0 114,142">
          <text:p/>
        </draw:polygon>
        <draw:polygon draw:style-name="gr1" draw:text-style-name="P1" draw:layer="layout" svg:width="0.113cm" svg:height="0.141cm" svg:x="8.019cm" svg:y="7.763cm" svg:viewBox="0 0 114 142" draw:points="57,142 0,142 0,0 114,0 114,142">
          <text:p/>
        </draw:polygon>
        <draw:polygon draw:style-name="gr2" draw:text-style-name="P2" draw:layer="layout" svg:width="0.113cm" svg:height="0.141cm" svg:x="8.033cm" svg:y="7.781cm" svg:viewBox="0 0 114 142" draw:points="57,142 0,142 0,0 114,0 114,142">
          <text:p/>
        </draw:polygon>
        <draw:polygon draw:style-name="gr1" draw:text-style-name="P1" draw:layer="layout" svg:width="0.113cm" svg:height="0.141cm" svg:x="8.048cm" svg:y="7.798cm" svg:viewBox="0 0 114 142" draw:points="57,142 0,142 0,0 114,0 114,142">
          <text:p/>
        </draw:polygon>
        <draw:polygon draw:style-name="gr2" draw:text-style-name="P2" draw:layer="layout" svg:width="0.113cm" svg:height="0.141cm" svg:x="8.061cm" svg:y="7.816cm" svg:viewBox="0 0 114 142" draw:points="57,142 0,142 0,0 114,0 114,142">
          <text:p/>
        </draw:polygon>
        <draw:polygon draw:style-name="gr1" draw:text-style-name="P1" draw:layer="layout" svg:width="0.113cm" svg:height="0.141cm" svg:x="8.076cm" svg:y="7.834cm" svg:viewBox="0 0 114 142" draw:points="57,142 0,142 0,0 114,0 114,142">
          <text:p/>
        </draw:polygon>
        <draw:polygon draw:style-name="gr2" draw:text-style-name="P2" draw:layer="layout" svg:width="0.113cm" svg:height="0.141cm" svg:x="8.089cm" svg:y="7.851cm" svg:viewBox="0 0 114 142" draw:points="57,142 0,142 0,0 114,0 114,142">
          <text:p/>
        </draw:polygon>
        <draw:polygon draw:style-name="gr1" draw:text-style-name="P1" draw:layer="layout" svg:width="0.113cm" svg:height="0.141cm" svg:x="8.104cm" svg:y="7.869cm" svg:viewBox="0 0 114 142" draw:points="57,142 0,142 0,0 114,0 114,142">
          <text:p/>
        </draw:polygon>
        <draw:polygon draw:style-name="gr2" draw:text-style-name="P2" draw:layer="layout" svg:width="0.113cm" svg:height="0.141cm" svg:x="8.118cm" svg:y="7.886cm" svg:viewBox="0 0 114 142" draw:points="57,142 0,142 0,0 114,0 114,142">
          <text:p/>
        </draw:polygon>
        <draw:polygon draw:style-name="gr1" draw:text-style-name="P1" draw:layer="layout" svg:width="0.113cm" svg:height="0.141cm" svg:x="8.132cm" svg:y="7.904cm" svg:viewBox="0 0 114 142" draw:points="57,142 0,142 0,0 114,0 114,142">
          <text:p/>
        </draw:polygon>
        <draw:polygon draw:style-name="gr2" draw:text-style-name="P2" draw:layer="layout" svg:width="0.113cm" svg:height="0.141cm" svg:x="8.146cm" svg:y="7.922cm" svg:viewBox="0 0 114 142" draw:points="57,142 0,142 0,0 114,0 114,142">
          <text:p/>
        </draw:polygon>
        <draw:polygon draw:style-name="gr1" draw:text-style-name="P1" draw:layer="layout" svg:width="0.113cm" svg:height="0.141cm" svg:x="8.161cm" svg:y="7.939cm" svg:viewBox="0 0 114 142" draw:points="57,142 0,142 0,0 114,0 114,142">
          <text:p/>
        </draw:polygon>
        <draw:polygon draw:style-name="gr2" draw:text-style-name="P2" draw:layer="layout" svg:width="0.113cm" svg:height="0.141cm" svg:x="8.174cm" svg:y="7.957cm" svg:viewBox="0 0 114 142" draw:points="57,142 0,142 0,0 114,0 114,142">
          <text:p/>
        </draw:polygon>
        <draw:polygon draw:style-name="gr1" draw:text-style-name="P1" draw:layer="layout" svg:width="0.113cm" svg:height="0.141cm" svg:x="8.189cm" svg:y="7.975cm" svg:viewBox="0 0 114 142" draw:points="57,142 0,142 0,0 114,0 114,142">
          <text:p/>
        </draw:polygon>
        <draw:polygon draw:style-name="gr2" draw:text-style-name="P2" draw:layer="layout" svg:width="0.113cm" svg:height="0.141cm" svg:x="8.203cm" svg:y="7.992cm" svg:viewBox="0 0 114 142" draw:points="57,142 0,142 0,0 114,0 114,142">
          <text:p/>
        </draw:polygon>
        <draw:polygon draw:style-name="gr1" draw:text-style-name="P1" draw:layer="layout" svg:width="0.113cm" svg:height="0.141cm" svg:x="8.217cm" svg:y="8.01cm" svg:viewBox="0 0 114 142" draw:points="57,142 0,142 0,0 114,0 114,142">
          <text:p/>
        </draw:polygon>
        <draw:polygon draw:style-name="gr2" draw:text-style-name="P2" draw:layer="layout" svg:width="0.113cm" svg:height="0.141cm" svg:x="8.231cm" svg:y="8.028cm" svg:viewBox="0 0 114 142" draw:points="57,142 0,142 0,0 114,0 114,142">
          <text:p/>
        </draw:polygon>
        <draw:polygon draw:style-name="gr1" draw:text-style-name="P1" draw:layer="layout" svg:width="0.113cm" svg:height="0.141cm" svg:x="8.245cm" svg:y="8.045cm" svg:viewBox="0 0 114 142" draw:points="57,142 0,142 0,0 114,0 114,142">
          <text:p/>
        </draw:polygon>
        <draw:polygon draw:style-name="gr2" draw:text-style-name="P2" draw:layer="layout" svg:width="0.113cm" svg:height="0.141cm" svg:x="8.259cm" svg:y="8.063cm" svg:viewBox="0 0 114 142" draw:points="57,142 0,142 0,0 114,0 114,142">
          <text:p/>
        </draw:polygon>
        <draw:polygon draw:style-name="gr1" draw:text-style-name="P1" draw:layer="layout" svg:width="0.113cm" svg:height="0.141cm" svg:x="8.274cm" svg:y="8.081cm" svg:viewBox="0 0 114 142" draw:points="57,142 0,142 0,0 114,0 114,142">
          <text:p/>
        </draw:polygon>
        <draw:polygon draw:style-name="gr2" draw:text-style-name="P2" draw:layer="layout" svg:width="0.113cm" svg:height="0.141cm" svg:x="8.287cm" svg:y="8.098cm" svg:viewBox="0 0 114 142" draw:points="57,142 0,142 0,0 114,0 114,142">
          <text:p/>
        </draw:polygon>
        <draw:polygon draw:style-name="gr1" draw:text-style-name="P1" draw:layer="layout" svg:width="0.113cm" svg:height="0.141cm" svg:x="8.302cm" svg:y="8.116cm" svg:viewBox="0 0 114 142" draw:points="57,142 0,142 0,0 114,0 114,142">
          <text:p/>
        </draw:polygon>
        <draw:polygon draw:style-name="gr2" draw:text-style-name="P2" draw:layer="layout" svg:width="0.113cm" svg:height="0.141cm" svg:x="8.316cm" svg:y="8.133cm" svg:viewBox="0 0 114 142" draw:points="57,142 0,142 0,0 114,0 114,142">
          <text:p/>
        </draw:polygon>
        <draw:polygon draw:style-name="gr1" draw:text-style-name="P1" draw:layer="layout" svg:width="0.113cm" svg:height="0.141cm" svg:x="8.33cm" svg:y="8.151cm" svg:viewBox="0 0 114 142" draw:points="57,142 0,142 0,0 114,0 114,142">
          <text:p/>
        </draw:polygon>
        <draw:polygon draw:style-name="gr2" draw:text-style-name="P2" draw:layer="layout" svg:width="0.113cm" svg:height="0.141cm" svg:x="8.344cm" svg:y="8.169cm" svg:viewBox="0 0 114 142" draw:points="57,142 0,142 0,0 114,0 114,142">
          <text:p/>
        </draw:polygon>
        <draw:polygon draw:style-name="gr1" draw:text-style-name="P1" draw:layer="layout" svg:width="0.113cm" svg:height="0.141cm" svg:x="8.359cm" svg:y="8.186cm" svg:viewBox="0 0 114 142" draw:points="57,142 0,142 0,0 114,0 114,142">
          <text:p/>
        </draw:polygon>
        <draw:polygon draw:style-name="gr2" draw:text-style-name="P2" draw:layer="layout" svg:width="0.113cm" svg:height="0.141cm" svg:x="8.372cm" svg:y="8.204cm" svg:viewBox="0 0 114 142" draw:points="57,142 0,142 0,0 114,0 114,142">
          <text:p/>
        </draw:polygon>
        <draw:polygon draw:style-name="gr1" draw:text-style-name="P1" draw:layer="layout" svg:width="0.113cm" svg:height="0.141cm" svg:x="8.387cm" svg:y="8.222cm" svg:viewBox="0 0 114 142" draw:points="57,142 0,142 0,0 114,0 114,142">
          <text:p/>
        </draw:polygon>
        <draw:polygon draw:style-name="gr2" draw:text-style-name="P2" draw:layer="layout" svg:width="0.113cm" svg:height="0.141cm" svg:x="8.401cm" svg:y="8.239cm" svg:viewBox="0 0 114 142" draw:points="57,142 0,142 0,0 114,0 114,142">
          <text:p/>
        </draw:polygon>
        <draw:polygon draw:style-name="gr1" draw:text-style-name="P1" draw:layer="layout" svg:width="0.113cm" svg:height="0.141cm" svg:x="8.415cm" svg:y="8.257cm" svg:viewBox="0 0 114 142" draw:points="57,142 0,142 0,0 114,0 114,142">
          <text:p/>
        </draw:polygon>
        <draw:polygon draw:style-name="gr2" draw:text-style-name="P2" draw:layer="layout" svg:width="0.113cm" svg:height="0.141cm" svg:x="8.429cm" svg:y="8.275cm" svg:viewBox="0 0 114 142" draw:points="57,142 0,142 0,0 114,0 114,142">
          <text:p/>
        </draw:polygon>
        <draw:polygon draw:style-name="gr1" draw:text-style-name="P1" draw:layer="layout" svg:width="0.113cm" svg:height="0.141cm" svg:x="8.443cm" svg:y="8.292cm" svg:viewBox="0 0 114 142" draw:points="57,142 0,142 0,0 114,0 114,142">
          <text:p/>
        </draw:polygon>
        <draw:polygon draw:style-name="gr2" draw:text-style-name="P2" draw:layer="layout" svg:width="0.113cm" svg:height="0.141cm" svg:x="8.457cm" svg:y="8.31cm" svg:viewBox="0 0 114 142" draw:points="57,142 0,142 0,0 114,0 114,142">
          <text:p/>
        </draw:polygon>
        <draw:polygon draw:style-name="gr1" draw:text-style-name="P1" draw:layer="layout" svg:width="0.113cm" svg:height="0.141cm" svg:x="8.472cm" svg:y="8.327cm" svg:viewBox="0 0 114 142" draw:points="57,142 0,142 0,0 114,0 114,142">
          <text:p/>
        </draw:polygon>
        <draw:polygon draw:style-name="gr2" draw:text-style-name="P2" draw:layer="layout" svg:width="0.113cm" svg:height="0.141cm" svg:x="8.485cm" svg:y="8.345cm" svg:viewBox="0 0 114 142" draw:points="57,142 0,142 0,0 114,0 114,142">
          <text:p/>
        </draw:polygon>
        <draw:polygon draw:style-name="gr1" draw:text-style-name="P1" draw:layer="layout" svg:width="0.113cm" svg:height="0.141cm" svg:x="8.5cm" svg:y="8.363cm" svg:viewBox="0 0 114 142" draw:points="57,142 0,142 0,0 114,0 114,142">
          <text:p/>
        </draw:polygon>
        <draw:polygon draw:style-name="gr2" draw:text-style-name="P2" draw:layer="layout" svg:width="0.113cm" svg:height="0.141cm" svg:x="8.514cm" svg:y="8.38cm" svg:viewBox="0 0 114 142" draw:points="57,142 0,142 0,0 114,0 114,142">
          <text:p/>
        </draw:polygon>
        <draw:polygon draw:style-name="gr1" draw:text-style-name="P1" draw:layer="layout" svg:width="0.113cm" svg:height="0.141cm" svg:x="8.528cm" svg:y="8.398cm" svg:viewBox="0 0 114 142" draw:points="57,142 0,142 0,0 114,0 114,142">
          <text:p/>
        </draw:polygon>
        <draw:polygon draw:style-name="gr2" draw:text-style-name="P2" draw:layer="layout" svg:width="0.113cm" svg:height="0.141cm" svg:x="8.542cm" svg:y="8.416cm" svg:viewBox="0 0 114 142" draw:points="57,142 0,142 0,0 114,0 114,142">
          <text:p/>
        </draw:polygon>
        <draw:polygon draw:style-name="gr1" draw:text-style-name="P1" draw:layer="layout" svg:width="0.113cm" svg:height="0.141cm" svg:x="8.557cm" svg:y="8.433cm" svg:viewBox="0 0 114 142" draw:points="57,142 0,142 0,0 114,0 114,142">
          <text:p/>
        </draw:polygon>
        <draw:polygon draw:style-name="gr2" draw:text-style-name="P2" draw:layer="layout" svg:width="0.113cm" svg:height="0.141cm" svg:x="8.57cm" svg:y="8.451cm" svg:viewBox="0 0 114 142" draw:points="57,142 0,142 0,0 114,0 114,142">
          <text:p/>
        </draw:polygon>
        <draw:polygon draw:style-name="gr1" draw:text-style-name="P1" draw:layer="layout" svg:width="0.113cm" svg:height="0.141cm" svg:x="8.585cm" svg:y="8.469cm" svg:viewBox="0 0 114 142" draw:points="57,142 0,142 0,0 114,0 114,142">
          <text:p/>
        </draw:polygon>
        <draw:polygon draw:style-name="gr2" draw:text-style-name="P2" draw:layer="layout" svg:width="0.113cm" svg:height="0.141cm" svg:x="8.598cm" svg:y="8.486cm" svg:viewBox="0 0 114 142" draw:points="57,142 0,142 0,0 114,0 114,142">
          <text:p/>
        </draw:polygon>
        <draw:polygon draw:style-name="gr1" draw:text-style-name="P1" draw:layer="layout" svg:width="0.113cm" svg:height="0.141cm" svg:x="8.613cm" svg:y="8.504cm" svg:viewBox="0 0 114 142" draw:points="57,142 0,142 0,0 114,0 114,142">
          <text:p/>
        </draw:polygon>
        <draw:polygon draw:style-name="gr2" draw:text-style-name="P2" draw:layer="layout" svg:width="0.113cm" svg:height="0.141cm" svg:x="8.627cm" svg:y="8.521cm" svg:viewBox="0 0 114 142" draw:points="57,142 0,142 0,0 114,0 114,142">
          <text:p/>
        </draw:polygon>
        <draw:polygon draw:style-name="gr1" draw:text-style-name="P1" draw:layer="layout" svg:width="0.113cm" svg:height="0.141cm" svg:x="8.641cm" svg:y="8.539cm" svg:viewBox="0 0 114 142" draw:points="57,142 0,142 0,0 114,0 114,142">
          <text:p/>
        </draw:polygon>
        <draw:polygon draw:style-name="gr2" draw:text-style-name="P2" draw:layer="layout" svg:width="0.113cm" svg:height="0.141cm" svg:x="8.655cm" svg:y="8.557cm" svg:viewBox="0 0 114 142" draw:points="57,142 0,142 0,0 114,0 114,142">
          <text:p/>
        </draw:polygon>
        <draw:polygon draw:style-name="gr1" draw:text-style-name="P1" draw:layer="layout" svg:width="0.113cm" svg:height="0.141cm" svg:x="8.67cm" svg:y="8.574cm" svg:viewBox="0 0 114 142" draw:points="57,142 0,142 0,0 114,0 114,142">
          <text:p/>
        </draw:polygon>
        <draw:polygon draw:style-name="gr2" draw:text-style-name="P2" draw:layer="layout" svg:width="0.113cm" svg:height="0.141cm" svg:x="8.683cm" svg:y="8.592cm" svg:viewBox="0 0 114 142" draw:points="57,142 0,142 0,0 114,0 114,142">
          <text:p/>
        </draw:polygon>
        <draw:polygon draw:style-name="gr1" draw:text-style-name="P1" draw:layer="layout" svg:width="0.113cm" svg:height="0.141cm" svg:x="8.698cm" svg:y="8.61cm" svg:viewBox="0 0 114 142" draw:points="57,142 0,142 0,0 114,0 114,142">
          <text:p/>
        </draw:polygon>
        <draw:polygon draw:style-name="gr2" draw:text-style-name="P2" draw:layer="layout" svg:width="0.113cm" svg:height="0.141cm" svg:x="8.712cm" svg:y="8.627cm" svg:viewBox="0 0 114 142" draw:points="57,142 0,142 0,0 114,0 114,142">
          <text:p/>
        </draw:polygon>
        <draw:polygon draw:style-name="gr1" draw:text-style-name="P1" draw:layer="layout" svg:width="0.113cm" svg:height="0.141cm" svg:x="8.726cm" svg:y="8.645cm" svg:viewBox="0 0 114 142" draw:points="57,142 0,142 0,0 114,0 114,142">
          <text:p/>
        </draw:polygon>
        <draw:polygon draw:style-name="gr2" draw:text-style-name="P2" draw:layer="layout" svg:width="0.113cm" svg:height="0.141cm" svg:x="8.74cm" svg:y="8.663cm" svg:viewBox="0 0 114 142" draw:points="57,142 0,142 0,0 114,0 114,142">
          <text:p/>
        </draw:polygon>
        <draw:polygon draw:style-name="gr1" draw:text-style-name="P1" draw:layer="layout" svg:width="0.113cm" svg:height="0.141cm" svg:x="8.754cm" svg:y="8.68cm" svg:viewBox="0 0 114 142" draw:points="57,142 0,142 0,0 114,0 114,142">
          <text:p/>
        </draw:polygon>
        <draw:polygon draw:style-name="gr2" draw:text-style-name="P2" draw:layer="layout" svg:width="0.113cm" svg:height="0.141cm" svg:x="8.768cm" svg:y="8.698cm" svg:viewBox="0 0 114 142" draw:points="57,142 0,142 0,0 114,0 114,142">
          <text:p/>
        </draw:polygon>
        <draw:polygon draw:style-name="gr1" draw:text-style-name="P1" draw:layer="layout" svg:width="0.113cm" svg:height="0.141cm" svg:x="8.783cm" svg:y="8.716cm" svg:viewBox="0 0 114 142" draw:points="57,142 0,142 0,0 114,0 114,142">
          <text:p/>
        </draw:polygon>
        <draw:polygon draw:style-name="gr2" draw:text-style-name="P2" draw:layer="layout" svg:width="0.113cm" svg:height="0.141cm" svg:x="8.796cm" svg:y="8.733cm" svg:viewBox="0 0 114 142" draw:points="57,142 0,142 0,0 114,0 114,142">
          <text:p/>
        </draw:polygon>
        <draw:polygon draw:style-name="gr1" draw:text-style-name="P1" draw:layer="layout" svg:width="0.113cm" svg:height="0.141cm" svg:x="8.811cm" svg:y="8.751cm" svg:viewBox="0 0 114 142" draw:points="57,142 0,142 0,0 114,0 114,142">
          <text:p/>
        </draw:polygon>
        <draw:polygon draw:style-name="gr2" draw:text-style-name="P2" draw:layer="layout" svg:width="0.113cm" svg:height="0.141cm" svg:x="8.825cm" svg:y="8.768cm" svg:viewBox="0 0 114 142" draw:points="57,142 0,142 0,0 114,0 114,142">
          <text:p/>
        </draw:polygon>
        <draw:polygon draw:style-name="gr1" draw:text-style-name="P1" draw:layer="layout" svg:width="0.113cm" svg:height="0.141cm" svg:x="8.839cm" svg:y="8.786cm" svg:viewBox="0 0 114 142" draw:points="57,142 0,142 0,0 114,0 114,142">
          <text:p/>
        </draw:polygon>
        <draw:polygon draw:style-name="gr2" draw:text-style-name="P2" draw:layer="layout" svg:width="0.113cm" svg:height="0.141cm" svg:x="8.853cm" svg:y="8.804cm" svg:viewBox="0 0 114 142" draw:points="57,142 0,142 0,0 114,0 114,142">
          <text:p/>
        </draw:polygon>
        <draw:polygon draw:style-name="gr1" draw:text-style-name="P1" draw:layer="layout" svg:width="0.113cm" svg:height="0.141cm" svg:x="8.867cm" svg:y="8.821cm" svg:viewBox="0 0 114 142" draw:points="57,142 0,142 0,0 114,0 114,142">
          <text:p/>
        </draw:polygon>
        <draw:polygon draw:style-name="gr2" draw:text-style-name="P2" draw:layer="layout" svg:width="0.113cm" svg:height="0.141cm" svg:x="8.881cm" svg:y="8.839cm" svg:viewBox="0 0 114 142" draw:points="57,142 0,142 0,0 114,0 114,142">
          <text:p/>
        </draw:polygon>
        <draw:polygon draw:style-name="gr1" draw:text-style-name="P1" draw:layer="layout" svg:width="0.113cm" svg:height="0.141cm" svg:x="8.896cm" svg:y="8.857cm" svg:viewBox="0 0 114 142" draw:points="57,142 0,142 0,0 114,0 114,142">
          <text:p/>
        </draw:polygon>
        <draw:polygon draw:style-name="gr2" draw:text-style-name="P2" draw:layer="layout" svg:width="0.113cm" svg:height="0.141cm" svg:x="8.91cm" svg:y="8.874cm" svg:viewBox="0 0 114 142" draw:points="57,142 0,142 0,0 114,0 114,142">
          <text:p/>
        </draw:polygon>
        <draw:polygon draw:style-name="gr1" draw:text-style-name="P1" draw:layer="layout" svg:width="0.113cm" svg:height="0.141cm" svg:x="8.924cm" svg:y="8.892cm" svg:viewBox="0 0 114 142" draw:points="57,142 0,142 0,0 114,0 114,142">
          <text:p/>
        </draw:polygon>
        <draw:polygon draw:style-name="gr2" draw:text-style-name="P2" draw:layer="layout" svg:width="0.113cm" svg:height="0.141cm" svg:x="8.938cm" svg:y="8.91cm" svg:viewBox="0 0 114 142" draw:points="57,142 0,142 0,0 114,0 114,142">
          <text:p/>
        </draw:polygon>
        <draw:polygon draw:style-name="gr1" draw:text-style-name="P1" draw:layer="layout" svg:width="0.113cm" svg:height="0.141cm" svg:x="8.952cm" svg:y="8.927cm" svg:viewBox="0 0 114 142" draw:points="57,142 0,142 0,0 114,0 114,142">
          <text:p/>
        </draw:polygon>
        <draw:polygon draw:style-name="gr2" draw:text-style-name="P2" draw:layer="layout" svg:width="0.113cm" svg:height="0.141cm" svg:x="8.966cm" svg:y="8.945cm" svg:viewBox="0 0 114 142" draw:points="57,142 0,142 0,0 114,0 114,142">
          <text:p/>
        </draw:polygon>
        <draw:polygon draw:style-name="gr1" draw:text-style-name="P1" draw:layer="layout" svg:width="0.113cm" svg:height="0.141cm" svg:x="8.98cm" svg:y="8.962cm" svg:viewBox="0 0 114 142" draw:points="57,142 0,142 0,0 114,0 114,142">
          <text:p/>
        </draw:polygon>
        <draw:polygon draw:style-name="gr2" draw:text-style-name="P2" draw:layer="layout" svg:width="0.113cm" svg:height="0.141cm" svg:x="8.994cm" svg:y="8.98cm" svg:viewBox="0 0 114 142" draw:points="57,142 0,142 0,0 114,0 114,142">
          <text:p/>
        </draw:polygon>
        <draw:polygon draw:style-name="gr1" draw:text-style-name="P1" draw:layer="layout" svg:width="0.113cm" svg:height="0.141cm" svg:x="9.009cm" svg:y="8.998cm" svg:viewBox="0 0 114 142" draw:points="57,142 0,142 0,0 114,0 114,142">
          <text:p/>
        </draw:polygon>
        <draw:polygon draw:style-name="gr2" draw:text-style-name="P2" draw:layer="layout" svg:width="0.113cm" svg:height="0.141cm" svg:x="9.023cm" svg:y="9.015cm" svg:viewBox="0 0 114 142" draw:points="57,142 0,142 0,0 114,0 114,142">
          <text:p/>
        </draw:polygon>
        <draw:polygon draw:style-name="gr1" draw:text-style-name="P1" draw:layer="layout" svg:width="0.113cm" svg:height="0.141cm" svg:x="9.037cm" svg:y="9.033cm" svg:viewBox="0 0 114 142" draw:points="57,142 0,142 0,0 114,0 114,142">
          <text:p/>
        </draw:polygon>
        <draw:polygon draw:style-name="gr2" draw:text-style-name="P2" draw:layer="layout" svg:width="0.113cm" svg:height="0.141cm" svg:x="9.051cm" svg:y="9.051cm" svg:viewBox="0 0 114 142" draw:points="57,142 0,142 0,0 114,0 114,142">
          <text:p/>
        </draw:polygon>
        <draw:polygon draw:style-name="gr1" draw:text-style-name="P1" draw:layer="layout" svg:width="0.113cm" svg:height="0.141cm" svg:x="9.065cm" svg:y="9.068cm" svg:viewBox="0 0 114 142" draw:points="57,142 0,142 0,0 114,0 114,142">
          <text:p/>
        </draw:polygon>
        <draw:polygon draw:style-name="gr2" draw:text-style-name="P2" draw:layer="layout" svg:width="0.113cm" svg:height="0.141cm" svg:x="9.079cm" svg:y="9.086cm" svg:viewBox="0 0 114 142" draw:points="57,142 0,142 0,0 114,0 114,142">
          <text:p/>
        </draw:polygon>
        <draw:polygon draw:style-name="gr1" draw:text-style-name="P1" draw:layer="layout" svg:width="0.113cm" svg:height="0.141cm" svg:x="9.093cm" svg:y="9.104cm" svg:viewBox="0 0 114 142" draw:points="57,142 0,142 0,0 114,0 114,142">
          <text:p/>
        </draw:polygon>
        <draw:polygon draw:style-name="gr2" draw:text-style-name="P2" draw:layer="layout" svg:width="0.113cm" svg:height="0.141cm" svg:x="9.107cm" svg:y="9.121cm" svg:viewBox="0 0 114 142" draw:points="57,142 0,142 0,0 114,0 114,142">
          <text:p/>
        </draw:polygon>
        <draw:polygon draw:style-name="gr1" draw:text-style-name="P1" draw:layer="layout" svg:width="0.113cm" svg:height="0.141cm" svg:x="9.122cm" svg:y="9.139cm" svg:viewBox="0 0 114 142" draw:points="57,142 0,142 0,0 114,0 114,142">
          <text:p/>
        </draw:polygon>
        <draw:polygon draw:style-name="gr2" draw:text-style-name="P2" draw:layer="layout" svg:width="0.113cm" svg:height="0.141cm" svg:x="9.136cm" svg:y="9.156cm" svg:viewBox="0 0 114 142" draw:points="57,142 0,142 0,0 114,0 114,142">
          <text:p/>
        </draw:polygon>
        <draw:polygon draw:style-name="gr1" draw:text-style-name="P1" draw:layer="layout" svg:width="0.113cm" svg:height="0.141cm" svg:x="9.15cm" svg:y="9.174cm" svg:viewBox="0 0 114 142" draw:points="57,142 0,142 0,0 114,0 114,142">
          <text:p/>
        </draw:polygon>
        <draw:polygon draw:style-name="gr2" draw:text-style-name="P2" draw:layer="layout" svg:width="0.113cm" svg:height="0.141cm" svg:x="9.164cm" svg:y="9.192cm" svg:viewBox="0 0 114 142" draw:points="57,142 0,142 0,0 114,0 114,142">
          <text:p/>
        </draw:polygon>
        <draw:polygon draw:style-name="gr1" draw:text-style-name="P1" draw:layer="layout" svg:width="0.113cm" svg:height="0.141cm" svg:x="9.178cm" svg:y="9.209cm" svg:viewBox="0 0 114 142" draw:points="57,142 0,142 0,0 114,0 114,142">
          <text:p/>
        </draw:polygon>
        <draw:polygon draw:style-name="gr2" draw:text-style-name="P2" draw:layer="layout" svg:width="0.113cm" svg:height="0.141cm" svg:x="9.192cm" svg:y="9.227cm" svg:viewBox="0 0 114 142" draw:points="57,142 0,142 0,0 114,0 114,142">
          <text:p/>
        </draw:polygon>
        <draw:polygon draw:style-name="gr1" draw:text-style-name="P1" draw:layer="layout" svg:width="0.113cm" svg:height="0.141cm" svg:x="9.207cm" svg:y="9.245cm" svg:viewBox="0 0 114 142" draw:points="57,142 0,142 0,0 114,0 114,142">
          <text:p/>
        </draw:polygon>
        <draw:polygon draw:style-name="gr2" draw:text-style-name="P2" draw:layer="layout" svg:width="0.113cm" svg:height="0.141cm" svg:x="9.221cm" svg:y="9.262cm" svg:viewBox="0 0 114 142" draw:points="57,142 0,142 0,0 114,0 114,142">
          <text:p/>
        </draw:polygon>
        <draw:polygon draw:style-name="gr1" draw:text-style-name="P1" draw:layer="layout" svg:width="0.113cm" svg:height="0.141cm" svg:x="9.235cm" svg:y="9.28cm" svg:viewBox="0 0 114 142" draw:points="57,142 0,142 0,0 114,0 114,142">
          <text:p/>
        </draw:polygon>
        <draw:polygon draw:style-name="gr2" draw:text-style-name="P2" draw:layer="layout" svg:width="0.113cm" svg:height="0.141cm" svg:x="9.249cm" svg:y="9.298cm" svg:viewBox="0 0 114 142" draw:points="57,142 0,142 0,0 114,0 114,142">
          <text:p/>
        </draw:polygon>
        <draw:polygon draw:style-name="gr1" draw:text-style-name="P1" draw:layer="layout" svg:width="0.113cm" svg:height="0.141cm" svg:x="9.263cm" svg:y="9.315cm" svg:viewBox="0 0 114 142" draw:points="57,142 0,142 0,0 114,0 114,142">
          <text:p/>
        </draw:polygon>
        <draw:polygon draw:style-name="gr2" draw:text-style-name="P2" draw:layer="layout" svg:width="0.113cm" svg:height="0.141cm" svg:x="9.277cm" svg:y="9.333cm" svg:viewBox="0 0 114 142" draw:points="57,142 0,142 0,0 114,0 114,142">
          <text:p/>
        </draw:polygon>
        <draw:polygon draw:style-name="gr1" draw:text-style-name="P1" draw:layer="layout" svg:width="0.113cm" svg:height="0.141cm" svg:x="9.291cm" svg:y="9.351cm" svg:viewBox="0 0 114 142" draw:points="57,142 0,142 0,0 114,0 114,142">
          <text:p/>
        </draw:polygon>
        <draw:polygon draw:style-name="gr2" draw:text-style-name="P2" draw:layer="layout" svg:width="0.113cm" svg:height="0.141cm" svg:x="9.305cm" svg:y="9.368cm" svg:viewBox="0 0 114 142" draw:points="57,142 0,142 0,0 114,0 114,142">
          <text:p/>
        </draw:polygon>
        <draw:polygon draw:style-name="gr1" draw:text-style-name="P1" draw:layer="layout" svg:width="0.113cm" svg:height="0.141cm" svg:x="9.32cm" svg:y="9.386cm" svg:viewBox="0 0 114 142" draw:points="57,142 0,142 0,0 114,0 114,142">
          <text:p/>
        </draw:polygon>
        <draw:polygon draw:style-name="gr2" draw:text-style-name="P2" draw:layer="layout" svg:width="0.113cm" svg:height="0.141cm" svg:x="9.334cm" svg:y="9.403cm" svg:viewBox="0 0 114 142" draw:points="57,142 0,142 0,0 114,0 114,142">
          <text:p/>
        </draw:polygon>
        <draw:polygon draw:style-name="gr1" draw:text-style-name="P1" draw:layer="layout" svg:width="0.113cm" svg:height="0.141cm" svg:x="9.348cm" svg:y="9.421cm" svg:viewBox="0 0 114 142" draw:points="57,142 0,142 0,0 114,0 114,142">
          <text:p/>
        </draw:polygon>
        <draw:polygon draw:style-name="gr2" draw:text-style-name="P2" draw:layer="layout" svg:width="0.113cm" svg:height="0.141cm" svg:x="9.362cm" svg:y="9.439cm" svg:viewBox="0 0 114 142" draw:points="57,142 0,142 0,0 114,0 114,142">
          <text:p/>
        </draw:polygon>
        <draw:polygon draw:style-name="gr1" draw:text-style-name="P1" draw:layer="layout" svg:width="0.113cm" svg:height="0.141cm" svg:x="9.376cm" svg:y="9.456cm" svg:viewBox="0 0 114 142" draw:points="57,142 0,142 0,0 114,0 114,142">
          <text:p/>
        </draw:polygon>
        <draw:polygon draw:style-name="gr2" draw:text-style-name="P2" draw:layer="layout" svg:width="0.113cm" svg:height="0.141cm" svg:x="9.39cm" svg:y="9.474cm" svg:viewBox="0 0 114 142" draw:points="57,142 0,142 0,0 114,0 114,142">
          <text:p/>
        </draw:polygon>
        <draw:polygon draw:style-name="gr1" draw:text-style-name="P1" draw:layer="layout" svg:width="0.113cm" svg:height="0.141cm" svg:x="9.404cm" svg:y="9.492cm" svg:viewBox="0 0 114 142" draw:points="57,142 0,142 0,0 114,0 114,142">
          <text:p/>
        </draw:polygon>
        <draw:polygon draw:style-name="gr2" draw:text-style-name="P2" draw:layer="layout" svg:width="0.113cm" svg:height="0.141cm" svg:x="9.419cm" svg:y="9.509cm" svg:viewBox="0 0 114 142" draw:points="57,142 0,142 0,0 114,0 114,142">
          <text:p/>
        </draw:polygon>
        <draw:polygon draw:style-name="gr1" draw:text-style-name="P1" draw:layer="layout" svg:width="0.113cm" svg:height="0.141cm" svg:x="9.433cm" svg:y="9.527cm" svg:viewBox="0 0 114 142" draw:points="57,142 0,142 0,0 114,0 114,142">
          <text:p/>
        </draw:polygon>
        <draw:polygon draw:style-name="gr2" draw:text-style-name="P2" draw:layer="layout" svg:width="0.113cm" svg:height="0.141cm" svg:x="9.447cm" svg:y="9.545cm" svg:viewBox="0 0 114 142" draw:points="57,142 0,142 0,0 114,0 114,142">
          <text:p/>
        </draw:polygon>
        <draw:polygon draw:style-name="gr1" draw:text-style-name="P1" draw:layer="layout" svg:width="0.113cm" svg:height="0.141cm" svg:x="9.461cm" svg:y="9.562cm" svg:viewBox="0 0 114 142" draw:points="57,142 0,142 0,0 114,0 114,142">
          <text:p/>
        </draw:polygon>
        <draw:polygon draw:style-name="gr2" draw:text-style-name="P2" draw:layer="layout" svg:width="0.113cm" svg:height="0.141cm" svg:x="9.475cm" svg:y="9.58cm" svg:viewBox="0 0 114 142" draw:points="57,142 0,142 0,0 114,0 114,142">
          <text:p/>
        </draw:polygon>
        <draw:polygon draw:style-name="gr1" draw:text-style-name="P1" draw:layer="layout" svg:width="0.113cm" svg:height="0.141cm" svg:x="9.489cm" svg:y="9.597cm" svg:viewBox="0 0 114 142" draw:points="57,142 0,142 0,0 114,0 114,142">
          <text:p/>
        </draw:polygon>
        <draw:polygon draw:style-name="gr2" draw:text-style-name="P2" draw:layer="layout" svg:width="0.113cm" svg:height="0.141cm" svg:x="9.503cm" svg:y="9.615cm" svg:viewBox="0 0 114 142" draw:points="57,142 0,142 0,0 114,0 114,142">
          <text:p/>
        </draw:polygon>
        <draw:polygon draw:style-name="gr1" draw:text-style-name="P1" draw:layer="layout" svg:width="0.113cm" svg:height="0.141cm" svg:x="9.517cm" svg:y="9.633cm" svg:viewBox="0 0 114 142" draw:points="57,142 0,142 0,0 114,0 114,142">
          <text:p/>
        </draw:polygon>
        <draw:polygon draw:style-name="gr2" draw:text-style-name="P2" draw:layer="layout" svg:width="0.113cm" svg:height="0.141cm" svg:x="9.532cm" svg:y="9.65cm" svg:viewBox="0 0 114 142" draw:points="57,142 0,142 0,0 114,0 114,142">
          <text:p/>
        </draw:polygon>
        <draw:polygon draw:style-name="gr1" draw:text-style-name="P1" draw:layer="layout" svg:width="0.113cm" svg:height="0.141cm" svg:x="9.546cm" svg:y="9.668cm" svg:viewBox="0 0 114 142" draw:points="57,142 0,142 0,0 114,0 114,142">
          <text:p/>
        </draw:polygon>
        <draw:polygon draw:style-name="gr2" draw:text-style-name="P2" draw:layer="layout" svg:width="0.113cm" svg:height="0.141cm" svg:x="9.56cm" svg:y="9.686cm" svg:viewBox="0 0 114 142" draw:points="57,142 0,142 0,0 114,0 114,142">
          <text:p/>
        </draw:polygon>
        <draw:polygon draw:style-name="gr1" draw:text-style-name="P1" draw:layer="layout" svg:width="0.113cm" svg:height="0.141cm" svg:x="9.574cm" svg:y="9.703cm" svg:viewBox="0 0 114 142" draw:points="57,142 0,142 0,0 114,0 114,142">
          <text:p/>
        </draw:polygon>
        <draw:polygon draw:style-name="gr2" draw:text-style-name="P2" draw:layer="layout" svg:width="0.113cm" svg:height="0.141cm" svg:x="9.588cm" svg:y="9.721cm" svg:viewBox="0 0 114 142" draw:points="57,142 0,142 0,0 114,0 114,142">
          <text:p/>
        </draw:polygon>
        <draw:polygon draw:style-name="gr1" draw:text-style-name="P1" draw:layer="layout" svg:width="0.113cm" svg:height="0.141cm" svg:x="9.602cm" svg:y="9.739cm" svg:viewBox="0 0 114 142" draw:points="57,142 0,142 0,0 114,0 114,142">
          <text:p/>
        </draw:polygon>
        <draw:polygon draw:style-name="gr2" draw:text-style-name="P2" draw:layer="layout" svg:width="0.113cm" svg:height="0.141cm" svg:x="9.616cm" svg:y="9.756cm" svg:viewBox="0 0 114 142" draw:points="57,142 0,142 0,0 114,0 114,142">
          <text:p/>
        </draw:polygon>
        <draw:polygon draw:style-name="gr1" draw:text-style-name="P1" draw:layer="layout" svg:width="0.113cm" svg:height="0.141cm" svg:x="9.63cm" svg:y="9.774cm" svg:viewBox="0 0 114 142" draw:points="57,142 0,142 0,0 114,0 114,142">
          <text:p/>
        </draw:polygon>
        <draw:polygon draw:style-name="gr2" draw:text-style-name="P2" draw:layer="layout" svg:width="0.113cm" svg:height="0.141cm" svg:x="9.645cm" svg:y="9.791cm" svg:viewBox="0 0 114 142" draw:points="57,142 0,142 0,0 114,0 114,142">
          <text:p/>
        </draw:polygon>
        <draw:polygon draw:style-name="gr1" draw:text-style-name="P1" draw:layer="layout" svg:width="0.057cm" svg:height="0.071cm" svg:x="8.344cm" svg:y="3.071cm" svg:viewBox="0 0 58 72" draw:points="29,72 0,72 0,0 58,0 58,72">
          <text:p/>
        </draw:polygon>
        <draw:polygon draw:style-name="gr2" draw:text-style-name="P2" draw:layer="layout" svg:width="0.057cm" svg:height="0.071cm" svg:x="8.359cm" svg:y="3.089cm" svg:viewBox="0 0 58 72" draw:points="29,72 0,72 0,0 58,0 58,72">
          <text:p/>
        </draw:polygon>
        <draw:polygon draw:style-name="gr1" draw:text-style-name="P1" draw:layer="layout" svg:width="0.057cm" svg:height="0.071cm" svg:x="8.372cm" svg:y="3.106cm" svg:viewBox="0 0 58 72" draw:points="29,72 0,72 0,0 58,0 58,72">
          <text:p/>
        </draw:polygon>
        <draw:polygon draw:style-name="gr2" draw:text-style-name="P2" draw:layer="layout" svg:width="0.057cm" svg:height="0.071cm" svg:x="8.387cm" svg:y="3.124cm" svg:viewBox="0 0 58 72" draw:points="29,72 0,72 0,0 58,0 58,72">
          <text:p/>
        </draw:polygon>
        <draw:polygon draw:style-name="gr1" draw:text-style-name="P1" draw:layer="layout" svg:width="0.057cm" svg:height="0.071cm" svg:x="8.401cm" svg:y="3.142cm" svg:viewBox="0 0 58 72" draw:points="29,72 0,72 0,0 58,0 58,72">
          <text:p/>
        </draw:polygon>
        <draw:polygon draw:style-name="gr2" draw:text-style-name="P2" draw:layer="layout" svg:width="0.057cm" svg:height="0.071cm" svg:x="8.415cm" svg:y="3.159cm" svg:viewBox="0 0 58 72" draw:points="29,72 0,72 0,0 58,0 58,72">
          <text:p/>
        </draw:polygon>
        <draw:polygon draw:style-name="gr1" draw:text-style-name="P1" draw:layer="layout" svg:width="0.057cm" svg:height="0.071cm" svg:x="8.429cm" svg:y="3.177cm" svg:viewBox="0 0 58 72" draw:points="29,72 0,72 0,0 58,0 58,72">
          <text:p/>
        </draw:polygon>
        <draw:polygon draw:style-name="gr2" draw:text-style-name="P2" draw:layer="layout" svg:width="0.057cm" svg:height="0.071cm" svg:x="8.443cm" svg:y="3.195cm" svg:viewBox="0 0 58 72" draw:points="29,72 0,72 0,0 58,0 58,72">
          <text:p/>
        </draw:polygon>
        <draw:polygon draw:style-name="gr1" draw:text-style-name="P1" draw:layer="layout" svg:width="0.057cm" svg:height="0.071cm" svg:x="8.457cm" svg:y="3.212cm" svg:viewBox="0 0 58 72" draw:points="29,72 0,72 0,0 58,0 58,72">
          <text:p/>
        </draw:polygon>
        <draw:polygon draw:style-name="gr2" draw:text-style-name="P2" draw:layer="layout" svg:width="0.057cm" svg:height="0.071cm" svg:x="8.472cm" svg:y="3.23cm" svg:viewBox="0 0 58 72" draw:points="29,72 0,72 0,0 58,0 58,72">
          <text:p/>
        </draw:polygon>
        <draw:polygon draw:style-name="gr1" draw:text-style-name="P1" draw:layer="layout" svg:width="0.057cm" svg:height="0.071cm" svg:x="8.485cm" svg:y="3.247cm" svg:viewBox="0 0 58 72" draw:points="29,72 0,72 0,0 58,0 58,72">
          <text:p/>
        </draw:polygon>
        <draw:polygon draw:style-name="gr2" draw:text-style-name="P2" draw:layer="layout" svg:width="0.057cm" svg:height="0.071cm" svg:x="8.5cm" svg:y="3.265cm" svg:viewBox="0 0 58 72" draw:points="29,72 0,72 0,0 58,0 58,72">
          <text:p/>
        </draw:polygon>
        <draw:polygon draw:style-name="gr1" draw:text-style-name="P1" draw:layer="layout" svg:width="0.057cm" svg:height="0.071cm" svg:x="8.514cm" svg:y="3.283cm" svg:viewBox="0 0 58 72" draw:points="29,72 0,72 0,0 58,0 58,72">
          <text:p/>
        </draw:polygon>
        <draw:polygon draw:style-name="gr2" draw:text-style-name="P2" draw:layer="layout" svg:width="0.057cm" svg:height="0.071cm" svg:x="8.528cm" svg:y="3.3cm" svg:viewBox="0 0 58 72" draw:points="29,72 0,72 0,0 58,0 58,72">
          <text:p/>
        </draw:polygon>
        <draw:polygon draw:style-name="gr1" draw:text-style-name="P1" draw:layer="layout" svg:width="0.057cm" svg:height="0.071cm" svg:x="8.542cm" svg:y="3.318cm" svg:viewBox="0 0 58 72" draw:points="29,72 0,72 0,0 58,0 58,72">
          <text:p/>
        </draw:polygon>
        <draw:polygon draw:style-name="gr2" draw:text-style-name="P2" draw:layer="layout" svg:width="0.057cm" svg:height="0.071cm" svg:x="8.557cm" svg:y="3.336cm" svg:viewBox="0 0 58 72" draw:points="29,72 0,72 0,0 58,0 58,72">
          <text:p/>
        </draw:polygon>
        <draw:polygon draw:style-name="gr1" draw:text-style-name="P1" draw:layer="layout" svg:width="0.057cm" svg:height="0.071cm" svg:x="8.57cm" svg:y="3.353cm" svg:viewBox="0 0 58 72" draw:points="29,72 0,72 0,0 58,0 58,72">
          <text:p/>
        </draw:polygon>
        <draw:polygon draw:style-name="gr2" draw:text-style-name="P2" draw:layer="layout" svg:width="0.057cm" svg:height="0.071cm" svg:x="8.585cm" svg:y="3.371cm" svg:viewBox="0 0 58 72" draw:points="29,72 0,72 0,0 58,0 58,72">
          <text:p/>
        </draw:polygon>
        <draw:polygon draw:style-name="gr1" draw:text-style-name="P1" draw:layer="layout" svg:width="0.057cm" svg:height="0.071cm" svg:x="8.598cm" svg:y="3.389cm" svg:viewBox="0 0 58 72" draw:points="29,72 0,72 0,0 58,0 58,72">
          <text:p/>
        </draw:polygon>
        <draw:polygon draw:style-name="gr2" draw:text-style-name="P2" draw:layer="layout" svg:width="0.057cm" svg:height="0.071cm" svg:x="8.613cm" svg:y="3.406cm" svg:viewBox="0 0 58 72" draw:points="29,72 0,72 0,0 58,0 58,72">
          <text:p/>
        </draw:polygon>
        <draw:polygon draw:style-name="gr1" draw:text-style-name="P1" draw:layer="layout" svg:width="0.057cm" svg:height="0.071cm" svg:x="8.627cm" svg:y="3.424cm" svg:viewBox="0 0 58 72" draw:points="29,72 0,72 0,0 58,0 58,72">
          <text:p/>
        </draw:polygon>
        <draw:polygon draw:style-name="gr2" draw:text-style-name="P2" draw:layer="layout" svg:width="0.057cm" svg:height="0.071cm" svg:x="8.641cm" svg:y="3.441cm" svg:viewBox="0 0 58 72" draw:points="29,72 0,72 0,0 58,0 58,72">
          <text:p/>
        </draw:polygon>
        <draw:polygon draw:style-name="gr1" draw:text-style-name="P1" draw:layer="layout" svg:width="0.057cm" svg:height="0.071cm" svg:x="8.655cm" svg:y="3.459cm" svg:viewBox="0 0 58 72" draw:points="29,72 0,72 0,0 58,0 58,72">
          <text:p/>
        </draw:polygon>
        <draw:polygon draw:style-name="gr2" draw:text-style-name="P2" draw:layer="layout" svg:width="0.057cm" svg:height="0.071cm" svg:x="8.67cm" svg:y="3.477cm" svg:viewBox="0 0 58 72" draw:points="29,72 0,72 0,0 58,0 58,72">
          <text:p/>
        </draw:polygon>
        <draw:polygon draw:style-name="gr1" draw:text-style-name="P1" draw:layer="layout" svg:width="0.057cm" svg:height="0.071cm" svg:x="8.683cm" svg:y="3.494cm" svg:viewBox="0 0 58 72" draw:points="29,72 0,72 0,0 58,0 58,72">
          <text:p/>
        </draw:polygon>
        <draw:polygon draw:style-name="gr2" draw:text-style-name="P2" draw:layer="layout" svg:width="0.057cm" svg:height="0.071cm" svg:x="8.698cm" svg:y="3.512cm" svg:viewBox="0 0 58 72" draw:points="29,72 0,72 0,0 58,0 58,72">
          <text:p/>
        </draw:polygon>
        <draw:polygon draw:style-name="gr1" draw:text-style-name="P1" draw:layer="layout" svg:width="0.057cm" svg:height="0.071cm" svg:x="8.712cm" svg:y="3.53cm" svg:viewBox="0 0 58 72" draw:points="29,72 0,72 0,0 58,0 58,72">
          <text:p/>
        </draw:polygon>
        <draw:polygon draw:style-name="gr2" draw:text-style-name="P2" draw:layer="layout" svg:width="0.057cm" svg:height="0.071cm" svg:x="8.726cm" svg:y="3.547cm" svg:viewBox="0 0 58 72" draw:points="29,72 0,72 0,0 58,0 58,72">
          <text:p/>
        </draw:polygon>
        <draw:polygon draw:style-name="gr1" draw:text-style-name="P1" draw:layer="layout" svg:width="0.057cm" svg:height="0.071cm" svg:x="8.74cm" svg:y="3.565cm" svg:viewBox="0 0 58 72" draw:points="29,72 0,72 0,0 58,0 58,72">
          <text:p/>
        </draw:polygon>
        <draw:polygon draw:style-name="gr2" draw:text-style-name="P2" draw:layer="layout" svg:width="0.057cm" svg:height="0.071cm" svg:x="8.754cm" svg:y="3.583cm" svg:viewBox="0 0 58 72" draw:points="29,72 0,72 0,0 58,0 58,72">
          <text:p/>
        </draw:polygon>
        <draw:polygon draw:style-name="gr1" draw:text-style-name="P1" draw:layer="layout" svg:width="0.057cm" svg:height="0.071cm" svg:x="8.768cm" svg:y="3.6cm" svg:viewBox="0 0 58 72" draw:points="29,72 0,72 0,0 58,0 58,72">
          <text:p/>
        </draw:polygon>
        <draw:polygon draw:style-name="gr2" draw:text-style-name="P2" draw:layer="layout" svg:width="0.057cm" svg:height="0.071cm" svg:x="8.783cm" svg:y="3.618cm" svg:viewBox="0 0 58 72" draw:points="29,72 0,72 0,0 58,0 58,72">
          <text:p/>
        </draw:polygon>
        <draw:polygon draw:style-name="gr1" draw:text-style-name="P1" draw:layer="layout" svg:width="0.057cm" svg:height="0.071cm" svg:x="8.796cm" svg:y="3.636cm" svg:viewBox="0 0 58 72" draw:points="29,72 0,72 0,0 58,0 58,72">
          <text:p/>
        </draw:polygon>
        <draw:polygon draw:style-name="gr2" draw:text-style-name="P2" draw:layer="layout" svg:width="0.057cm" svg:height="0.071cm" svg:x="8.811cm" svg:y="3.653cm" svg:viewBox="0 0 58 72" draw:points="29,72 0,72 0,0 58,0 58,72">
          <text:p/>
        </draw:polygon>
        <draw:polygon draw:style-name="gr1" draw:text-style-name="P1" draw:layer="layout" svg:width="0.057cm" svg:height="0.071cm" svg:x="8.825cm" svg:y="3.671cm" svg:viewBox="0 0 58 72" draw:points="29,72 0,72 0,0 58,0 58,72">
          <text:p/>
        </draw:polygon>
        <draw:polygon draw:style-name="gr2" draw:text-style-name="P2" draw:layer="layout" svg:width="0.057cm" svg:height="0.071cm" svg:x="8.839cm" svg:y="3.688cm" svg:viewBox="0 0 58 72" draw:points="29,72 0,72 0,0 58,0 58,72">
          <text:p/>
        </draw:polygon>
        <draw:polygon draw:style-name="gr1" draw:text-style-name="P1" draw:layer="layout" svg:width="0.057cm" svg:height="0.071cm" svg:x="8.853cm" svg:y="3.706cm" svg:viewBox="0 0 58 72" draw:points="29,72 0,72 0,0 58,0 58,72">
          <text:p/>
        </draw:polygon>
        <draw:polygon draw:style-name="gr2" draw:text-style-name="P2" draw:layer="layout" svg:width="0.057cm" svg:height="0.071cm" svg:x="8.867cm" svg:y="3.724cm" svg:viewBox="0 0 58 72" draw:points="29,72 0,72 0,0 58,0 58,72">
          <text:p/>
        </draw:polygon>
        <draw:polygon draw:style-name="gr1" draw:text-style-name="P1" draw:layer="layout" svg:width="0.057cm" svg:height="0.071cm" svg:x="8.881cm" svg:y="3.741cm" svg:viewBox="0 0 58 72" draw:points="29,72 0,72 0,0 58,0 58,72">
          <text:p/>
        </draw:polygon>
        <draw:polygon draw:style-name="gr2" draw:text-style-name="P2" draw:layer="layout" svg:width="0.057cm" svg:height="0.071cm" svg:x="8.896cm" svg:y="3.759cm" svg:viewBox="0 0 58 72" draw:points="29,72 0,72 0,0 58,0 58,72">
          <text:p/>
        </draw:polygon>
        <draw:polygon draw:style-name="gr1" draw:text-style-name="P1" draw:layer="layout" svg:width="0.057cm" svg:height="0.071cm" svg:x="8.91cm" svg:y="3.777cm" svg:viewBox="0 0 58 72" draw:points="29,72 0,72 0,0 58,0 58,72">
          <text:p/>
        </draw:polygon>
        <draw:polygon draw:style-name="gr2" draw:text-style-name="P2" draw:layer="layout" svg:width="0.057cm" svg:height="0.071cm" svg:x="8.924cm" svg:y="3.794cm" svg:viewBox="0 0 58 72" draw:points="29,72 0,72 0,0 58,0 58,72">
          <text:p/>
        </draw:polygon>
        <draw:polygon draw:style-name="gr1" draw:text-style-name="P1" draw:layer="layout" svg:width="0.057cm" svg:height="0.071cm" svg:x="8.938cm" svg:y="3.812cm" svg:viewBox="0 0 58 72" draw:points="29,72 0,72 0,0 58,0 58,72">
          <text:p/>
        </draw:polygon>
        <draw:polygon draw:style-name="gr2" draw:text-style-name="P2" draw:layer="layout" svg:width="0.057cm" svg:height="0.071cm" svg:x="8.952cm" svg:y="3.83cm" svg:viewBox="0 0 58 72" draw:points="29,72 0,72 0,0 58,0 58,72">
          <text:p/>
        </draw:polygon>
        <draw:polygon draw:style-name="gr1" draw:text-style-name="P1" draw:layer="layout" svg:width="0.057cm" svg:height="0.071cm" svg:x="8.966cm" svg:y="3.847cm" svg:viewBox="0 0 58 72" draw:points="29,72 0,72 0,0 58,0 58,72">
          <text:p/>
        </draw:polygon>
        <draw:polygon draw:style-name="gr2" draw:text-style-name="P2" draw:layer="layout" svg:width="0.057cm" svg:height="0.071cm" svg:x="8.98cm" svg:y="3.865cm" svg:viewBox="0 0 58 72" draw:points="29,72 0,72 0,0 58,0 58,72">
          <text:p/>
        </draw:polygon>
        <draw:polygon draw:style-name="gr1" draw:text-style-name="P1" draw:layer="layout" svg:width="0.057cm" svg:height="0.071cm" svg:x="8.994cm" svg:y="3.882cm" svg:viewBox="0 0 58 72" draw:points="29,72 0,72 0,0 58,0 58,72">
          <text:p/>
        </draw:polygon>
        <draw:polygon draw:style-name="gr2" draw:text-style-name="P2" draw:layer="layout" svg:width="0.057cm" svg:height="0.071cm" svg:x="9.009cm" svg:y="3.9cm" svg:viewBox="0 0 58 72" draw:points="29,72 0,72 0,0 58,0 58,72">
          <text:p/>
        </draw:polygon>
        <draw:polygon draw:style-name="gr1" draw:text-style-name="P1" draw:layer="layout" svg:width="0.057cm" svg:height="0.071cm" svg:x="9.023cm" svg:y="3.918cm" svg:viewBox="0 0 58 72" draw:points="29,72 0,72 0,0 58,0 58,72">
          <text:p/>
        </draw:polygon>
        <draw:polygon draw:style-name="gr2" draw:text-style-name="P2" draw:layer="layout" svg:width="0.057cm" svg:height="0.071cm" svg:x="9.037cm" svg:y="3.935cm" svg:viewBox="0 0 58 72" draw:points="29,72 0,72 0,0 58,0 58,72">
          <text:p/>
        </draw:polygon>
        <draw:polygon draw:style-name="gr1" draw:text-style-name="P1" draw:layer="layout" svg:width="0.057cm" svg:height="0.071cm" svg:x="9.051cm" svg:y="3.953cm" svg:viewBox="0 0 58 72" draw:points="29,72 0,72 0,0 58,0 58,72">
          <text:p/>
        </draw:polygon>
        <draw:polygon draw:style-name="gr2" draw:text-style-name="P2" draw:layer="layout" svg:width="0.057cm" svg:height="0.071cm" svg:x="9.065cm" svg:y="3.971cm" svg:viewBox="0 0 58 72" draw:points="29,72 0,72 0,0 58,0 58,72">
          <text:p/>
        </draw:polygon>
        <draw:polygon draw:style-name="gr1" draw:text-style-name="P1" draw:layer="layout" svg:width="0.057cm" svg:height="0.071cm" svg:x="9.079cm" svg:y="3.988cm" svg:viewBox="0 0 58 72" draw:points="29,72 0,72 0,0 58,0 58,72">
          <text:p/>
        </draw:polygon>
        <draw:polygon draw:style-name="gr2" draw:text-style-name="P2" draw:layer="layout" svg:width="0.057cm" svg:height="0.071cm" svg:x="9.093cm" svg:y="4.006cm" svg:viewBox="0 0 58 72" draw:points="29,72 0,72 0,0 58,0 58,72">
          <text:p/>
        </draw:polygon>
        <draw:polygon draw:style-name="gr1" draw:text-style-name="P1" draw:layer="layout" svg:width="0.057cm" svg:height="0.071cm" svg:x="9.107cm" svg:y="4.024cm" svg:viewBox="0 0 58 72" draw:points="29,72 0,72 0,0 58,0 58,72">
          <text:p/>
        </draw:polygon>
        <draw:polygon draw:style-name="gr2" draw:text-style-name="P2" draw:layer="layout" svg:width="0.057cm" svg:height="0.071cm" svg:x="9.122cm" svg:y="4.041cm" svg:viewBox="0 0 58 72" draw:points="29,72 0,72 0,0 58,0 58,72">
          <text:p/>
        </draw:polygon>
        <draw:polygon draw:style-name="gr1" draw:text-style-name="P1" draw:layer="layout" svg:width="0.057cm" svg:height="0.071cm" svg:x="9.136cm" svg:y="4.059cm" svg:viewBox="0 0 58 72" draw:points="29,72 0,72 0,0 58,0 58,72">
          <text:p/>
        </draw:polygon>
        <draw:polygon draw:style-name="gr2" draw:text-style-name="P2" draw:layer="layout" svg:width="0.057cm" svg:height="0.071cm" svg:x="9.15cm" svg:y="4.076cm" svg:viewBox="0 0 58 72" draw:points="29,72 0,72 0,0 58,0 58,72">
          <text:p/>
        </draw:polygon>
        <draw:polygon draw:style-name="gr1" draw:text-style-name="P1" draw:layer="layout" svg:width="0.057cm" svg:height="0.071cm" svg:x="9.164cm" svg:y="4.094cm" svg:viewBox="0 0 58 72" draw:points="29,72 0,72 0,0 58,0 58,72">
          <text:p/>
        </draw:polygon>
        <draw:polygon draw:style-name="gr2" draw:text-style-name="P2" draw:layer="layout" svg:width="0.057cm" svg:height="0.071cm" svg:x="9.178cm" svg:y="4.112cm" svg:viewBox="0 0 58 72" draw:points="29,72 0,72 0,0 58,0 58,72">
          <text:p/>
        </draw:polygon>
        <draw:polygon draw:style-name="gr1" draw:text-style-name="P1" draw:layer="layout" svg:width="0.057cm" svg:height="0.071cm" svg:x="9.192cm" svg:y="4.129cm" svg:viewBox="0 0 58 72" draw:points="29,72 0,72 0,0 58,0 58,72">
          <text:p/>
        </draw:polygon>
        <draw:polygon draw:style-name="gr2" draw:text-style-name="P2" draw:layer="layout" svg:width="0.057cm" svg:height="0.071cm" svg:x="9.207cm" svg:y="4.147cm" svg:viewBox="0 0 58 72" draw:points="29,72 0,72 0,0 58,0 58,72">
          <text:p/>
        </draw:polygon>
        <draw:polygon draw:style-name="gr1" draw:text-style-name="P1" draw:layer="layout" svg:width="0.057cm" svg:height="0.071cm" svg:x="9.221cm" svg:y="4.165cm" svg:viewBox="0 0 58 72" draw:points="29,72 0,72 0,0 58,0 58,72">
          <text:p/>
        </draw:polygon>
        <draw:polygon draw:style-name="gr2" draw:text-style-name="P2" draw:layer="layout" svg:width="0.057cm" svg:height="0.071cm" svg:x="9.235cm" svg:y="4.182cm" svg:viewBox="0 0 58 72" draw:points="29,72 0,72 0,0 58,0 58,72">
          <text:p/>
        </draw:polygon>
        <draw:polygon draw:style-name="gr1" draw:text-style-name="P1" draw:layer="layout" svg:width="0.057cm" svg:height="0.071cm" svg:x="9.249cm" svg:y="4.2cm" svg:viewBox="0 0 58 72" draw:points="29,72 0,72 0,0 58,0 58,72">
          <text:p/>
        </draw:polygon>
        <draw:polygon draw:style-name="gr2" draw:text-style-name="P2" draw:layer="layout" svg:width="0.057cm" svg:height="0.071cm" svg:x="9.263cm" svg:y="4.218cm" svg:viewBox="0 0 58 72" draw:points="29,72 0,72 0,0 58,0 58,72">
          <text:p/>
        </draw:polygon>
        <draw:polygon draw:style-name="gr1" draw:text-style-name="P1" draw:layer="layout" svg:width="0.057cm" svg:height="0.071cm" svg:x="9.277cm" svg:y="4.235cm" svg:viewBox="0 0 58 72" draw:points="29,72 0,72 0,0 58,0 58,72">
          <text:p/>
        </draw:polygon>
        <draw:polygon draw:style-name="gr2" draw:text-style-name="P2" draw:layer="layout" svg:width="0.057cm" svg:height="0.071cm" svg:x="9.291cm" svg:y="4.253cm" svg:viewBox="0 0 58 72" draw:points="29,72 0,72 0,0 58,0 58,72">
          <text:p/>
        </draw:polygon>
        <draw:polygon draw:style-name="gr1" draw:text-style-name="P1" draw:layer="layout" svg:width="0.057cm" svg:height="0.071cm" svg:x="9.305cm" svg:y="4.271cm" svg:viewBox="0 0 58 72" draw:points="29,72 0,72 0,0 58,0 58,72">
          <text:p/>
        </draw:polygon>
        <draw:polygon draw:style-name="gr2" draw:text-style-name="P2" draw:layer="layout" svg:width="0.057cm" svg:height="0.071cm" svg:x="9.32cm" svg:y="4.288cm" svg:viewBox="0 0 58 72" draw:points="29,72 0,72 0,0 58,0 58,72">
          <text:p/>
        </draw:polygon>
        <draw:polygon draw:style-name="gr1" draw:text-style-name="P1" draw:layer="layout" svg:width="0.057cm" svg:height="0.071cm" svg:x="9.334cm" svg:y="4.306cm" svg:viewBox="0 0 58 72" draw:points="29,72 0,72 0,0 58,0 58,72">
          <text:p/>
        </draw:polygon>
        <draw:polygon draw:style-name="gr2" draw:text-style-name="P2" draw:layer="layout" svg:width="0.057cm" svg:height="0.071cm" svg:x="9.348cm" svg:y="4.323cm" svg:viewBox="0 0 58 72" draw:points="29,72 0,72 0,0 58,0 58,72">
          <text:p/>
        </draw:polygon>
        <draw:polygon draw:style-name="gr1" draw:text-style-name="P1" draw:layer="layout" svg:width="0.057cm" svg:height="0.071cm" svg:x="9.362cm" svg:y="4.341cm" svg:viewBox="0 0 58 72" draw:points="29,72 0,72 0,0 58,0 58,72">
          <text:p/>
        </draw:polygon>
        <draw:polygon draw:style-name="gr2" draw:text-style-name="P2" draw:layer="layout" svg:width="0.057cm" svg:height="0.071cm" svg:x="9.376cm" svg:y="4.359cm" svg:viewBox="0 0 58 72" draw:points="29,72 0,72 0,0 58,0 58,72">
          <text:p/>
        </draw:polygon>
        <draw:polygon draw:style-name="gr1" draw:text-style-name="P1" draw:layer="layout" svg:width="0.057cm" svg:height="0.071cm" svg:x="9.39cm" svg:y="4.376cm" svg:viewBox="0 0 58 72" draw:points="29,72 0,72 0,0 58,0 58,72">
          <text:p/>
        </draw:polygon>
        <draw:polygon draw:style-name="gr2" draw:text-style-name="P2" draw:layer="layout" svg:width="0.057cm" svg:height="0.071cm" svg:x="9.404cm" svg:y="4.394cm" svg:viewBox="0 0 58 72" draw:points="29,72 0,72 0,0 58,0 58,72">
          <text:p/>
        </draw:polygon>
        <draw:polygon draw:style-name="gr1" draw:text-style-name="P1" draw:layer="layout" svg:width="0.057cm" svg:height="0.071cm" svg:x="9.419cm" svg:y="4.412cm" svg:viewBox="0 0 58 72" draw:points="29,72 0,72 0,0 58,0 58,72">
          <text:p/>
        </draw:polygon>
        <draw:polygon draw:style-name="gr2" draw:text-style-name="P2" draw:layer="layout" svg:width="0.057cm" svg:height="0.071cm" svg:x="9.433cm" svg:y="4.429cm" svg:viewBox="0 0 58 72" draw:points="29,72 0,72 0,0 58,0 58,72">
          <text:p/>
        </draw:polygon>
        <draw:polygon draw:style-name="gr1" draw:text-style-name="P1" draw:layer="layout" svg:width="0.057cm" svg:height="0.071cm" svg:x="9.447cm" svg:y="4.447cm" svg:viewBox="0 0 58 72" draw:points="29,72 0,72 0,0 58,0 58,72">
          <text:p/>
        </draw:polygon>
        <draw:polygon draw:style-name="gr2" draw:text-style-name="P2" draw:layer="layout" svg:width="0.057cm" svg:height="0.071cm" svg:x="9.461cm" svg:y="4.465cm" svg:viewBox="0 0 58 72" draw:points="29,72 0,72 0,0 58,0 58,72">
          <text:p/>
        </draw:polygon>
        <draw:polygon draw:style-name="gr1" draw:text-style-name="P1" draw:layer="layout" svg:width="0.057cm" svg:height="0.071cm" svg:x="9.475cm" svg:y="4.482cm" svg:viewBox="0 0 58 72" draw:points="29,72 0,72 0,0 58,0 58,72">
          <text:p/>
        </draw:polygon>
        <draw:polygon draw:style-name="gr2" draw:text-style-name="P2" draw:layer="layout" svg:width="0.057cm" svg:height="0.071cm" svg:x="9.489cm" svg:y="4.5cm" svg:viewBox="0 0 58 72" draw:points="29,72 0,72 0,0 58,0 58,72">
          <text:p/>
        </draw:polygon>
        <draw:polygon draw:style-name="gr1" draw:text-style-name="P1" draw:layer="layout" svg:width="0.057cm" svg:height="0.071cm" svg:x="9.503cm" svg:y="4.517cm" svg:viewBox="0 0 58 72" draw:points="29,72 0,72 0,0 58,0 58,72">
          <text:p/>
        </draw:polygon>
        <draw:polygon draw:style-name="gr2" draw:text-style-name="P2" draw:layer="layout" svg:width="0.057cm" svg:height="0.071cm" svg:x="9.517cm" svg:y="4.535cm" svg:viewBox="0 0 58 72" draw:points="29,72 0,72 0,0 58,0 58,72">
          <text:p/>
        </draw:polygon>
        <draw:polygon draw:style-name="gr1" draw:text-style-name="P1" draw:layer="layout" svg:width="0.057cm" svg:height="0.071cm" svg:x="9.532cm" svg:y="4.553cm" svg:viewBox="0 0 58 72" draw:points="29,72 0,72 0,0 58,0 58,72">
          <text:p/>
        </draw:polygon>
        <draw:polygon draw:style-name="gr2" draw:text-style-name="P2" draw:layer="layout" svg:width="0.057cm" svg:height="0.071cm" svg:x="9.546cm" svg:y="4.57cm" svg:viewBox="0 0 58 72" draw:points="29,72 0,72 0,0 58,0 58,72">
          <text:p/>
        </draw:polygon>
        <draw:polygon draw:style-name="gr1" draw:text-style-name="P1" draw:layer="layout" svg:width="0.057cm" svg:height="0.071cm" svg:x="9.56cm" svg:y="4.588cm" svg:viewBox="0 0 58 72" draw:points="29,72 0,72 0,0 58,0 58,72">
          <text:p/>
        </draw:polygon>
        <draw:polygon draw:style-name="gr2" draw:text-style-name="P2" draw:layer="layout" svg:width="0.057cm" svg:height="0.071cm" svg:x="9.574cm" svg:y="4.606cm" svg:viewBox="0 0 58 72" draw:points="29,72 0,72 0,0 58,0 58,72">
          <text:p/>
        </draw:polygon>
        <draw:polygon draw:style-name="gr1" draw:text-style-name="P1" draw:layer="layout" svg:width="0.057cm" svg:height="0.071cm" svg:x="9.588cm" svg:y="4.623cm" svg:viewBox="0 0 58 72" draw:points="29,72 0,72 0,0 58,0 58,72">
          <text:p/>
        </draw:polygon>
        <draw:polygon draw:style-name="gr2" draw:text-style-name="P2" draw:layer="layout" svg:width="0.057cm" svg:height="0.071cm" svg:x="9.602cm" svg:y="4.641cm" svg:viewBox="0 0 58 72" draw:points="29,72 0,72 0,0 58,0 58,72">
          <text:p/>
        </draw:polygon>
        <draw:polygon draw:style-name="gr1" draw:text-style-name="P1" draw:layer="layout" svg:width="0.057cm" svg:height="0.071cm" svg:x="9.616cm" svg:y="4.659cm" svg:viewBox="0 0 58 72" draw:points="29,72 0,72 0,0 58,0 58,72">
          <text:p/>
        </draw:polygon>
        <draw:polygon draw:style-name="gr2" draw:text-style-name="P2" draw:layer="layout" svg:width="0.057cm" svg:height="0.071cm" svg:x="9.63cm" svg:y="4.676cm" svg:viewBox="0 0 58 72" draw:points="29,72 0,72 0,0 58,0 58,72">
          <text:p/>
        </draw:polygon>
        <draw:polygon draw:style-name="gr1" draw:text-style-name="P1" draw:layer="layout" svg:width="0.057cm" svg:height="0.071cm" svg:x="9.645cm" svg:y="4.694cm" svg:viewBox="0 0 58 72" draw:points="29,72 0,72 0,0 58,0 58,72">
          <text:p/>
        </draw:polygon>
        <draw:polygon draw:style-name="gr2" draw:text-style-name="P2" draw:layer="layout" svg:width="0.057cm" svg:height="0.071cm" svg:x="9.659cm" svg:y="4.711cm" svg:viewBox="0 0 58 72" draw:points="29,72 0,72 0,0 58,0 58,72">
          <text:p/>
        </draw:polygon>
        <draw:polygon draw:style-name="gr1" draw:text-style-name="P1" draw:layer="layout" svg:width="0.057cm" svg:height="0.071cm" svg:x="9.673cm" svg:y="4.729cm" svg:viewBox="0 0 58 72" draw:points="29,72 0,72 0,0 58,0 58,72">
          <text:p/>
        </draw:polygon>
        <draw:polygon draw:style-name="gr2" draw:text-style-name="P2" draw:layer="layout" svg:width="0.057cm" svg:height="0.071cm" svg:x="9.687cm" svg:y="4.747cm" svg:viewBox="0 0 58 72" draw:points="29,72 0,72 0,0 58,0 58,72">
          <text:p/>
        </draw:polygon>
        <draw:polygon draw:style-name="gr1" draw:text-style-name="P1" draw:layer="layout" svg:width="0.057cm" svg:height="0.071cm" svg:x="9.701cm" svg:y="4.764cm" svg:viewBox="0 0 58 72" draw:points="29,72 0,72 0,0 58,0 58,72">
          <text:p/>
        </draw:polygon>
        <draw:polygon draw:style-name="gr2" draw:text-style-name="P2" draw:layer="layout" svg:width="0.057cm" svg:height="0.071cm" svg:x="9.715cm" svg:y="4.782cm" svg:viewBox="0 0 58 72" draw:points="29,72 0,72 0,0 58,0 58,72">
          <text:p/>
        </draw:polygon>
        <draw:polygon draw:style-name="gr1" draw:text-style-name="P1" draw:layer="layout" svg:width="0.057cm" svg:height="0.071cm" svg:x="9.73cm" svg:y="4.8cm" svg:viewBox="0 0 58 72" draw:points="29,72 0,72 0,0 58,0 58,72">
          <text:p/>
        </draw:polygon>
        <draw:polygon draw:style-name="gr2" draw:text-style-name="P2" draw:layer="layout" svg:width="0.057cm" svg:height="0.071cm" svg:x="9.743cm" svg:y="4.817cm" svg:viewBox="0 0 58 72" draw:points="29,72 0,72 0,0 58,0 58,72">
          <text:p/>
        </draw:polygon>
        <draw:polygon draw:style-name="gr1" draw:text-style-name="P1" draw:layer="layout" svg:width="0.057cm" svg:height="0.071cm" svg:x="9.758cm" svg:y="4.835cm" svg:viewBox="0 0 58 72" draw:points="29,72 0,72 0,0 58,0 58,72">
          <text:p/>
        </draw:polygon>
        <draw:polygon draw:style-name="gr2" draw:text-style-name="P2" draw:layer="layout" svg:width="0.057cm" svg:height="0.071cm" svg:x="9.772cm" svg:y="4.853cm" svg:viewBox="0 0 58 72" draw:points="29,72 0,72 0,0 58,0 58,72">
          <text:p/>
        </draw:polygon>
        <draw:polygon draw:style-name="gr1" draw:text-style-name="P1" draw:layer="layout" svg:width="0.057cm" svg:height="0.071cm" svg:x="9.786cm" svg:y="4.87cm" svg:viewBox="0 0 58 72" draw:points="29,72 0,72 0,0 58,0 58,72">
          <text:p/>
        </draw:polygon>
        <draw:polygon draw:style-name="gr2" draw:text-style-name="P2" draw:layer="layout" svg:width="0.057cm" svg:height="0.071cm" svg:x="9.8cm" svg:y="4.888cm" svg:viewBox="0 0 58 72" draw:points="29,72 0,72 0,0 58,0 58,72">
          <text:p/>
        </draw:polygon>
        <draw:polygon draw:style-name="gr1" draw:text-style-name="P1" draw:layer="layout" svg:width="0.057cm" svg:height="0.071cm" svg:x="9.814cm" svg:y="4.906cm" svg:viewBox="0 0 58 72" draw:points="29,72 0,72 0,0 58,0 58,72">
          <text:p/>
        </draw:polygon>
        <draw:polygon draw:style-name="gr2" draw:text-style-name="P2" draw:layer="layout" svg:width="0.057cm" svg:height="0.071cm" svg:x="9.828cm" svg:y="4.923cm" svg:viewBox="0 0 58 72" draw:points="29,72 0,72 0,0 58,0 58,72">
          <text:p/>
        </draw:polygon>
        <draw:polygon draw:style-name="gr1" draw:text-style-name="P1" draw:layer="layout" svg:width="0.057cm" svg:height="0.071cm" svg:x="9.843cm" svg:y="4.941cm" svg:viewBox="0 0 58 72" draw:points="29,72 0,72 0,0 58,0 58,72">
          <text:p/>
        </draw:polygon>
        <draw:polygon draw:style-name="gr2" draw:text-style-name="P2" draw:layer="layout" svg:width="0.057cm" svg:height="0.071cm" svg:x="9.856cm" svg:y="4.958cm" svg:viewBox="0 0 58 72" draw:points="29,72 0,72 0,0 58,0 58,72">
          <text:p/>
        </draw:polygon>
        <draw:polygon draw:style-name="gr1" draw:text-style-name="P1" draw:layer="layout" svg:width="0.057cm" svg:height="0.071cm" svg:x="9.871cm" svg:y="4.976cm" svg:viewBox="0 0 58 72" draw:points="29,72 0,72 0,0 58,0 58,72">
          <text:p/>
        </draw:polygon>
        <draw:polygon draw:style-name="gr2" draw:text-style-name="P2" draw:layer="layout" svg:width="0.057cm" svg:height="0.071cm" svg:x="9.885cm" svg:y="4.994cm" svg:viewBox="0 0 58 72" draw:points="29,72 0,72 0,0 58,0 58,72">
          <text:p/>
        </draw:polygon>
        <draw:polygon draw:style-name="gr1" draw:text-style-name="P1" draw:layer="layout" svg:width="0.057cm" svg:height="0.071cm" svg:x="9.899cm" svg:y="5.011cm" svg:viewBox="0 0 58 72" draw:points="29,72 0,72 0,0 58,0 58,72">
          <text:p/>
        </draw:polygon>
        <draw:polygon draw:style-name="gr2" draw:text-style-name="P2" draw:layer="layout" svg:width="0.057cm" svg:height="0.071cm" svg:x="9.913cm" svg:y="5.029cm" svg:viewBox="0 0 58 72" draw:points="29,72 0,72 0,0 58,0 58,72">
          <text:p/>
        </draw:polygon>
        <draw:polygon draw:style-name="gr1" draw:text-style-name="P1" draw:layer="layout" svg:width="0.057cm" svg:height="0.071cm" svg:x="9.928cm" svg:y="5.047cm" svg:viewBox="0 0 58 72" draw:points="29,72 0,72 0,0 58,0 58,72">
          <text:p/>
        </draw:polygon>
        <draw:polygon draw:style-name="gr2" draw:text-style-name="P2" draw:layer="layout" svg:width="0.057cm" svg:height="0.071cm" svg:x="9.941cm" svg:y="5.064cm" svg:viewBox="0 0 58 72" draw:points="29,72 0,72 0,0 58,0 58,72">
          <text:p/>
        </draw:polygon>
        <draw:polygon draw:style-name="gr1" draw:text-style-name="P1" draw:layer="layout" svg:width="0.057cm" svg:height="0.071cm" svg:x="9.956cm" svg:y="5.082cm" svg:viewBox="0 0 58 72" draw:points="29,72 0,72 0,0 58,0 58,72">
          <text:p/>
        </draw:polygon>
        <draw:polygon draw:style-name="gr2" draw:text-style-name="P2" draw:layer="layout" svg:width="0.057cm" svg:height="0.071cm" svg:x="9.97cm" svg:y="5.1cm" svg:viewBox="0 0 58 72" draw:points="29,72 0,72 0,0 58,0 58,72">
          <text:p/>
        </draw:polygon>
        <draw:polygon draw:style-name="gr1" draw:text-style-name="P1" draw:layer="layout" svg:width="0.057cm" svg:height="0.071cm" svg:x="9.984cm" svg:y="5.117cm" svg:viewBox="0 0 58 72" draw:points="29,72 0,72 0,0 58,0 58,72">
          <text:p/>
        </draw:polygon>
        <draw:polygon draw:style-name="gr2" draw:text-style-name="P2" draw:layer="layout" svg:width="0.057cm" svg:height="0.071cm" svg:x="9.998cm" svg:y="5.135cm" svg:viewBox="0 0 58 72" draw:points="29,72 0,72 0,0 58,0 58,72">
          <text:p/>
        </draw:polygon>
        <draw:polygon draw:style-name="gr1" draw:text-style-name="P1" draw:layer="layout" svg:width="0.057cm" svg:height="0.071cm" svg:x="10.012cm" svg:y="5.152cm" svg:viewBox="0 0 58 72" draw:points="29,72 0,72 0,0 58,0 58,72">
          <text:p/>
        </draw:polygon>
        <draw:polygon draw:style-name="gr2" draw:text-style-name="P2" draw:layer="layout" svg:width="0.057cm" svg:height="0.071cm" svg:x="10.026cm" svg:y="5.17cm" svg:viewBox="0 0 58 72" draw:points="29,72 0,72 0,0 58,0 58,72">
          <text:p/>
        </draw:polygon>
        <draw:polygon draw:style-name="gr1" draw:text-style-name="P1" draw:layer="layout" svg:width="0.057cm" svg:height="0.071cm" svg:x="10.041cm" svg:y="5.188cm" svg:viewBox="0 0 58 72" draw:points="29,72 0,72 0,0 58,0 58,72">
          <text:p/>
        </draw:polygon>
        <draw:polygon draw:style-name="gr2" draw:text-style-name="P2" draw:layer="layout" svg:width="0.057cm" svg:height="0.071cm" svg:x="10.054cm" svg:y="5.205cm" svg:viewBox="0 0 58 72" draw:points="29,72 0,72 0,0 58,0 58,72">
          <text:p/>
        </draw:polygon>
        <draw:polygon draw:style-name="gr1" draw:text-style-name="P1" draw:layer="layout" svg:width="0.057cm" svg:height="0.071cm" svg:x="10.069cm" svg:y="5.223cm" svg:viewBox="0 0 58 72" draw:points="29,72 0,72 0,0 58,0 58,72">
          <text:p/>
        </draw:polygon>
        <draw:polygon draw:style-name="gr2" draw:text-style-name="P2" draw:layer="layout" svg:width="0.057cm" svg:height="0.071cm" svg:x="10.083cm" svg:y="5.241cm" svg:viewBox="0 0 58 72" draw:points="29,72 0,72 0,0 58,0 58,72">
          <text:p/>
        </draw:polygon>
        <draw:polygon draw:style-name="gr1" draw:text-style-name="P1" draw:layer="layout" svg:width="0.057cm" svg:height="0.071cm" svg:x="10.097cm" svg:y="5.258cm" svg:viewBox="0 0 58 72" draw:points="29,72 0,72 0,0 58,0 58,72">
          <text:p/>
        </draw:polygon>
        <draw:polygon draw:style-name="gr2" draw:text-style-name="P2" draw:layer="layout" svg:width="0.057cm" svg:height="0.071cm" svg:x="10.111cm" svg:y="5.276cm" svg:viewBox="0 0 58 72" draw:points="29,72 0,72 0,0 58,0 58,72">
          <text:p/>
        </draw:polygon>
        <draw:polygon draw:style-name="gr1" draw:text-style-name="P1" draw:layer="layout" svg:width="0.057cm" svg:height="0.071cm" svg:x="10.125cm" svg:y="5.294cm" svg:viewBox="0 0 58 72" draw:points="29,72 0,72 0,0 58,0 58,72">
          <text:p/>
        </draw:polygon>
        <draw:polygon draw:style-name="gr2" draw:text-style-name="P2" draw:layer="layout" svg:width="0.057cm" svg:height="0.071cm" svg:x="10.139cm" svg:y="5.311cm" svg:viewBox="0 0 58 72" draw:points="29,72 0,72 0,0 58,0 58,72">
          <text:p/>
        </draw:polygon>
        <draw:polygon draw:style-name="gr1" draw:text-style-name="P1" draw:layer="layout" svg:width="0.057cm" svg:height="0.071cm" svg:x="10.154cm" svg:y="5.329cm" svg:viewBox="0 0 58 72" draw:points="29,72 0,72 0,0 58,0 58,72">
          <text:p/>
        </draw:polygon>
        <draw:polygon draw:style-name="gr2" draw:text-style-name="P2" draw:layer="layout" svg:width="0.057cm" svg:height="0.071cm" svg:x="10.167cm" svg:y="5.346cm" svg:viewBox="0 0 58 72" draw:points="29,72 0,72 0,0 58,0 58,72">
          <text:p/>
        </draw:polygon>
        <draw:polygon draw:style-name="gr1" draw:text-style-name="P1" draw:layer="layout" svg:width="0.057cm" svg:height="0.071cm" svg:x="10.182cm" svg:y="5.364cm" svg:viewBox="0 0 58 72" draw:points="29,72 0,72 0,0 58,0 58,72">
          <text:p/>
        </draw:polygon>
        <draw:polygon draw:style-name="gr2" draw:text-style-name="P2" draw:layer="layout" svg:width="0.057cm" svg:height="0.071cm" svg:x="10.196cm" svg:y="5.382cm" svg:viewBox="0 0 58 72" draw:points="29,72 0,72 0,0 58,0 58,72">
          <text:p/>
        </draw:polygon>
        <draw:polygon draw:style-name="gr1" draw:text-style-name="P1" draw:layer="layout" svg:width="0.057cm" svg:height="0.071cm" svg:x="10.21cm" svg:y="5.399cm" svg:viewBox="0 0 58 72" draw:points="29,72 0,72 0,0 58,0 58,72">
          <text:p/>
        </draw:polygon>
        <draw:polygon draw:style-name="gr2" draw:text-style-name="P2" draw:layer="layout" svg:width="0.057cm" svg:height="0.071cm" svg:x="10.224cm" svg:y="5.417cm" svg:viewBox="0 0 58 72" draw:points="29,72 0,72 0,0 58,0 58,72">
          <text:p/>
        </draw:polygon>
        <draw:polygon draw:style-name="gr1" draw:text-style-name="P1" draw:layer="layout" svg:width="0.057cm" svg:height="0.071cm" svg:x="10.239cm" svg:y="5.435cm" svg:viewBox="0 0 58 72" draw:points="29,72 0,72 0,0 58,0 58,72">
          <text:p/>
        </draw:polygon>
        <draw:polygon draw:style-name="gr2" draw:text-style-name="P2" draw:layer="layout" svg:width="0.057cm" svg:height="0.071cm" svg:x="10.252cm" svg:y="5.452cm" svg:viewBox="0 0 58 72" draw:points="29,72 0,72 0,0 58,0 58,72">
          <text:p/>
        </draw:polygon>
        <draw:polygon draw:style-name="gr1" draw:text-style-name="P1" draw:layer="layout" svg:width="0.057cm" svg:height="0.071cm" svg:x="10.267cm" svg:y="5.47cm" svg:viewBox="0 0 58 72" draw:points="29,72 0,72 0,0 58,0 58,72">
          <text:p/>
        </draw:polygon>
        <draw:polygon draw:style-name="gr2" draw:text-style-name="P2" draw:layer="layout" svg:width="0.057cm" svg:height="0.071cm" svg:x="10.28cm" svg:y="5.488cm" svg:viewBox="0 0 58 72" draw:points="29,72 0,72 0,0 58,0 58,72">
          <text:p/>
        </draw:polygon>
        <draw:polygon draw:style-name="gr1" draw:text-style-name="P1" draw:layer="layout" svg:width="0.057cm" svg:height="0.071cm" svg:x="10.295cm" svg:y="5.505cm" svg:viewBox="0 0 58 72" draw:points="29,72 0,72 0,0 58,0 58,72">
          <text:p/>
        </draw:polygon>
        <draw:polygon draw:style-name="gr2" draw:text-style-name="P2" draw:layer="layout" svg:width="0.057cm" svg:height="0.071cm" svg:x="10.309cm" svg:y="5.523cm" svg:viewBox="0 0 58 72" draw:points="29,72 0,72 0,0 58,0 58,72">
          <text:p/>
        </draw:polygon>
        <draw:polygon draw:style-name="gr1" draw:text-style-name="P1" draw:layer="layout" svg:width="0.057cm" svg:height="0.071cm" svg:x="10.323cm" svg:y="5.541cm" svg:viewBox="0 0 58 72" draw:points="29,72 0,72 0,0 58,0 58,72">
          <text:p/>
        </draw:polygon>
        <draw:polygon draw:style-name="gr2" draw:text-style-name="P2" draw:layer="layout" svg:width="0.057cm" svg:height="0.071cm" svg:x="10.337cm" svg:y="5.558cm" svg:viewBox="0 0 58 72" draw:points="29,72 0,72 0,0 58,0 58,72">
          <text:p/>
        </draw:polygon>
        <draw:polygon draw:style-name="gr1" draw:text-style-name="P1" draw:layer="layout" svg:width="0.057cm" svg:height="0.071cm" svg:x="10.352cm" svg:y="5.576cm" svg:viewBox="0 0 58 72" draw:points="29,72 0,72 0,0 58,0 58,72">
          <text:p/>
        </draw:polygon>
        <draw:polygon draw:style-name="gr2" draw:text-style-name="P2" draw:layer="layout" svg:width="0.057cm" svg:height="0.071cm" svg:x="10.365cm" svg:y="5.593cm" svg:viewBox="0 0 58 72" draw:points="29,72 0,72 0,0 58,0 58,72">
          <text:p/>
        </draw:polygon>
        <draw:polygon draw:style-name="gr1" draw:text-style-name="P1" draw:layer="layout" svg:width="0.057cm" svg:height="0.071cm" svg:x="10.38cm" svg:y="5.611cm" svg:viewBox="0 0 58 72" draw:points="29,72 0,72 0,0 58,0 58,72">
          <text:p/>
        </draw:polygon>
        <draw:polygon draw:style-name="gr2" draw:text-style-name="P2" draw:layer="layout" svg:width="0.057cm" svg:height="0.071cm" svg:x="10.394cm" svg:y="5.629cm" svg:viewBox="0 0 58 72" draw:points="29,72 0,72 0,0 58,0 58,72">
          <text:p/>
        </draw:polygon>
        <draw:polygon draw:style-name="gr1" draw:text-style-name="P1" draw:layer="layout" svg:width="0.057cm" svg:height="0.071cm" svg:x="10.408cm" svg:y="5.646cm" svg:viewBox="0 0 58 72" draw:points="29,72 0,72 0,0 58,0 58,72">
          <text:p/>
        </draw:polygon>
        <draw:polygon draw:style-name="gr2" draw:text-style-name="P2" draw:layer="layout" svg:width="0.057cm" svg:height="0.071cm" svg:x="10.422cm" svg:y="5.664cm" svg:viewBox="0 0 58 72" draw:points="29,72 0,72 0,0 58,0 58,72">
          <text:p/>
        </draw:polygon>
        <draw:polygon draw:style-name="gr1" draw:text-style-name="P1" draw:layer="layout" svg:width="0.057cm" svg:height="0.071cm" svg:x="10.437cm" svg:y="5.682cm" svg:viewBox="0 0 58 72" draw:points="29,72 0,72 0,0 58,0 58,72">
          <text:p/>
        </draw:polygon>
        <draw:polygon draw:style-name="gr2" draw:text-style-name="P2" draw:layer="layout" svg:width="0.057cm" svg:height="0.071cm" svg:x="10.45cm" svg:y="5.699cm" svg:viewBox="0 0 58 72" draw:points="29,72 0,72 0,0 58,0 58,72">
          <text:p/>
        </draw:polygon>
        <draw:polygon draw:style-name="gr1" draw:text-style-name="P1" draw:layer="layout" svg:width="0.057cm" svg:height="0.071cm" svg:x="10.465cm" svg:y="5.717cm" svg:viewBox="0 0 58 72" draw:points="29,72 0,72 0,0 58,0 58,72">
          <text:p/>
        </draw:polygon>
        <draw:polygon draw:style-name="gr2" draw:text-style-name="P2" draw:layer="layout" svg:width="0.057cm" svg:height="0.071cm" svg:x="10.478cm" svg:y="5.735cm" svg:viewBox="0 0 58 72" draw:points="29,72 0,72 0,0 58,0 58,72">
          <text:p/>
        </draw:polygon>
        <draw:polygon draw:style-name="gr1" draw:text-style-name="P1" draw:layer="layout" svg:width="0.057cm" svg:height="0.071cm" svg:x="10.493cm" svg:y="5.752cm" svg:viewBox="0 0 58 72" draw:points="29,72 0,72 0,0 58,0 58,72">
          <text:p/>
        </draw:polygon>
        <draw:polygon draw:style-name="gr2" draw:text-style-name="P2" draw:layer="layout" svg:width="0.057cm" svg:height="0.071cm" svg:x="10.507cm" svg:y="5.77cm" svg:viewBox="0 0 58 72" draw:points="29,72 0,72 0,0 58,0 58,72">
          <text:p/>
        </draw:polygon>
        <draw:polygon draw:style-name="gr1" draw:text-style-name="P1" draw:layer="layout" svg:width="0.057cm" svg:height="0.071cm" svg:x="10.521cm" svg:y="5.787cm" svg:viewBox="0 0 58 72" draw:points="29,72 0,72 0,0 58,0 58,72">
          <text:p/>
        </draw:polygon>
        <draw:polygon draw:style-name="gr2" draw:text-style-name="P2" draw:layer="layout" svg:width="0.057cm" svg:height="0.071cm" svg:x="10.535cm" svg:y="5.805cm" svg:viewBox="0 0 58 72" draw:points="29,72 0,72 0,0 58,0 58,72">
          <text:p/>
        </draw:polygon>
        <draw:polygon draw:style-name="gr1" draw:text-style-name="P1" draw:layer="layout" svg:width="0.057cm" svg:height="0.071cm" svg:x="10.55cm" svg:y="5.823cm" svg:viewBox="0 0 58 72" draw:points="29,72 0,72 0,0 58,0 58,72">
          <text:p/>
        </draw:polygon>
        <draw:polygon draw:style-name="gr2" draw:text-style-name="P2" draw:layer="layout" svg:width="0.057cm" svg:height="0.071cm" svg:x="10.563cm" svg:y="5.84cm" svg:viewBox="0 0 58 72" draw:points="29,72 0,72 0,0 58,0 58,72">
          <text:p/>
        </draw:polygon>
        <draw:polygon draw:style-name="gr1" draw:text-style-name="P1" draw:layer="layout" svg:width="0.057cm" svg:height="0.071cm" svg:x="10.578cm" svg:y="5.858cm" svg:viewBox="0 0 58 72" draw:points="29,72 0,72 0,0 58,0 58,72">
          <text:p/>
        </draw:polygon>
        <draw:polygon draw:style-name="gr2" draw:text-style-name="P2" draw:layer="layout" svg:width="0.057cm" svg:height="0.071cm" svg:x="10.592cm" svg:y="5.876cm" svg:viewBox="0 0 58 72" draw:points="29,72 0,72 0,0 58,0 58,72">
          <text:p/>
        </draw:polygon>
        <draw:polygon draw:style-name="gr1" draw:text-style-name="P1" draw:layer="layout" svg:width="0.057cm" svg:height="0.071cm" svg:x="10.606cm" svg:y="5.893cm" svg:viewBox="0 0 58 72" draw:points="29,72 0,72 0,0 58,0 58,72">
          <text:p/>
        </draw:polygon>
        <draw:polygon draw:style-name="gr2" draw:text-style-name="P2" draw:layer="layout" svg:width="0.057cm" svg:height="0.071cm" svg:x="10.62cm" svg:y="5.911cm" svg:viewBox="0 0 58 72" draw:points="29,72 0,72 0,0 58,0 58,72">
          <text:p/>
        </draw:polygon>
        <draw:polygon draw:style-name="gr1" draw:text-style-name="P1" draw:layer="layout" svg:width="0.057cm" svg:height="0.071cm" svg:x="10.634cm" svg:y="5.929cm" svg:viewBox="0 0 58 72" draw:points="29,72 0,72 0,0 58,0 58,72">
          <text:p/>
        </draw:polygon>
        <draw:polygon draw:style-name="gr2" draw:text-style-name="P2" draw:layer="layout" svg:width="0.057cm" svg:height="0.071cm" svg:x="10.648cm" svg:y="5.946cm" svg:viewBox="0 0 58 72" draw:points="29,72 0,72 0,0 58,0 58,72">
          <text:p/>
        </draw:polygon>
        <draw:polygon draw:style-name="gr1" draw:text-style-name="P1" draw:layer="layout" svg:width="0.057cm" svg:height="0.071cm" svg:x="10.663cm" svg:y="5.964cm" svg:viewBox="0 0 58 72" draw:points="29,72 0,72 0,0 58,0 58,72">
          <text:p/>
        </draw:polygon>
        <draw:polygon draw:style-name="gr2" draw:text-style-name="P2" draw:layer="layout" svg:width="0.057cm" svg:height="0.071cm" svg:x="10.676cm" svg:y="5.981cm" svg:viewBox="0 0 58 72" draw:points="29,72 0,72 0,0 58,0 58,72">
          <text:p/>
        </draw:polygon>
        <draw:polygon draw:style-name="gr1" draw:text-style-name="P1" draw:layer="layout" svg:width="0.057cm" svg:height="0.071cm" svg:x="10.691cm" svg:y="5.999cm" svg:viewBox="0 0 58 72" draw:points="29,72 0,72 0,0 58,0 58,72">
          <text:p/>
        </draw:polygon>
        <draw:polygon draw:style-name="gr2" draw:text-style-name="P2" draw:layer="layout" svg:width="0.057cm" svg:height="0.071cm" svg:x="10.705cm" svg:y="6.017cm" svg:viewBox="0 0 58 72" draw:points="29,72 0,72 0,0 58,0 58,72">
          <text:p/>
        </draw:polygon>
        <draw:polygon draw:style-name="gr1" draw:text-style-name="P1" draw:layer="layout" svg:width="0.057cm" svg:height="0.071cm" svg:x="10.719cm" svg:y="6.034cm" svg:viewBox="0 0 58 72" draw:points="29,72 0,72 0,0 58,0 58,72">
          <text:p/>
        </draw:polygon>
        <draw:polygon draw:style-name="gr2" draw:text-style-name="P2" draw:layer="layout" svg:width="0.057cm" svg:height="0.071cm" svg:x="10.733cm" svg:y="6.052cm" svg:viewBox="0 0 58 72" draw:points="29,72 0,72 0,0 58,0 58,72">
          <text:p/>
        </draw:polygon>
        <draw:polygon draw:style-name="gr1" draw:text-style-name="P1" draw:layer="layout" svg:width="0.057cm" svg:height="0.071cm" svg:x="10.748cm" svg:y="6.07cm" svg:viewBox="0 0 58 72" draw:points="29,72 0,72 0,0 58,0 58,72">
          <text:p/>
        </draw:polygon>
        <draw:polygon draw:style-name="gr2" draw:text-style-name="P2" draw:layer="layout" svg:width="0.057cm" svg:height="0.071cm" svg:x="10.761cm" svg:y="6.087cm" svg:viewBox="0 0 58 72" draw:points="29,72 0,72 0,0 58,0 58,72">
          <text:p/>
        </draw:polygon>
        <draw:polygon draw:style-name="gr1" draw:text-style-name="P1" draw:layer="layout" svg:width="0.057cm" svg:height="0.071cm" svg:x="10.776cm" svg:y="6.105cm" svg:viewBox="0 0 58 72" draw:points="29,72 0,72 0,0 58,0 58,72">
          <text:p/>
        </draw:polygon>
        <draw:polygon draw:style-name="gr2" draw:text-style-name="P2" draw:layer="layout" svg:width="0.057cm" svg:height="0.071cm" svg:x="10.789cm" svg:y="6.123cm" svg:viewBox="0 0 58 72" draw:points="29,72 0,72 0,0 58,0 58,72">
          <text:p/>
        </draw:polygon>
        <draw:polygon draw:style-name="gr1" draw:text-style-name="P1" draw:layer="layout" svg:width="0.057cm" svg:height="0.071cm" svg:x="10.804cm" svg:y="6.14cm" svg:viewBox="0 0 58 72" draw:points="29,72 0,72 0,0 58,0 58,72">
          <text:p/>
        </draw:polygon>
        <draw:polygon draw:style-name="gr2" draw:text-style-name="P2" draw:layer="layout" svg:width="0.057cm" svg:height="0.071cm" svg:x="10.818cm" svg:y="6.158cm" svg:viewBox="0 0 58 72" draw:points="29,72 0,72 0,0 58,0 58,72">
          <text:p/>
        </draw:polygon>
        <draw:polygon draw:style-name="gr1" draw:text-style-name="P1" draw:layer="layout" svg:width="0.057cm" svg:height="0.071cm" svg:x="10.832cm" svg:y="6.176cm" svg:viewBox="0 0 58 72" draw:points="29,72 0,72 0,0 58,0 58,72">
          <text:p/>
        </draw:polygon>
        <draw:polygon draw:style-name="gr2" draw:text-style-name="P2" draw:layer="layout" svg:width="0.057cm" svg:height="0.071cm" svg:x="10.846cm" svg:y="6.193cm" svg:viewBox="0 0 58 72" draw:points="29,72 0,72 0,0 58,0 58,72">
          <text:p/>
        </draw:polygon>
        <draw:polygon draw:style-name="gr1" draw:text-style-name="P1" draw:layer="layout" svg:width="0.057cm" svg:height="0.071cm" svg:x="10.861cm" svg:y="6.211cm" svg:viewBox="0 0 58 72" draw:points="29,72 0,72 0,0 58,0 58,72">
          <text:p/>
        </draw:polygon>
        <draw:polygon draw:style-name="gr2" draw:text-style-name="P2" draw:layer="layout" svg:width="0.057cm" svg:height="0.071cm" svg:x="10.874cm" svg:y="6.228cm" svg:viewBox="0 0 58 72" draw:points="29,72 0,72 0,0 58,0 58,72">
          <text:p/>
        </draw:polygon>
        <draw:polygon draw:style-name="gr1" draw:text-style-name="P1" draw:layer="layout" svg:width="0.057cm" svg:height="0.071cm" svg:x="10.889cm" svg:y="6.246cm" svg:viewBox="0 0 58 72" draw:points="29,72 0,72 0,0 58,0 58,72">
          <text:p/>
        </draw:polygon>
        <draw:polygon draw:style-name="gr2" draw:text-style-name="P2" draw:layer="layout" svg:width="0.057cm" svg:height="0.071cm" svg:x="10.903cm" svg:y="6.264cm" svg:viewBox="0 0 58 72" draw:points="29,72 0,72 0,0 58,0 58,72">
          <text:p/>
        </draw:polygon>
        <draw:polygon draw:style-name="gr1" draw:text-style-name="P1" draw:layer="layout" svg:width="0.057cm" svg:height="0.071cm" svg:x="10.917cm" svg:y="6.281cm" svg:viewBox="0 0 58 72" draw:points="29,72 0,72 0,0 58,0 58,72">
          <text:p/>
        </draw:polygon>
        <draw:polygon draw:style-name="gr2" draw:text-style-name="P2" draw:layer="layout" svg:width="0.057cm" svg:height="0.071cm" svg:x="10.931cm" svg:y="6.299cm" svg:viewBox="0 0 58 72" draw:points="29,72 0,72 0,0 58,0 58,72">
          <text:p/>
        </draw:polygon>
        <draw:polygon draw:style-name="gr1" draw:text-style-name="P1" draw:layer="layout" svg:width="0.057cm" svg:height="0.071cm" svg:x="10.946cm" svg:y="6.317cm" svg:viewBox="0 0 58 72" draw:points="29,72 0,72 0,0 58,0 58,72">
          <text:p/>
        </draw:polygon>
        <draw:polygon draw:style-name="gr2" draw:text-style-name="P2" draw:layer="layout" svg:width="0.057cm" svg:height="0.071cm" svg:x="10.959cm" svg:y="6.334cm" svg:viewBox="0 0 58 72" draw:points="29,72 0,72 0,0 58,0 58,72">
          <text:p/>
        </draw:polygon>
        <draw:polygon draw:style-name="gr1" draw:text-style-name="P1" draw:layer="layout" svg:width="0.057cm" svg:height="0.071cm" svg:x="10.974cm" svg:y="6.352cm" svg:viewBox="0 0 58 72" draw:points="29,72 0,72 0,0 58,0 58,72">
          <text:p/>
        </draw:polygon>
        <draw:polygon draw:style-name="gr2" draw:text-style-name="P2" draw:layer="layout" svg:width="0.057cm" svg:height="0.071cm" svg:x="10.987cm" svg:y="6.37cm" svg:viewBox="0 0 58 72" draw:points="29,72 0,72 0,0 58,0 58,72">
          <text:p/>
        </draw:polygon>
        <draw:polygon draw:style-name="gr1" draw:text-style-name="P1" draw:layer="layout" svg:width="0.057cm" svg:height="0.071cm" svg:x="11.002cm" svg:y="6.387cm" svg:viewBox="0 0 58 72" draw:points="29,72 0,72 0,0 58,0 58,72">
          <text:p/>
        </draw:polygon>
        <draw:polygon draw:style-name="gr2" draw:text-style-name="P2" draw:layer="layout" svg:width="0.057cm" svg:height="0.071cm" svg:x="11.016cm" svg:y="6.405cm" svg:viewBox="0 0 58 72" draw:points="29,72 0,72 0,0 58,0 58,72">
          <text:p/>
        </draw:polygon>
        <draw:polygon draw:style-name="gr1" draw:text-style-name="P1" draw:layer="layout" svg:width="0.057cm" svg:height="0.071cm" svg:x="11.03cm" svg:y="6.422cm" svg:viewBox="0 0 58 72" draw:points="29,72 0,72 0,0 58,0 58,72">
          <text:p/>
        </draw:polygon>
        <draw:polygon draw:style-name="gr2" draw:text-style-name="P2" draw:layer="layout" svg:width="0.057cm" svg:height="0.071cm" svg:x="11.044cm" svg:y="6.44cm" svg:viewBox="0 0 58 72" draw:points="29,72 0,72 0,0 58,0 58,72">
          <text:p/>
        </draw:polygon>
        <draw:polygon draw:style-name="gr1" draw:text-style-name="P1" draw:layer="layout" svg:width="0.057cm" svg:height="0.071cm" svg:x="11.059cm" svg:y="6.458cm" svg:viewBox="0 0 58 72" draw:points="29,72 0,72 0,0 58,0 58,72">
          <text:p/>
        </draw:polygon>
        <draw:polygon draw:style-name="gr2" draw:text-style-name="P2" draw:layer="layout" svg:width="0.057cm" svg:height="0.071cm" svg:x="11.072cm" svg:y="6.475cm" svg:viewBox="0 0 58 72" draw:points="29,72 0,72 0,0 58,0 58,72">
          <text:p/>
        </draw:polygon>
        <draw:polygon draw:style-name="gr1" draw:text-style-name="P1" draw:layer="layout" svg:width="0.057cm" svg:height="0.071cm" svg:x="11.087cm" svg:y="6.493cm" svg:viewBox="0 0 58 72" draw:points="29,72 0,72 0,0 58,0 58,72">
          <text:p/>
        </draw:polygon>
        <draw:polygon draw:style-name="gr2" draw:text-style-name="P2" draw:layer="layout" svg:width="0.057cm" svg:height="0.071cm" svg:x="11.101cm" svg:y="6.511cm" svg:viewBox="0 0 58 72" draw:points="29,72 0,72 0,0 58,0 58,72">
          <text:p/>
        </draw:polygon>
        <draw:polygon draw:style-name="gr1" draw:text-style-name="P1" draw:layer="layout" svg:width="0.057cm" svg:height="0.071cm" svg:x="11.115cm" svg:y="6.528cm" svg:viewBox="0 0 58 72" draw:points="29,72 0,72 0,0 58,0 58,72">
          <text:p/>
        </draw:polygon>
        <draw:polygon draw:style-name="gr2" draw:text-style-name="P2" draw:layer="layout" svg:width="0.057cm" svg:height="0.071cm" svg:x="11.129cm" svg:y="6.546cm" svg:viewBox="0 0 58 72" draw:points="29,72 0,72 0,0 58,0 58,72">
          <text:p/>
        </draw:polygon>
        <draw:polygon draw:style-name="gr1" draw:text-style-name="P1" draw:layer="layout" svg:width="0.057cm" svg:height="0.071cm" svg:x="11.143cm" svg:y="6.564cm" svg:viewBox="0 0 58 72" draw:points="29,72 0,72 0,0 58,0 58,72">
          <text:p/>
        </draw:polygon>
        <draw:polygon draw:style-name="gr2" draw:text-style-name="P2" draw:layer="layout" svg:width="0.057cm" svg:height="0.071cm" svg:x="11.157cm" svg:y="6.581cm" svg:viewBox="0 0 58 72" draw:points="29,72 0,72 0,0 58,0 58,72">
          <text:p/>
        </draw:polygon>
        <draw:polygon draw:style-name="gr1" draw:text-style-name="P1" draw:layer="layout" svg:width="0.057cm" svg:height="0.071cm" svg:x="11.172cm" svg:y="6.599cm" svg:viewBox="0 0 58 72" draw:points="29,72 0,72 0,0 58,0 58,72">
          <text:p/>
        </draw:polygon>
        <draw:polygon draw:style-name="gr2" draw:text-style-name="P2" draw:layer="layout" svg:width="0.057cm" svg:height="0.071cm" svg:x="11.185cm" svg:y="6.616cm" svg:viewBox="0 0 58 72" draw:points="29,72 0,72 0,0 58,0 58,72">
          <text:p/>
        </draw:polygon>
        <draw:polygon draw:style-name="gr1" draw:text-style-name="P1" draw:layer="layout" svg:width="0.057cm" svg:height="0.071cm" svg:x="11.2cm" svg:y="6.634cm" svg:viewBox="0 0 58 72" draw:points="29,72 0,72 0,0 58,0 58,72">
          <text:p/>
        </draw:polygon>
        <draw:polygon draw:style-name="gr2" draw:text-style-name="P2" draw:layer="layout" svg:width="0.057cm" svg:height="0.071cm" svg:x="11.214cm" svg:y="6.652cm" svg:viewBox="0 0 58 72" draw:points="29,72 0,72 0,0 58,0 58,72">
          <text:p/>
        </draw:polygon>
        <draw:polygon draw:style-name="gr1" draw:text-style-name="P1" draw:layer="layout" svg:width="0.057cm" svg:height="0.071cm" svg:x="11.228cm" svg:y="6.669cm" svg:viewBox="0 0 58 72" draw:points="29,72 0,72 0,0 58,0 58,72">
          <text:p/>
        </draw:polygon>
        <draw:polygon draw:style-name="gr2" draw:text-style-name="P2" draw:layer="layout" svg:width="0.057cm" svg:height="0.071cm" svg:x="11.242cm" svg:y="6.687cm" svg:viewBox="0 0 58 72" draw:points="29,72 0,72 0,0 58,0 58,72">
          <text:p/>
        </draw:polygon>
        <draw:polygon draw:style-name="gr1" draw:text-style-name="P1" draw:layer="layout" svg:width="0.057cm" svg:height="0.071cm" svg:x="11.257cm" svg:y="6.705cm" svg:viewBox="0 0 58 72" draw:points="29,72 0,72 0,0 58,0 58,72">
          <text:p/>
        </draw:polygon>
        <draw:polygon draw:style-name="gr2" draw:text-style-name="P2" draw:layer="layout" svg:width="0.057cm" svg:height="0.071cm" svg:x="11.27cm" svg:y="6.722cm" svg:viewBox="0 0 58 72" draw:points="29,72 0,72 0,0 58,0 58,72">
          <text:p/>
        </draw:polygon>
        <draw:polygon draw:style-name="gr1" draw:text-style-name="P1" draw:layer="layout" svg:width="0.057cm" svg:height="0.071cm" svg:x="11.285cm" svg:y="6.74cm" svg:viewBox="0 0 58 72" draw:points="29,72 0,72 0,0 58,0 58,72">
          <text:p/>
        </draw:polygon>
        <draw:polygon draw:style-name="gr2" draw:text-style-name="P2" draw:layer="layout" svg:width="0.057cm" svg:height="0.071cm" svg:x="11.298cm" svg:y="6.758cm" svg:viewBox="0 0 58 72" draw:points="29,72 0,72 0,0 58,0 58,72">
          <text:p/>
        </draw:polygon>
        <draw:polygon draw:style-name="gr1" draw:text-style-name="P1" draw:layer="layout" svg:width="0.057cm" svg:height="0.071cm" svg:x="11.313cm" svg:y="6.775cm" svg:viewBox="0 0 58 72" draw:points="29,72 0,72 0,0 58,0 58,72">
          <text:p/>
        </draw:polygon>
        <draw:polygon draw:style-name="gr2" draw:text-style-name="P2" draw:layer="layout" svg:width="0.057cm" svg:height="0.071cm" svg:x="11.327cm" svg:y="6.793cm" svg:viewBox="0 0 58 72" draw:points="29,72 0,72 0,0 58,0 58,72">
          <text:p/>
        </draw:polygon>
        <draw:polygon draw:style-name="gr1" draw:text-style-name="P1" draw:layer="layout" svg:width="0.057cm" svg:height="0.071cm" svg:x="11.341cm" svg:y="6.811cm" svg:viewBox="0 0 58 72" draw:points="29,72 0,72 0,0 58,0 58,72">
          <text:p/>
        </draw:polygon>
        <draw:polygon draw:style-name="gr2" draw:text-style-name="P2" draw:layer="layout" svg:width="0.057cm" svg:height="0.071cm" svg:x="11.355cm" svg:y="6.828cm" svg:viewBox="0 0 58 72" draw:points="29,72 0,72 0,0 58,0 58,72">
          <text:p/>
        </draw:polygon>
        <draw:polygon draw:style-name="gr1" draw:text-style-name="P1" draw:layer="layout" svg:width="0.057cm" svg:height="0.071cm" svg:x="11.37cm" svg:y="6.846cm" svg:viewBox="0 0 58 72" draw:points="29,72 0,72 0,0 58,0 58,72">
          <text:p/>
        </draw:polygon>
        <draw:polygon draw:style-name="gr2" draw:text-style-name="P2" draw:layer="layout" svg:width="0.057cm" svg:height="0.071cm" svg:x="11.383cm" svg:y="6.863cm" svg:viewBox="0 0 58 72" draw:points="29,72 0,72 0,0 58,0 58,72">
          <text:p/>
        </draw:polygon>
        <draw:polygon draw:style-name="gr1" draw:text-style-name="P1" draw:layer="layout" svg:width="0.057cm" svg:height="0.071cm" svg:x="11.398cm" svg:y="6.881cm" svg:viewBox="0 0 58 72" draw:points="29,72 0,72 0,0 58,0 58,72">
          <text:p/>
        </draw:polygon>
        <draw:polygon draw:style-name="gr2" draw:text-style-name="P2" draw:layer="layout" svg:width="0.057cm" svg:height="0.071cm" svg:x="11.412cm" svg:y="6.899cm" svg:viewBox="0 0 58 72" draw:points="29,72 0,72 0,0 58,0 58,72">
          <text:p/>
        </draw:polygon>
        <draw:polygon draw:style-name="gr1" draw:text-style-name="P1" draw:layer="layout" svg:width="0.057cm" svg:height="0.071cm" svg:x="11.426cm" svg:y="6.916cm" svg:viewBox="0 0 58 72" draw:points="29,72 0,72 0,0 58,0 58,72">
          <text:p/>
        </draw:polygon>
        <draw:polygon draw:style-name="gr2" draw:text-style-name="P2" draw:layer="layout" svg:width="0.057cm" svg:height="0.071cm" svg:x="11.44cm" svg:y="6.934cm" svg:viewBox="0 0 58 72" draw:points="29,72 0,72 0,0 58,0 58,72">
          <text:p/>
        </draw:polygon>
        <draw:polygon draw:style-name="gr1" draw:text-style-name="P1" draw:layer="layout" svg:width="0.057cm" svg:height="0.071cm" svg:x="11.455cm" svg:y="6.952cm" svg:viewBox="0 0 58 72" draw:points="29,72 0,72 0,0 58,0 58,72">
          <text:p/>
        </draw:polygon>
        <draw:polygon draw:style-name="gr2" draw:text-style-name="P2" draw:layer="layout" svg:width="0.057cm" svg:height="0.071cm" svg:x="11.468cm" svg:y="6.969cm" svg:viewBox="0 0 58 72" draw:points="29,72 0,72 0,0 58,0 58,72">
          <text:p/>
        </draw:polygon>
        <draw:polygon draw:style-name="gr1" draw:text-style-name="P1" draw:layer="layout" svg:width="0.057cm" svg:height="0.071cm" svg:x="11.483cm" svg:y="6.987cm" svg:viewBox="0 0 58 72" draw:points="29,72 0,72 0,0 58,0 58,72">
          <text:p/>
        </draw:polygon>
        <draw:polygon draw:style-name="gr2" draw:text-style-name="P2" draw:layer="layout" svg:width="0.057cm" svg:height="0.071cm" svg:x="11.496cm" svg:y="7.005cm" svg:viewBox="0 0 58 72" draw:points="29,72 0,72 0,0 58,0 58,72">
          <text:p/>
        </draw:polygon>
        <draw:polygon draw:style-name="gr1" draw:text-style-name="P1" draw:layer="layout" svg:width="0.057cm" svg:height="0.071cm" svg:x="11.511cm" svg:y="7.022cm" svg:viewBox="0 0 58 72" draw:points="29,72 0,72 0,0 58,0 58,72">
          <text:p/>
        </draw:polygon>
        <draw:polygon draw:style-name="gr2" draw:text-style-name="P2" draw:layer="layout" svg:width="0.057cm" svg:height="0.071cm" svg:x="11.525cm" svg:y="7.04cm" svg:viewBox="0 0 58 72" draw:points="29,72 0,72 0,0 58,0 58,72">
          <text:p/>
        </draw:polygon>
        <draw:polygon draw:style-name="gr1" draw:text-style-name="P1" draw:layer="layout" svg:width="0.057cm" svg:height="0.071cm" svg:x="11.539cm" svg:y="7.057cm" svg:viewBox="0 0 58 72" draw:points="29,72 0,72 0,0 58,0 58,72">
          <text:p/>
        </draw:polygon>
        <draw:polygon draw:style-name="gr2" draw:text-style-name="P2" draw:layer="layout" svg:width="0.057cm" svg:height="0.071cm" svg:x="11.553cm" svg:y="7.075cm" svg:viewBox="0 0 58 72" draw:points="29,72 0,72 0,0 58,0 58,72">
          <text:p/>
        </draw:polygon>
        <draw:polygon draw:style-name="gr1" draw:text-style-name="P1" draw:layer="layout" svg:width="0.057cm" svg:height="0.071cm" svg:x="11.568cm" svg:y="7.093cm" svg:viewBox="0 0 58 72" draw:points="29,72 0,72 0,0 58,0 58,72">
          <text:p/>
        </draw:polygon>
        <draw:polygon draw:style-name="gr2" draw:text-style-name="P2" draw:layer="layout" svg:width="0.057cm" svg:height="0.071cm" svg:x="11.581cm" svg:y="7.11cm" svg:viewBox="0 0 58 72" draw:points="29,72 0,72 0,0 58,0 58,72">
          <text:p/>
        </draw:polygon>
        <draw:polygon draw:style-name="gr1" draw:text-style-name="P1" draw:layer="layout" svg:width="0.057cm" svg:height="0.071cm" svg:x="11.596cm" svg:y="7.128cm" svg:viewBox="0 0 58 72" draw:points="29,72 0,72 0,0 58,0 58,72">
          <text:p/>
        </draw:polygon>
        <draw:polygon draw:style-name="gr2" draw:text-style-name="P2" draw:layer="layout" svg:width="0.057cm" svg:height="0.071cm" svg:x="11.61cm" svg:y="7.146cm" svg:viewBox="0 0 58 72" draw:points="29,72 0,72 0,0 58,0 58,72">
          <text:p/>
        </draw:polygon>
        <draw:polygon draw:style-name="gr1" draw:text-style-name="P1" draw:layer="layout" svg:width="0.057cm" svg:height="0.071cm" svg:x="11.624cm" svg:y="7.163cm" svg:viewBox="0 0 58 72" draw:points="29,72 0,72 0,0 58,0 58,72">
          <text:p/>
        </draw:polygon>
        <draw:polygon draw:style-name="gr2" draw:text-style-name="P2" draw:layer="layout" svg:width="0.057cm" svg:height="0.071cm" svg:x="11.638cm" svg:y="7.181cm" svg:viewBox="0 0 58 72" draw:points="29,72 0,72 0,0 58,0 58,72">
          <text:p/>
        </draw:polygon>
        <draw:polygon draw:style-name="gr1" draw:text-style-name="P1" draw:layer="layout" svg:width="0.057cm" svg:height="0.071cm" svg:x="11.652cm" svg:y="7.199cm" svg:viewBox="0 0 58 72" draw:points="29,72 0,72 0,0 58,0 58,72">
          <text:p/>
        </draw:polygon>
        <draw:polygon draw:style-name="gr2" draw:text-style-name="P2" draw:layer="layout" svg:width="0.057cm" svg:height="0.071cm" svg:x="11.666cm" svg:y="7.216cm" svg:viewBox="0 0 58 72" draw:points="29,72 0,72 0,0 58,0 58,72">
          <text:p/>
        </draw:polygon>
        <draw:polygon draw:style-name="gr1" draw:text-style-name="P1" draw:layer="layout" svg:width="0.057cm" svg:height="0.071cm" svg:x="11.681cm" svg:y="7.234cm" svg:viewBox="0 0 58 72" draw:points="29,72 0,72 0,0 58,0 58,72">
          <text:p/>
        </draw:polygon>
        <draw:polygon draw:style-name="gr2" draw:text-style-name="P2" draw:layer="layout" svg:width="0.057cm" svg:height="0.071cm" svg:x="11.694cm" svg:y="7.251cm" svg:viewBox="0 0 58 72" draw:points="29,72 0,72 0,0 58,0 58,72">
          <text:p/>
        </draw:polygon>
        <draw:polygon draw:style-name="gr1" draw:text-style-name="P1" draw:layer="layout" svg:width="0.057cm" svg:height="0.071cm" svg:x="11.709cm" svg:y="7.269cm" svg:viewBox="0 0 58 72" draw:points="29,72 0,72 0,0 58,0 58,72">
          <text:p/>
        </draw:polygon>
        <draw:polygon draw:style-name="gr2" draw:text-style-name="P2" draw:layer="layout" svg:width="0.057cm" svg:height="0.071cm" svg:x="11.723cm" svg:y="7.287cm" svg:viewBox="0 0 58 72" draw:points="29,72 0,72 0,0 58,0 58,72">
          <text:p/>
        </draw:polygon>
        <draw:polygon draw:style-name="gr1" draw:text-style-name="P1" draw:layer="layout" svg:width="0.057cm" svg:height="0.071cm" svg:x="11.737cm" svg:y="7.304cm" svg:viewBox="0 0 58 72" draw:points="29,72 0,72 0,0 58,0 58,72">
          <text:p/>
        </draw:polygon>
        <draw:polygon draw:style-name="gr2" draw:text-style-name="P2" draw:layer="layout" svg:width="0.057cm" svg:height="0.071cm" svg:x="11.751cm" svg:y="7.322cm" svg:viewBox="0 0 58 72" draw:points="29,72 0,72 0,0 58,0 58,72">
          <text:p/>
        </draw:polygon>
        <draw:polygon draw:style-name="gr1" draw:text-style-name="P1" draw:layer="layout" svg:width="0.057cm" svg:height="0.071cm" svg:x="11.766cm" svg:y="7.34cm" svg:viewBox="0 0 58 72" draw:points="29,72 0,72 0,0 58,0 58,72">
          <text:p/>
        </draw:polygon>
        <draw:polygon draw:style-name="gr2" draw:text-style-name="P2" draw:layer="layout" svg:width="0.057cm" svg:height="0.071cm" svg:x="11.779cm" svg:y="7.357cm" svg:viewBox="0 0 58 72" draw:points="29,72 0,72 0,0 58,0 58,72">
          <text:p/>
        </draw:polygon>
        <draw:polygon draw:style-name="gr1" draw:text-style-name="P1" draw:layer="layout" svg:width="0.057cm" svg:height="0.071cm" svg:x="11.794cm" svg:y="7.375cm" svg:viewBox="0 0 58 72" draw:points="29,72 0,72 0,0 58,0 58,72">
          <text:p/>
        </draw:polygon>
        <draw:polygon draw:style-name="gr2" draw:text-style-name="P2" draw:layer="layout" svg:width="0.057cm" svg:height="0.071cm" svg:x="11.807cm" svg:y="7.393cm" svg:viewBox="0 0 58 72" draw:points="29,72 0,72 0,0 58,0 58,72">
          <text:p/>
        </draw:polygon>
        <draw:polygon draw:style-name="gr1" draw:text-style-name="P1" draw:layer="layout" svg:width="0.057cm" svg:height="0.071cm" svg:x="11.822cm" svg:y="7.41cm" svg:viewBox="0 0 58 72" draw:points="29,72 0,72 0,0 58,0 58,72">
          <text:p/>
        </draw:polygon>
        <draw:polygon draw:style-name="gr2" draw:text-style-name="P2" draw:layer="layout" svg:width="0.057cm" svg:height="0.071cm" svg:x="11.836cm" svg:y="7.428cm" svg:viewBox="0 0 58 72" draw:points="29,72 0,72 0,0 58,0 58,72">
          <text:p/>
        </draw:polygon>
        <draw:polygon draw:style-name="gr1" draw:text-style-name="P1" draw:layer="layout" svg:width="0.057cm" svg:height="0.071cm" svg:x="11.85cm" svg:y="7.446cm" svg:viewBox="0 0 58 72" draw:points="29,72 0,72 0,0 58,0 58,72">
          <text:p/>
        </draw:polygon>
        <draw:polygon draw:style-name="gr2" draw:text-style-name="P2" draw:layer="layout" svg:width="0.057cm" svg:height="0.071cm" svg:x="11.864cm" svg:y="7.463cm" svg:viewBox="0 0 58 72" draw:points="29,72 0,72 0,0 58,0 58,72">
          <text:p/>
        </draw:polygon>
        <draw:polygon draw:style-name="gr1" draw:text-style-name="P1" draw:layer="layout" svg:width="0.057cm" svg:height="0.071cm" svg:x="11.879cm" svg:y="7.481cm" svg:viewBox="0 0 58 72" draw:points="29,72 0,72 0,0 58,0 58,72">
          <text:p/>
        </draw:polygon>
        <draw:polygon draw:style-name="gr2" draw:text-style-name="P2" draw:layer="layout" svg:width="0.057cm" svg:height="0.071cm" svg:x="11.892cm" svg:y="7.498cm" svg:viewBox="0 0 58 72" draw:points="29,72 0,72 0,0 58,0 58,72">
          <text:p/>
        </draw:polygon>
        <draw:polygon draw:style-name="gr1" draw:text-style-name="P1" draw:layer="layout" svg:width="0.057cm" svg:height="0.071cm" svg:x="11.907cm" svg:y="7.516cm" svg:viewBox="0 0 58 72" draw:points="29,72 0,72 0,0 58,0 58,72">
          <text:p/>
        </draw:polygon>
        <draw:polygon draw:style-name="gr2" draw:text-style-name="P2" draw:layer="layout" svg:width="0.057cm" svg:height="0.071cm" svg:x="11.921cm" svg:y="7.534cm" svg:viewBox="0 0 58 72" draw:points="29,72 0,72 0,0 58,0 58,72">
          <text:p/>
        </draw:polygon>
        <draw:polygon draw:style-name="gr1" draw:text-style-name="P1" draw:layer="layout" svg:width="0.057cm" svg:height="0.071cm" svg:x="11.935cm" svg:y="7.551cm" svg:viewBox="0 0 58 72" draw:points="29,72 0,72 0,0 58,0 58,72">
          <text:p/>
        </draw:polygon>
        <draw:polygon draw:style-name="gr2" draw:text-style-name="P2" draw:layer="layout" svg:width="0.057cm" svg:height="0.071cm" svg:x="11.949cm" svg:y="7.569cm" svg:viewBox="0 0 58 72" draw:points="29,72 0,72 0,0 58,0 58,72">
          <text:p/>
        </draw:polygon>
        <draw:polygon draw:style-name="gr1" draw:text-style-name="P1" draw:layer="layout" svg:width="0.057cm" svg:height="0.071cm" svg:x="11.964cm" svg:y="7.587cm" svg:viewBox="0 0 58 72" draw:points="29,72 0,72 0,0 58,0 58,72">
          <text:p/>
        </draw:polygon>
        <draw:polygon draw:style-name="gr2" draw:text-style-name="P2" draw:layer="layout" svg:width="0.057cm" svg:height="0.071cm" svg:x="11.977cm" svg:y="7.604cm" svg:viewBox="0 0 58 72" draw:points="29,72 0,72 0,0 58,0 58,72">
          <text:p/>
        </draw:polygon>
        <draw:polygon draw:style-name="gr1" draw:text-style-name="P1" draw:layer="layout" svg:width="0.057cm" svg:height="0.071cm" svg:x="11.992cm" svg:y="7.622cm" svg:viewBox="0 0 58 72" draw:points="29,72 0,72 0,0 58,0 58,72">
          <text:p/>
        </draw:polygon>
        <draw:polygon draw:style-name="gr2" draw:text-style-name="P2" draw:layer="layout" svg:width="0.057cm" svg:height="0.071cm" svg:x="12.005cm" svg:y="7.64cm" svg:viewBox="0 0 58 72" draw:points="29,72 0,72 0,0 58,0 58,72">
          <text:p/>
        </draw:polygon>
        <draw:polygon draw:style-name="gr1" draw:text-style-name="P1" draw:layer="layout" svg:width="0.057cm" svg:height="0.071cm" svg:x="12.02cm" svg:y="7.657cm" svg:viewBox="0 0 58 72" draw:points="29,72 0,72 0,0 58,0 58,72">
          <text:p/>
        </draw:polygon>
        <draw:polygon draw:style-name="gr2" draw:text-style-name="P2" draw:layer="layout" svg:width="0.057cm" svg:height="0.071cm" svg:x="12.034cm" svg:y="7.675cm" svg:viewBox="0 0 58 72" draw:points="29,72 0,72 0,0 58,0 58,72">
          <text:p/>
        </draw:polygon>
        <draw:polygon draw:style-name="gr1" draw:text-style-name="P1" draw:layer="layout" svg:width="0.057cm" svg:height="0.071cm" svg:x="12.048cm" svg:y="7.692cm" svg:viewBox="0 0 58 72" draw:points="29,72 0,72 0,0 58,0 58,72">
          <text:p/>
        </draw:polygon>
        <draw:polygon draw:style-name="gr2" draw:text-style-name="P2" draw:layer="layout" svg:width="0.057cm" svg:height="0.071cm" svg:x="12.062cm" svg:y="7.71cm" svg:viewBox="0 0 58 72" draw:points="29,72 0,72 0,0 58,0 58,72">
          <text:p/>
        </draw:polygon>
        <draw:polygon draw:style-name="gr1" draw:text-style-name="P1" draw:layer="layout" svg:width="0.057cm" svg:height="0.071cm" svg:x="12.077cm" svg:y="7.728cm" svg:viewBox="0 0 58 72" draw:points="29,72 0,72 0,0 58,0 58,72">
          <text:p/>
        </draw:polygon>
        <draw:polygon draw:style-name="gr2" draw:text-style-name="P2" draw:layer="layout" svg:width="0.057cm" svg:height="0.071cm" svg:x="12.09cm" svg:y="7.745cm" svg:viewBox="0 0 58 72" draw:points="29,72 0,72 0,0 58,0 58,72">
          <text:p/>
        </draw:polygon>
        <draw:polygon draw:style-name="gr1" draw:text-style-name="P1" draw:layer="layout" svg:width="0.057cm" svg:height="0.071cm" svg:x="12.105cm" svg:y="7.763cm" svg:viewBox="0 0 58 72" draw:points="29,72 0,72 0,0 58,0 58,72">
          <text:p/>
        </draw:polygon>
        <draw:polygon draw:style-name="gr2" draw:text-style-name="P2" draw:layer="layout" svg:width="0.057cm" svg:height="0.071cm" svg:x="12.119cm" svg:y="7.781cm" svg:viewBox="0 0 58 72" draw:points="29,72 0,72 0,0 58,0 58,72">
          <text:p/>
        </draw:polygon>
        <draw:polygon draw:style-name="gr1" draw:text-style-name="P1" draw:layer="layout" svg:width="0.057cm" svg:height="0.071cm" svg:x="12.133cm" svg:y="7.798cm" svg:viewBox="0 0 58 72" draw:points="29,72 0,72 0,0 58,0 58,72">
          <text:p/>
        </draw:polygon>
        <draw:polygon draw:style-name="gr2" draw:text-style-name="P2" draw:layer="layout" svg:width="0.057cm" svg:height="0.071cm" svg:x="12.147cm" svg:y="7.816cm" svg:viewBox="0 0 58 72" draw:points="29,72 0,72 0,0 58,0 58,72">
          <text:p/>
        </draw:polygon>
        <draw:polygon draw:style-name="gr1" draw:text-style-name="P1" draw:layer="layout" svg:width="0.057cm" svg:height="0.071cm" svg:x="12.161cm" svg:y="7.834cm" svg:viewBox="0 0 58 72" draw:points="29,72 0,72 0,0 58,0 58,72">
          <text:p/>
        </draw:polygon>
        <draw:polygon draw:style-name="gr2" draw:text-style-name="P2" draw:layer="layout" svg:width="0.057cm" svg:height="0.071cm" svg:x="12.175cm" svg:y="7.851cm" svg:viewBox="0 0 58 72" draw:points="29,72 0,72 0,0 58,0 58,72">
          <text:p/>
        </draw:polygon>
        <draw:polygon draw:style-name="gr1" draw:text-style-name="P1" draw:layer="layout" svg:width="0.057cm" svg:height="0.071cm" svg:x="12.19cm" svg:y="7.869cm" svg:viewBox="0 0 58 72" draw:points="29,72 0,72 0,0 58,0 58,72">
          <text:p/>
        </draw:polygon>
        <draw:polygon draw:style-name="gr2" draw:text-style-name="P2" draw:layer="layout" svg:width="0.057cm" svg:height="0.071cm" svg:x="12.203cm" svg:y="7.886cm" svg:viewBox="0 0 58 72" draw:points="29,72 0,72 0,0 58,0 58,72">
          <text:p/>
        </draw:polygon>
        <draw:polygon draw:style-name="gr1" draw:text-style-name="P1" draw:layer="layout" svg:width="0.057cm" svg:height="0.071cm" svg:x="12.218cm" svg:y="7.904cm" svg:viewBox="0 0 58 72" draw:points="29,72 0,72 0,0 58,0 58,72">
          <text:p/>
        </draw:polygon>
        <draw:polygon draw:style-name="gr2" draw:text-style-name="P2" draw:layer="layout" svg:width="0.057cm" svg:height="0.071cm" svg:x="12.232cm" svg:y="7.922cm" svg:viewBox="0 0 58 72" draw:points="29,72 0,72 0,0 58,0 58,72">
          <text:p/>
        </draw:polygon>
        <draw:polygon draw:style-name="gr1" draw:text-style-name="P1" draw:layer="layout" svg:width="0.057cm" svg:height="0.071cm" svg:x="12.246cm" svg:y="7.939cm" svg:viewBox="0 0 58 72" draw:points="29,72 0,72 0,0 58,0 58,72">
          <text:p/>
        </draw:polygon>
        <draw:polygon draw:style-name="gr2" draw:text-style-name="P2" draw:layer="layout" svg:width="0.057cm" svg:height="0.071cm" svg:x="12.26cm" svg:y="7.957cm" svg:viewBox="0 0 58 72" draw:points="29,72 0,72 0,0 58,0 58,72">
          <text:p/>
        </draw:polygon>
        <draw:polygon draw:style-name="gr1" draw:text-style-name="P1" draw:layer="layout" svg:width="0.057cm" svg:height="0.071cm" svg:x="12.275cm" svg:y="7.975cm" svg:viewBox="0 0 58 72" draw:points="29,72 0,72 0,0 58,0 58,72">
          <text:p/>
        </draw:polygon>
        <draw:polygon draw:style-name="gr2" draw:text-style-name="P2" draw:layer="layout" svg:width="0.057cm" svg:height="0.071cm" svg:x="12.288cm" svg:y="7.992cm" svg:viewBox="0 0 58 72" draw:points="29,72 0,72 0,0 58,0 58,72">
          <text:p/>
        </draw:polygon>
        <draw:polygon draw:style-name="gr1" draw:text-style-name="P1" draw:layer="layout" svg:width="0.057cm" svg:height="0.071cm" svg:x="12.303cm" svg:y="8.01cm" svg:viewBox="0 0 58 72" draw:points="29,72 0,72 0,0 58,0 58,72">
          <text:p/>
        </draw:polygon>
        <draw:polygon draw:style-name="gr2" draw:text-style-name="P2" draw:layer="layout" svg:width="0.057cm" svg:height="0.071cm" svg:x="12.316cm" svg:y="8.028cm" svg:viewBox="0 0 58 72" draw:points="29,72 0,72 0,0 58,0 58,72">
          <text:p/>
        </draw:polygon>
        <draw:polygon draw:style-name="gr1" draw:text-style-name="P1" draw:layer="layout" svg:width="0.057cm" svg:height="0.071cm" svg:x="12.331cm" svg:y="8.045cm" svg:viewBox="0 0 58 72" draw:points="29,72 0,72 0,0 58,0 58,72">
          <text:p/>
        </draw:polygon>
        <draw:polygon draw:style-name="gr2" draw:text-style-name="P2" draw:layer="layout" svg:width="0.057cm" svg:height="0.071cm" svg:x="12.345cm" svg:y="8.063cm" svg:viewBox="0 0 58 72" draw:points="29,72 0,72 0,0 58,0 58,72">
          <text:p/>
        </draw:polygon>
        <draw:polygon draw:style-name="gr1" draw:text-style-name="P1" draw:layer="layout" svg:width="0.057cm" svg:height="0.071cm" svg:x="12.359cm" svg:y="8.081cm" svg:viewBox="0 0 58 72" draw:points="29,72 0,72 0,0 58,0 58,72">
          <text:p/>
        </draw:polygon>
        <draw:polygon draw:style-name="gr2" draw:text-style-name="P2" draw:layer="layout" svg:width="0.057cm" svg:height="0.071cm" svg:x="12.373cm" svg:y="8.098cm" svg:viewBox="0 0 58 72" draw:points="29,72 0,72 0,0 58,0 58,72">
          <text:p/>
        </draw:polygon>
        <draw:polygon draw:style-name="gr1" draw:text-style-name="P1" draw:layer="layout" svg:width="0.057cm" svg:height="0.071cm" svg:x="12.388cm" svg:y="8.116cm" svg:viewBox="0 0 58 72" draw:points="29,72 0,72 0,0 58,0 58,72">
          <text:p/>
        </draw:polygon>
        <draw:polygon draw:style-name="gr2" draw:text-style-name="P2" draw:layer="layout" svg:width="0.057cm" svg:height="0.071cm" svg:x="12.401cm" svg:y="8.133cm" svg:viewBox="0 0 58 72" draw:points="29,72 0,72 0,0 58,0 58,72">
          <text:p/>
        </draw:polygon>
        <draw:polygon draw:style-name="gr1" draw:text-style-name="P1" draw:layer="layout" svg:width="0.057cm" svg:height="0.071cm" svg:x="12.416cm" svg:y="8.151cm" svg:viewBox="0 0 58 72" draw:points="29,72 0,72 0,0 58,0 58,72">
          <text:p/>
        </draw:polygon>
        <draw:polygon draw:style-name="gr2" draw:text-style-name="P2" draw:layer="layout" svg:width="0.057cm" svg:height="0.071cm" svg:x="12.43cm" svg:y="8.169cm" svg:viewBox="0 0 58 72" draw:points="29,72 0,72 0,0 58,0 58,72">
          <text:p/>
        </draw:polygon>
        <draw:polygon draw:style-name="gr1" draw:text-style-name="P1" draw:layer="layout" svg:width="0.057cm" svg:height="0.071cm" svg:x="12.444cm" svg:y="8.186cm" svg:viewBox="0 0 58 72" draw:points="29,72 0,72 0,0 58,0 58,72">
          <text:p/>
        </draw:polygon>
        <draw:polygon draw:style-name="gr2" draw:text-style-name="P2" draw:layer="layout" svg:width="0.057cm" svg:height="0.071cm" svg:x="12.458cm" svg:y="8.204cm" svg:viewBox="0 0 58 72" draw:points="29,72 0,72 0,0 58,0 58,72">
          <text:p/>
        </draw:polygon>
        <draw:polygon draw:style-name="gr1" draw:text-style-name="P1" draw:layer="layout" svg:width="0.057cm" svg:height="0.071cm" svg:x="12.473cm" svg:y="8.222cm" svg:viewBox="0 0 58 72" draw:points="29,72 0,72 0,0 58,0 58,72">
          <text:p/>
        </draw:polygon>
        <draw:polygon draw:style-name="gr2" draw:text-style-name="P2" draw:layer="layout" svg:width="0.057cm" svg:height="0.071cm" svg:x="12.486cm" svg:y="8.239cm" svg:viewBox="0 0 58 72" draw:points="29,72 0,72 0,0 58,0 58,72">
          <text:p/>
        </draw:polygon>
        <draw:polygon draw:style-name="gr1" draw:text-style-name="P1" draw:layer="layout" svg:width="0.057cm" svg:height="0.071cm" svg:x="12.501cm" svg:y="8.257cm" svg:viewBox="0 0 58 72" draw:points="29,72 0,72 0,0 58,0 58,72">
          <text:p/>
        </draw:polygon>
        <draw:polygon draw:style-name="gr2" draw:text-style-name="P2" draw:layer="layout" svg:width="0.057cm" svg:height="0.071cm" svg:x="12.514cm" svg:y="8.275cm" svg:viewBox="0 0 58 72" draw:points="29,72 0,72 0,0 58,0 58,72">
          <text:p/>
        </draw:polygon>
        <draw:polygon draw:style-name="gr1" draw:text-style-name="P1" draw:layer="layout" svg:width="0.057cm" svg:height="0.071cm" svg:x="12.529cm" svg:y="8.292cm" svg:viewBox="0 0 58 72" draw:points="29,72 0,72 0,0 58,0 58,72">
          <text:p/>
        </draw:polygon>
        <draw:polygon draw:style-name="gr2" draw:text-style-name="P2" draw:layer="layout" svg:width="0.057cm" svg:height="0.071cm" svg:x="12.543cm" svg:y="8.31cm" svg:viewBox="0 0 58 72" draw:points="29,72 0,72 0,0 58,0 58,72">
          <text:p/>
        </draw:polygon>
        <draw:polygon draw:style-name="gr1" draw:text-style-name="P1" draw:layer="layout" svg:width="0.057cm" svg:height="0.071cm" svg:x="12.557cm" svg:y="8.327cm" svg:viewBox="0 0 58 72" draw:points="29,72 0,72 0,0 58,0 58,72">
          <text:p/>
        </draw:polygon>
        <draw:polygon draw:style-name="gr2" draw:text-style-name="P2" draw:layer="layout" svg:width="0.057cm" svg:height="0.071cm" svg:x="12.571cm" svg:y="8.345cm" svg:viewBox="0 0 58 72" draw:points="29,72 0,72 0,0 58,0 58,72">
          <text:p/>
        </draw:polygon>
        <draw:polygon draw:style-name="gr1" draw:text-style-name="P1" draw:layer="layout" svg:width="0.057cm" svg:height="0.071cm" svg:x="12.586cm" svg:y="8.363cm" svg:viewBox="0 0 58 72" draw:points="29,72 0,72 0,0 58,0 58,72">
          <text:p/>
        </draw:polygon>
        <draw:polygon draw:style-name="gr2" draw:text-style-name="P2" draw:layer="layout" svg:width="0.057cm" svg:height="0.071cm" svg:x="12.599cm" svg:y="8.38cm" svg:viewBox="0 0 58 72" draw:points="29,72 0,72 0,0 58,0 58,72">
          <text:p/>
        </draw:polygon>
        <draw:polygon draw:style-name="gr1" draw:text-style-name="P1" draw:layer="layout" svg:width="0.057cm" svg:height="0.071cm" svg:x="12.614cm" svg:y="8.398cm" svg:viewBox="0 0 58 72" draw:points="29,72 0,72 0,0 58,0 58,72">
          <text:p/>
        </draw:polygon>
        <draw:polygon draw:style-name="gr2" draw:text-style-name="P2" draw:layer="layout" svg:width="0.057cm" svg:height="0.071cm" svg:x="12.628cm" svg:y="8.416cm" svg:viewBox="0 0 58 72" draw:points="29,72 0,72 0,0 58,0 58,72">
          <text:p/>
        </draw:polygon>
        <draw:polygon draw:style-name="gr1" draw:text-style-name="P1" draw:layer="layout" svg:width="0.057cm" svg:height="0.071cm" svg:x="12.642cm" svg:y="8.433cm" svg:viewBox="0 0 58 72" draw:points="29,72 0,72 0,0 58,0 58,72">
          <text:p/>
        </draw:polygon>
        <draw:polygon draw:style-name="gr2" draw:text-style-name="P2" draw:layer="layout" svg:width="0.057cm" svg:height="0.071cm" svg:x="12.656cm" svg:y="8.451cm" svg:viewBox="0 0 58 72" draw:points="29,72 0,72 0,0 58,0 58,72">
          <text:p/>
        </draw:polygon>
        <draw:polygon draw:style-name="gr1" draw:text-style-name="P1" draw:layer="layout" svg:width="0.057cm" svg:height="0.071cm" svg:x="12.67cm" svg:y="8.469cm" svg:viewBox="0 0 58 72" draw:points="29,72 0,72 0,0 58,0 58,72">
          <text:p/>
        </draw:polygon>
        <draw:polygon draw:style-name="gr2" draw:text-style-name="P2" draw:layer="layout" svg:width="0.057cm" svg:height="0.071cm" svg:x="12.684cm" svg:y="8.486cm" svg:viewBox="0 0 58 72" draw:points="29,72 0,72 0,0 58,0 58,72">
          <text:p/>
        </draw:polygon>
        <draw:polygon draw:style-name="gr1" draw:text-style-name="P1" draw:layer="layout" svg:width="0.057cm" svg:height="0.071cm" svg:x="12.699cm" svg:y="8.504cm" svg:viewBox="0 0 58 72" draw:points="29,72 0,72 0,0 58,0 58,72">
          <text:p/>
        </draw:polygon>
        <draw:polygon draw:style-name="gr2" draw:text-style-name="P2" draw:layer="layout" svg:width="0.057cm" svg:height="0.071cm" svg:x="12.712cm" svg:y="8.521cm" svg:viewBox="0 0 58 72" draw:points="29,72 0,72 0,0 58,0 58,72">
          <text:p/>
        </draw:polygon>
        <draw:polygon draw:style-name="gr1" draw:text-style-name="P1" draw:layer="layout" svg:width="0.057cm" svg:height="0.071cm" svg:x="12.727cm" svg:y="8.539cm" svg:viewBox="0 0 58 72" draw:points="29,72 0,72 0,0 58,0 58,72">
          <text:p/>
        </draw:polygon>
        <draw:polygon draw:style-name="gr2" draw:text-style-name="P2" draw:layer="layout" svg:width="0.057cm" svg:height="0.071cm" svg:x="12.741cm" svg:y="8.557cm" svg:viewBox="0 0 58 72" draw:points="29,72 0,72 0,0 58,0 58,72">
          <text:p/>
        </draw:polygon>
        <draw:polygon draw:style-name="gr1" draw:text-style-name="P1" draw:layer="layout" svg:width="0.057cm" svg:height="0.071cm" svg:x="12.755cm" svg:y="8.574cm" svg:viewBox="0 0 58 72" draw:points="29,72 0,72 0,0 58,0 58,72">
          <text:p/>
        </draw:polygon>
        <draw:polygon draw:style-name="gr2" draw:text-style-name="P2" draw:layer="layout" svg:width="0.057cm" svg:height="0.071cm" svg:x="12.769cm" svg:y="8.592cm" svg:viewBox="0 0 58 72" draw:points="29,72 0,72 0,0 58,0 58,72">
          <text:p/>
        </draw:polygon>
        <draw:polygon draw:style-name="gr1" draw:text-style-name="P1" draw:layer="layout" svg:width="0.057cm" svg:height="0.071cm" svg:x="12.783cm" svg:y="8.61cm" svg:viewBox="0 0 58 72" draw:points="29,72 0,72 0,0 58,0 58,72">
          <text:p/>
        </draw:polygon>
        <draw:polygon draw:style-name="gr2" draw:text-style-name="P2" draw:layer="layout" svg:width="0.057cm" svg:height="0.071cm" svg:x="12.797cm" svg:y="8.627cm" svg:viewBox="0 0 58 72" draw:points="29,72 0,72 0,0 58,0 58,72">
          <text:p/>
        </draw:polygon>
        <draw:polygon draw:style-name="gr1" draw:text-style-name="P1" draw:layer="layout" svg:width="0.057cm" svg:height="0.071cm" svg:x="12.812cm" svg:y="8.645cm" svg:viewBox="0 0 58 72" draw:points="29,72 0,72 0,0 58,0 58,72">
          <text:p/>
        </draw:polygon>
        <draw:polygon draw:style-name="gr2" draw:text-style-name="P2" draw:layer="layout" svg:width="0.057cm" svg:height="0.071cm" svg:x="12.825cm" svg:y="8.663cm" svg:viewBox="0 0 58 72" draw:points="29,72 0,72 0,0 58,0 58,72">
          <text:p/>
        </draw:polygon>
        <draw:polygon draw:style-name="gr1" draw:text-style-name="P1" draw:layer="layout" svg:width="0.057cm" svg:height="0.071cm" svg:x="12.84cm" svg:y="8.68cm" svg:viewBox="0 0 58 72" draw:points="29,72 0,72 0,0 58,0 58,72">
          <text:p/>
        </draw:polygon>
        <draw:polygon draw:style-name="gr2" draw:text-style-name="P2" draw:layer="layout" svg:width="0.057cm" svg:height="0.071cm" svg:x="12.854cm" svg:y="8.698cm" svg:viewBox="0 0 58 72" draw:points="29,72 0,72 0,0 58,0 58,72">
          <text:p/>
        </draw:polygon>
        <draw:polygon draw:style-name="gr1" draw:text-style-name="P1" draw:layer="layout" svg:width="0.057cm" svg:height="0.071cm" svg:x="12.868cm" svg:y="8.716cm" svg:viewBox="0 0 58 72" draw:points="29,72 0,72 0,0 58,0 58,72">
          <text:p/>
        </draw:polygon>
        <draw:polygon draw:style-name="gr2" draw:text-style-name="P2" draw:layer="layout" svg:width="0.057cm" svg:height="0.071cm" svg:x="12.882cm" svg:y="8.733cm" svg:viewBox="0 0 58 72" draw:points="29,72 0,72 0,0 58,0 58,72">
          <text:p/>
        </draw:polygon>
        <draw:polygon draw:style-name="gr1" draw:text-style-name="P1" draw:layer="layout" svg:width="0.057cm" svg:height="0.071cm" svg:x="12.896cm" svg:y="8.751cm" svg:viewBox="0 0 58 72" draw:points="29,72 0,72 0,0 58,0 58,72">
          <text:p/>
        </draw:polygon>
        <draw:polygon draw:style-name="gr2" draw:text-style-name="P2" draw:layer="layout" svg:width="0.057cm" svg:height="0.071cm" svg:x="12.91cm" svg:y="8.768cm" svg:viewBox="0 0 58 72" draw:points="29,72 0,72 0,0 58,0 58,72">
          <text:p/>
        </draw:polygon>
        <draw:polygon draw:style-name="gr1" draw:text-style-name="P1" draw:layer="layout" svg:width="0.057cm" svg:height="0.071cm" svg:x="12.925cm" svg:y="8.786cm" svg:viewBox="0 0 58 72" draw:points="29,72 0,72 0,0 58,0 58,72">
          <text:p/>
        </draw:polygon>
        <draw:polygon draw:style-name="gr2" draw:text-style-name="P2" draw:layer="layout" svg:width="0.057cm" svg:height="0.071cm" svg:x="12.939cm" svg:y="8.804cm" svg:viewBox="0 0 58 72" draw:points="29,72 0,72 0,0 58,0 58,72">
          <text:p/>
        </draw:polygon>
        <draw:polygon draw:style-name="gr1" draw:text-style-name="P1" draw:layer="layout" svg:width="0.057cm" svg:height="0.071cm" svg:x="12.953cm" svg:y="8.821cm" svg:viewBox="0 0 58 72" draw:points="29,72 0,72 0,0 58,0 58,72">
          <text:p/>
        </draw:polygon>
        <draw:polygon draw:style-name="gr2" draw:text-style-name="P2" draw:layer="layout" svg:width="0.057cm" svg:height="0.071cm" svg:x="12.967cm" svg:y="8.839cm" svg:viewBox="0 0 58 72" draw:points="29,72 0,72 0,0 58,0 58,72">
          <text:p/>
        </draw:polygon>
        <draw:polygon draw:style-name="gr1" draw:text-style-name="P1" draw:layer="layout" svg:width="0.057cm" svg:height="0.071cm" svg:x="12.981cm" svg:y="8.857cm" svg:viewBox="0 0 58 72" draw:points="29,72 0,72 0,0 58,0 58,72">
          <text:p/>
        </draw:polygon>
        <draw:polygon draw:style-name="gr2" draw:text-style-name="P2" draw:layer="layout" svg:width="0.057cm" svg:height="0.071cm" svg:x="12.995cm" svg:y="8.874cm" svg:viewBox="0 0 58 72" draw:points="29,72 0,72 0,0 58,0 58,72">
          <text:p/>
        </draw:polygon>
        <draw:polygon draw:style-name="gr1" draw:text-style-name="P1" draw:layer="layout" svg:width="0.057cm" svg:height="0.071cm" svg:x="13.009cm" svg:y="8.892cm" svg:viewBox="0 0 58 72" draw:points="29,72 0,72 0,0 58,0 58,72">
          <text:p/>
        </draw:polygon>
        <draw:polygon draw:style-name="gr2" draw:text-style-name="P2" draw:layer="layout" svg:width="0.057cm" svg:height="0.071cm" svg:x="13.023cm" svg:y="8.91cm" svg:viewBox="0 0 58 72" draw:points="29,72 0,72 0,0 58,0 58,72">
          <text:p/>
        </draw:polygon>
        <draw:polygon draw:style-name="gr1" draw:text-style-name="P1" draw:layer="layout" svg:width="0.057cm" svg:height="0.071cm" svg:x="13.038cm" svg:y="8.927cm" svg:viewBox="0 0 58 72" draw:points="29,72 0,72 0,0 58,0 58,72">
          <text:p/>
        </draw:polygon>
        <draw:polygon draw:style-name="gr2" draw:text-style-name="P2" draw:layer="layout" svg:width="0.057cm" svg:height="0.071cm" svg:x="13.052cm" svg:y="8.945cm" svg:viewBox="0 0 58 72" draw:points="29,72 0,72 0,0 58,0 58,72">
          <text:p/>
        </draw:polygon>
        <draw:polygon draw:style-name="gr1" draw:text-style-name="P1" draw:layer="layout" svg:width="0.057cm" svg:height="0.071cm" svg:x="13.066cm" svg:y="8.962cm" svg:viewBox="0 0 58 72" draw:points="29,72 0,72 0,0 58,0 58,72">
          <text:p/>
        </draw:polygon>
        <draw:polygon draw:style-name="gr2" draw:text-style-name="P2" draw:layer="layout" svg:width="0.057cm" svg:height="0.071cm" svg:x="13.08cm" svg:y="8.98cm" svg:viewBox="0 0 58 72" draw:points="29,72 0,72 0,0 58,0 58,72">
          <text:p/>
        </draw:polygon>
        <draw:polygon draw:style-name="gr1" draw:text-style-name="P1" draw:layer="layout" svg:width="0.057cm" svg:height="0.071cm" svg:x="13.094cm" svg:y="8.998cm" svg:viewBox="0 0 58 72" draw:points="29,72 0,72 0,0 58,0 58,72">
          <text:p/>
        </draw:polygon>
        <draw:polygon draw:style-name="gr2" draw:text-style-name="P2" draw:layer="layout" svg:width="0.057cm" svg:height="0.071cm" svg:x="13.108cm" svg:y="9.015cm" svg:viewBox="0 0 58 72" draw:points="29,72 0,72 0,0 58,0 58,72">
          <text:p/>
        </draw:polygon>
        <draw:polygon draw:style-name="gr1" draw:text-style-name="P1" draw:layer="layout" svg:width="0.057cm" svg:height="0.071cm" svg:x="13.122cm" svg:y="9.033cm" svg:viewBox="0 0 58 72" draw:points="29,72 0,72 0,0 58,0 58,72">
          <text:p/>
        </draw:polygon>
        <draw:polygon draw:style-name="gr2" draw:text-style-name="P2" draw:layer="layout" svg:width="0.057cm" svg:height="0.071cm" svg:x="13.137cm" svg:y="9.051cm" svg:viewBox="0 0 58 72" draw:points="29,72 0,72 0,0 58,0 58,72">
          <text:p/>
        </draw:polygon>
        <draw:polygon draw:style-name="gr1" draw:text-style-name="P1" draw:layer="layout" svg:width="0.057cm" svg:height="0.071cm" svg:x="13.151cm" svg:y="9.068cm" svg:viewBox="0 0 58 72" draw:points="29,72 0,72 0,0 58,0 58,72">
          <text:p/>
        </draw:polygon>
        <draw:polygon draw:style-name="gr2" draw:text-style-name="P2" draw:layer="layout" svg:width="0.057cm" svg:height="0.071cm" svg:x="13.165cm" svg:y="9.086cm" svg:viewBox="0 0 58 72" draw:points="29,72 0,72 0,0 58,0 58,72">
          <text:p/>
        </draw:polygon>
        <draw:polygon draw:style-name="gr1" draw:text-style-name="P1" draw:layer="layout" svg:width="0.057cm" svg:height="0.071cm" svg:x="13.179cm" svg:y="9.104cm" svg:viewBox="0 0 58 72" draw:points="29,72 0,72 0,0 58,0 58,72">
          <text:p/>
        </draw:polygon>
        <draw:polygon draw:style-name="gr2" draw:text-style-name="P2" draw:layer="layout" svg:width="0.057cm" svg:height="0.071cm" svg:x="13.193cm" svg:y="9.121cm" svg:viewBox="0 0 58 72" draw:points="29,72 0,72 0,0 58,0 58,72">
          <text:p/>
        </draw:polygon>
        <draw:polygon draw:style-name="gr1" draw:text-style-name="P1" draw:layer="layout" svg:width="0.057cm" svg:height="0.071cm" svg:x="13.207cm" svg:y="9.139cm" svg:viewBox="0 0 58 72" draw:points="29,72 0,72 0,0 58,0 58,72">
          <text:p/>
        </draw:polygon>
        <draw:polygon draw:style-name="gr2" draw:text-style-name="P2" draw:layer="layout" svg:width="0.057cm" svg:height="0.071cm" svg:x="13.221cm" svg:y="9.156cm" svg:viewBox="0 0 58 72" draw:points="29,72 0,72 0,0 58,0 58,72">
          <text:p/>
        </draw:polygon>
        <draw:polygon draw:style-name="gr1" draw:text-style-name="P1" draw:layer="layout" svg:width="0.057cm" svg:height="0.071cm" svg:x="13.236cm" svg:y="9.174cm" svg:viewBox="0 0 58 72" draw:points="29,72 0,72 0,0 58,0 58,72">
          <text:p/>
        </draw:polygon>
        <draw:polygon draw:style-name="gr2" draw:text-style-name="P2" draw:layer="layout" svg:width="0.057cm" svg:height="0.071cm" svg:x="13.25cm" svg:y="9.192cm" svg:viewBox="0 0 58 72" draw:points="29,72 0,72 0,0 58,0 58,72">
          <text:p/>
        </draw:polygon>
        <draw:polygon draw:style-name="gr1" draw:text-style-name="P1" draw:layer="layout" svg:width="0.057cm" svg:height="0.071cm" svg:x="13.264cm" svg:y="9.209cm" svg:viewBox="0 0 58 72" draw:points="29,72 0,72 0,0 58,0 58,72">
          <text:p/>
        </draw:polygon>
        <draw:polygon draw:style-name="gr2" draw:text-style-name="P2" draw:layer="layout" svg:width="0.057cm" svg:height="0.071cm" svg:x="13.278cm" svg:y="9.227cm" svg:viewBox="0 0 58 72" draw:points="29,72 0,72 0,0 58,0 58,72">
          <text:p/>
        </draw:polygon>
        <draw:polygon draw:style-name="gr1" draw:text-style-name="P1" draw:layer="layout" svg:width="0.057cm" svg:height="0.071cm" svg:x="13.292cm" svg:y="9.245cm" svg:viewBox="0 0 58 72" draw:points="29,72 0,72 0,0 58,0 58,72">
          <text:p/>
        </draw:polygon>
        <draw:polygon draw:style-name="gr2" draw:text-style-name="P2" draw:layer="layout" svg:width="0.057cm" svg:height="0.071cm" svg:x="13.306cm" svg:y="9.262cm" svg:viewBox="0 0 58 72" draw:points="29,72 0,72 0,0 58,0 58,72">
          <text:p/>
        </draw:polygon>
        <draw:polygon draw:style-name="gr1" draw:text-style-name="P1" draw:layer="layout" svg:width="0.057cm" svg:height="0.071cm" svg:x="13.32cm" svg:y="9.28cm" svg:viewBox="0 0 58 72" draw:points="29,72 0,72 0,0 58,0 58,72">
          <text:p/>
        </draw:polygon>
        <draw:polygon draw:style-name="gr2" draw:text-style-name="P2" draw:layer="layout" svg:width="0.057cm" svg:height="0.071cm" svg:x="13.334cm" svg:y="9.298cm" svg:viewBox="0 0 58 72" draw:points="29,72 0,72 0,0 58,0 58,72">
          <text:p/>
        </draw:polygon>
        <draw:polygon draw:style-name="gr1" draw:text-style-name="P1" draw:layer="layout" svg:width="0.057cm" svg:height="0.071cm" svg:x="13.349cm" svg:y="9.315cm" svg:viewBox="0 0 58 72" draw:points="29,72 0,72 0,0 58,0 58,72">
          <text:p/>
        </draw:polygon>
        <draw:polygon draw:style-name="gr2" draw:text-style-name="P2" draw:layer="layout" svg:width="0.057cm" svg:height="0.071cm" svg:x="13.363cm" svg:y="9.333cm" svg:viewBox="0 0 58 72" draw:points="29,72 0,72 0,0 58,0 58,72">
          <text:p/>
        </draw:polygon>
        <draw:polygon draw:style-name="gr1" draw:text-style-name="P1" draw:layer="layout" svg:width="0.057cm" svg:height="0.071cm" svg:x="13.377cm" svg:y="9.351cm" svg:viewBox="0 0 58 72" draw:points="29,72 0,72 0,0 58,0 58,72">
          <text:p/>
        </draw:polygon>
        <draw:polygon draw:style-name="gr2" draw:text-style-name="P2" draw:layer="layout" svg:width="0.057cm" svg:height="0.071cm" svg:x="13.391cm" svg:y="9.368cm" svg:viewBox="0 0 58 72" draw:points="29,72 0,72 0,0 58,0 58,72">
          <text:p/>
        </draw:polygon>
        <draw:polygon draw:style-name="gr1" draw:text-style-name="P1" draw:layer="layout" svg:width="0.057cm" svg:height="0.071cm" svg:x="13.405cm" svg:y="9.386cm" svg:viewBox="0 0 58 72" draw:points="29,72 0,72 0,0 58,0 58,72">
          <text:p/>
        </draw:polygon>
        <draw:polygon draw:style-name="gr2" draw:text-style-name="P2" draw:layer="layout" svg:width="0.057cm" svg:height="0.071cm" svg:x="13.419cm" svg:y="9.403cm" svg:viewBox="0 0 58 72" draw:points="29,72 0,72 0,0 58,0 58,72">
          <text:p/>
        </draw:polygon>
        <draw:polygon draw:style-name="gr1" draw:text-style-name="P1" draw:layer="layout" svg:width="0.057cm" svg:height="0.071cm" svg:x="13.433cm" svg:y="9.421cm" svg:viewBox="0 0 58 72" draw:points="29,72 0,72 0,0 58,0 58,72">
          <text:p/>
        </draw:polygon>
        <draw:polygon draw:style-name="gr2" draw:text-style-name="P2" draw:layer="layout" svg:width="0.057cm" svg:height="0.071cm" svg:x="13.448cm" svg:y="9.439cm" svg:viewBox="0 0 58 72" draw:points="29,72 0,72 0,0 58,0 58,72">
          <text:p/>
        </draw:polygon>
        <draw:polygon draw:style-name="gr1" draw:text-style-name="P1" draw:layer="layout" svg:width="0.057cm" svg:height="0.071cm" svg:x="13.462cm" svg:y="9.456cm" svg:viewBox="0 0 58 72" draw:points="29,72 0,72 0,0 58,0 58,72">
          <text:p/>
        </draw:polygon>
        <draw:polygon draw:style-name="gr2" draw:text-style-name="P2" draw:layer="layout" svg:width="0.057cm" svg:height="0.071cm" svg:x="13.476cm" svg:y="9.474cm" svg:viewBox="0 0 58 72" draw:points="29,72 0,72 0,0 58,0 58,72">
          <text:p/>
        </draw:polygon>
        <draw:polygon draw:style-name="gr1" draw:text-style-name="P1" draw:layer="layout" svg:width="0.057cm" svg:height="0.071cm" svg:x="13.49cm" svg:y="9.492cm" svg:viewBox="0 0 58 72" draw:points="29,72 0,72 0,0 58,0 58,72">
          <text:p/>
        </draw:polygon>
        <draw:polygon draw:style-name="gr2" draw:text-style-name="P2" draw:layer="layout" svg:width="0.057cm" svg:height="0.071cm" svg:x="13.504cm" svg:y="9.509cm" svg:viewBox="0 0 58 72" draw:points="29,72 0,72 0,0 58,0 58,72">
          <text:p/>
        </draw:polygon>
        <draw:polygon draw:style-name="gr1" draw:text-style-name="P1" draw:layer="layout" svg:width="0.057cm" svg:height="0.071cm" svg:x="13.518cm" svg:y="9.527cm" svg:viewBox="0 0 58 72" draw:points="29,72 0,72 0,0 58,0 58,72">
          <text:p/>
        </draw:polygon>
        <draw:polygon draw:style-name="gr2" draw:text-style-name="P2" draw:layer="layout" svg:width="0.057cm" svg:height="0.071cm" svg:x="13.532cm" svg:y="9.545cm" svg:viewBox="0 0 58 72" draw:points="29,72 0,72 0,0 58,0 58,72">
          <text:p/>
        </draw:polygon>
        <draw:polygon draw:style-name="gr1" draw:text-style-name="P1" draw:layer="layout" svg:width="0.057cm" svg:height="0.071cm" svg:x="13.546cm" svg:y="9.562cm" svg:viewBox="0 0 58 72" draw:points="29,72 0,72 0,0 58,0 58,72">
          <text:p/>
        </draw:polygon>
        <draw:polygon draw:style-name="gr2" draw:text-style-name="P2" draw:layer="layout" svg:width="0.057cm" svg:height="0.071cm" svg:x="13.561cm" svg:y="9.58cm" svg:viewBox="0 0 58 72" draw:points="29,72 0,72 0,0 58,0 58,72">
          <text:p/>
        </draw:polygon>
        <draw:polygon draw:style-name="gr1" draw:text-style-name="P1" draw:layer="layout" svg:width="0.057cm" svg:height="0.071cm" svg:x="13.575cm" svg:y="9.597cm" svg:viewBox="0 0 58 72" draw:points="29,72 0,72 0,0 58,0 58,72">
          <text:p/>
        </draw:polygon>
        <draw:polygon draw:style-name="gr2" draw:text-style-name="P2" draw:layer="layout" svg:width="0.057cm" svg:height="0.071cm" svg:x="13.589cm" svg:y="9.615cm" svg:viewBox="0 0 58 72" draw:points="29,72 0,72 0,0 58,0 58,72">
          <text:p/>
        </draw:polygon>
        <draw:polygon draw:style-name="gr1" draw:text-style-name="P1" draw:layer="layout" svg:width="0.057cm" svg:height="0.071cm" svg:x="13.603cm" svg:y="9.633cm" svg:viewBox="0 0 58 72" draw:points="29,72 0,72 0,0 58,0 58,72">
          <text:p/>
        </draw:polygon>
        <draw:polygon draw:style-name="gr2" draw:text-style-name="P2" draw:layer="layout" svg:width="0.057cm" svg:height="0.071cm" svg:x="13.617cm" svg:y="9.65cm" svg:viewBox="0 0 58 72" draw:points="29,72 0,72 0,0 58,0 58,72">
          <text:p/>
        </draw:polygon>
        <draw:polygon draw:style-name="gr1" draw:text-style-name="P1" draw:layer="layout" svg:width="0.057cm" svg:height="0.071cm" svg:x="13.631cm" svg:y="9.668cm" svg:viewBox="0 0 58 72" draw:points="29,72 0,72 0,0 58,0 58,72">
          <text:p/>
        </draw:polygon>
        <draw:polygon draw:style-name="gr2" draw:text-style-name="P2" draw:layer="layout" svg:width="0.057cm" svg:height="0.071cm" svg:x="13.646cm" svg:y="9.686cm" svg:viewBox="0 0 58 72" draw:points="29,72 0,72 0,0 58,0 58,72">
          <text:p/>
        </draw:polygon>
        <draw:polygon draw:style-name="gr1" draw:text-style-name="P1" draw:layer="layout" svg:width="0.057cm" svg:height="0.071cm" svg:x="13.659cm" svg:y="9.703cm" svg:viewBox="0 0 58 72" draw:points="29,72 0,72 0,0 58,0 58,72">
          <text:p/>
        </draw:polygon>
        <draw:polygon draw:style-name="gr2" draw:text-style-name="P2" draw:layer="layout" svg:width="0.057cm" svg:height="0.071cm" svg:x="13.674cm" svg:y="9.721cm" svg:viewBox="0 0 58 72" draw:points="29,72 0,72 0,0 58,0 58,72">
          <text:p/>
        </draw:polygon>
        <draw:polygon draw:style-name="gr1" draw:text-style-name="P1" draw:layer="layout" svg:width="0.057cm" svg:height="0.071cm" svg:x="13.688cm" svg:y="9.739cm" svg:viewBox="0 0 58 72" draw:points="29,72 0,72 0,0 58,0 58,72">
          <text:p/>
        </draw:polygon>
        <draw:polygon draw:style-name="gr2" draw:text-style-name="P2" draw:layer="layout" svg:width="0.057cm" svg:height="0.071cm" svg:x="13.702cm" svg:y="9.756cm" svg:viewBox="0 0 58 72" draw:points="29,72 0,72 0,0 58,0 58,72">
          <text:p/>
        </draw:polygon>
        <draw:polygon draw:style-name="gr1" draw:text-style-name="P1" draw:layer="layout" svg:width="0.057cm" svg:height="0.071cm" svg:x="13.716cm" svg:y="9.774cm" svg:viewBox="0 0 58 72" draw:points="29,72 0,72 0,0 58,0 58,72">
          <text:p/>
        </draw:polygon>
        <draw:polygon draw:style-name="gr2" draw:text-style-name="P2" draw:layer="layout" svg:width="0.057cm" svg:height="0.071cm" svg:x="13.73cm" svg:y="9.791cm" svg:viewBox="0 0 58 72" draw:points="29,72 0,72 0,0 58,0 58,72">
          <text:p/>
        </draw:polygon>
        <draw:polygon draw:style-name="gr1" draw:text-style-name="P1" draw:layer="layout" svg:width="0.057cm" svg:height="0.071cm" svg:x="13.744cm" svg:y="9.809cm" svg:viewBox="0 0 58 72" draw:points="29,72 0,72 0,0 58,0 58,72">
          <text:p/>
        </draw:polygon>
        <draw:polygon draw:style-name="gr2" draw:text-style-name="P2" draw:layer="layout" svg:width="0.057cm" svg:height="0.071cm" svg:x="13.759cm" svg:y="9.827cm" svg:viewBox="0 0 58 72" draw:points="29,72 0,72 0,0 58,0 58,72">
          <text:p/>
        </draw:polygon>
        <draw:polygon draw:style-name="gr1" draw:text-style-name="P1" draw:layer="layout" svg:width="0.057cm" svg:height="0.071cm" svg:x="13.772cm" svg:y="9.844cm" svg:viewBox="0 0 58 72" draw:points="29,72 0,72 0,0 58,0 58,72">
          <text:p/>
        </draw:polygon>
        <draw:polygon draw:style-name="gr2" draw:text-style-name="P2" draw:layer="layout" svg:width="0.057cm" svg:height="0.071cm" svg:x="13.787cm" svg:y="9.862cm" svg:viewBox="0 0 58 72" draw:points="29,72 0,72 0,0 58,0 58,72">
          <text:p/>
        </draw:polygon>
        <draw:polygon draw:style-name="gr1" draw:text-style-name="P1" draw:layer="layout" svg:width="0.057cm" svg:height="0.071cm" svg:x="13.801cm" svg:y="9.88cm" svg:viewBox="0 0 58 72" draw:points="29,72 0,72 0,0 58,0 58,72">
          <text:p/>
        </draw:polygon>
        <draw:polygon draw:style-name="gr2" draw:text-style-name="P2" draw:layer="layout" svg:width="0.057cm" svg:height="0.071cm" svg:x="13.815cm" svg:y="9.897cm" svg:viewBox="0 0 58 72" draw:points="29,72 0,72 0,0 58,0 58,72">
          <text:p/>
        </draw:polygon>
        <draw:polygon draw:style-name="gr1" draw:text-style-name="P1" draw:layer="layout" svg:width="0.057cm" svg:height="0.071cm" svg:x="13.829cm" svg:y="9.915cm" svg:viewBox="0 0 58 72" draw:points="29,72 0,72 0,0 58,0 58,72">
          <text:p/>
        </draw:polygon>
        <draw:polygon draw:style-name="gr2" draw:text-style-name="P2" draw:layer="layout" svg:width="0.057cm" svg:height="0.071cm" svg:x="13.843cm" svg:y="9.933cm" svg:viewBox="0 0 58 72" draw:points="29,72 0,72 0,0 58,0 58,72">
          <text:p/>
        </draw:polygon>
        <draw:polygon draw:style-name="gr1" draw:text-style-name="P1" draw:layer="layout" svg:width="0.057cm" svg:height="0.071cm" svg:x="13.857cm" svg:y="9.95cm" svg:viewBox="0 0 58 72" draw:points="29,72 0,72 0,0 58,0 58,72">
          <text:p/>
        </draw:polygon>
        <draw:polygon draw:style-name="gr2" draw:text-style-name="P2" draw:layer="layout" svg:width="0.057cm" svg:height="0.071cm" svg:x="13.872cm" svg:y="9.968cm" svg:viewBox="0 0 58 72" draw:points="29,72 0,72 0,0 58,0 58,72">
          <text:p/>
        </draw:polygon>
        <draw:polygon draw:style-name="gr1" draw:text-style-name="P1" draw:layer="layout" svg:width="0.057cm" svg:height="0.071cm" svg:x="13.885cm" svg:y="9.986cm" svg:viewBox="0 0 58 72" draw:points="29,72 0,72 0,0 58,0 58,72">
          <text:p/>
        </draw:polygon>
        <draw:polygon draw:style-name="gr2" draw:text-style-name="P2" draw:layer="layout" svg:width="0.057cm" svg:height="0.071cm" svg:x="13.9cm" svg:y="10.003cm" svg:viewBox="0 0 58 72" draw:points="29,72 0,72 0,0 58,0 58,72">
          <text:p/>
        </draw:polygon>
        <draw:polygon draw:style-name="gr1" draw:text-style-name="P1" draw:layer="layout" svg:width="0.057cm" svg:height="0.071cm" svg:x="13.914cm" svg:y="10.021cm" svg:viewBox="0 0 58 72" draw:points="29,72 0,72 0,0 58,0 58,72">
          <text:p/>
        </draw:polygon>
        <draw:polygon draw:style-name="gr2" draw:text-style-name="P2" draw:layer="layout" svg:width="0.057cm" svg:height="0.071cm" svg:x="13.928cm" svg:y="10.038cm" svg:viewBox="0 0 58 72" draw:points="29,72 0,72 0,0 58,0 58,72">
          <text:p/>
        </draw:polygon>
        <draw:polygon draw:style-name="gr1" draw:text-style-name="P1" draw:layer="layout" svg:width="0.057cm" svg:height="0.071cm" svg:x="13.942cm" svg:y="10.056cm" svg:viewBox="0 0 58 72" draw:points="29,72 0,72 0,0 58,0 58,72">
          <text:p/>
        </draw:polygon>
        <draw:polygon draw:style-name="gr2" draw:text-style-name="P2" draw:layer="layout" svg:width="0.057cm" svg:height="0.071cm" svg:x="13.957cm" svg:y="10.074cm" svg:viewBox="0 0 58 72" draw:points="29,72 0,72 0,0 58,0 58,72">
          <text:p/>
        </draw:polygon>
        <draw:polygon draw:style-name="gr1" draw:text-style-name="P1" draw:layer="layout" svg:width="0.057cm" svg:height="0.071cm" svg:x="13.97cm" svg:y="10.091cm" svg:viewBox="0 0 58 72" draw:points="29,72 0,72 0,0 58,0 58,72">
          <text:p/>
        </draw:polygon>
        <draw:polygon draw:style-name="gr2" draw:text-style-name="P2" draw:layer="layout" svg:width="0.057cm" svg:height="0.071cm" svg:x="13.985cm" svg:y="10.109cm" svg:viewBox="0 0 58 72" draw:points="29,72 0,72 0,0 58,0 58,72">
          <text:p/>
        </draw:polygon>
        <draw:polygon draw:style-name="gr1" draw:text-style-name="P1" draw:layer="layout" svg:width="0.057cm" svg:height="0.071cm" svg:x="13.999cm" svg:y="10.127cm" svg:viewBox="0 0 58 72" draw:points="29,72 0,72 0,0 58,0 58,72">
          <text:p/>
        </draw:polygon>
        <draw:polygon draw:style-name="gr2" draw:text-style-name="P2" draw:layer="layout" svg:width="0.057cm" svg:height="0.071cm" svg:x="14.013cm" svg:y="10.144cm" svg:viewBox="0 0 58 72" draw:points="29,72 0,72 0,0 58,0 58,72">
          <text:p/>
        </draw:polygon>
        <draw:polygon draw:style-name="gr1" draw:text-style-name="P1" draw:layer="layout" svg:width="0.057cm" svg:height="0.071cm" svg:x="14.027cm" svg:y="10.162cm" svg:viewBox="0 0 58 72" draw:points="29,72 0,72 0,0 58,0 58,72">
          <text:p/>
        </draw:polygon>
        <draw:polygon draw:style-name="gr2" draw:text-style-name="P2" draw:layer="layout" svg:width="0.057cm" svg:height="0.071cm" svg:x="14.041cm" svg:y="10.18cm" svg:viewBox="0 0 58 72" draw:points="29,72 0,72 0,0 58,0 58,72">
          <text:p/>
        </draw:polygon>
        <draw:polygon draw:style-name="gr1" draw:text-style-name="P1" draw:layer="layout" svg:width="0.057cm" svg:height="0.071cm" svg:x="14.055cm" svg:y="10.197cm" svg:viewBox="0 0 58 72" draw:points="29,72 0,72 0,0 58,0 58,72">
          <text:p/>
        </draw:polygon>
        <draw:polygon draw:style-name="gr2" draw:text-style-name="P2" draw:layer="layout" svg:width="0.057cm" svg:height="0.071cm" svg:x="14.07cm" svg:y="10.215cm" svg:viewBox="0 0 58 72" draw:points="29,72 0,72 0,0 58,0 58,72">
          <text:p/>
        </draw:polygon>
        <draw:polygon draw:style-name="gr1" draw:text-style-name="P1" draw:layer="layout" svg:width="0.057cm" svg:height="0.071cm" svg:x="14.083cm" svg:y="10.232cm" svg:viewBox="0 0 58 72" draw:points="29,72 0,72 0,0 58,0 58,72">
          <text:p/>
        </draw:polygon>
        <draw:polygon draw:style-name="gr2" draw:text-style-name="P2" draw:layer="layout" svg:width="0.057cm" svg:height="0.071cm" svg:x="14.098cm" svg:y="10.25cm" svg:viewBox="0 0 58 72" draw:points="29,72 0,72 0,0 58,0 58,72">
          <text:p/>
        </draw:polygon>
        <draw:polygon draw:style-name="gr1" draw:text-style-name="P1" draw:layer="layout" svg:width="0.057cm" svg:height="0.071cm" svg:x="14.112cm" svg:y="10.268cm" svg:viewBox="0 0 58 72" draw:points="29,72 0,72 0,0 58,0 58,72">
          <text:p/>
        </draw:polygon>
        <draw:polygon draw:style-name="gr2" draw:text-style-name="P2" draw:layer="layout" svg:width="0.057cm" svg:height="0.071cm" svg:x="14.126cm" svg:y="10.285cm" svg:viewBox="0 0 58 72" draw:points="29,72 0,72 0,0 58,0 58,72">
          <text:p/>
        </draw:polygon>
        <draw:polygon draw:style-name="gr1" draw:text-style-name="P1" draw:layer="layout" svg:width="0.057cm" svg:height="0.071cm" svg:x="14.14cm" svg:y="10.303cm" svg:viewBox="0 0 58 72" draw:points="29,72 0,72 0,0 58,0 58,72">
          <text:p/>
        </draw:polygon>
        <draw:polygon draw:style-name="gr2" draw:text-style-name="P2" draw:layer="layout" svg:width="0.057cm" svg:height="0.071cm" svg:x="14.155cm" svg:y="10.321cm" svg:viewBox="0 0 58 72" draw:points="29,72 0,72 0,0 58,0 58,72">
          <text:p/>
        </draw:polygon>
        <draw:polygon draw:style-name="gr1" draw:text-style-name="P1" draw:layer="layout" svg:width="0.057cm" svg:height="0.071cm" svg:x="14.168cm" svg:y="10.338cm" svg:viewBox="0 0 58 72" draw:points="29,72 0,72 0,0 58,0 58,72">
          <text:p/>
        </draw:polygon>
        <draw:polygon draw:style-name="gr2" draw:text-style-name="P2" draw:layer="layout" svg:width="0.057cm" svg:height="0.071cm" svg:x="14.183cm" svg:y="10.356cm" svg:viewBox="0 0 58 72" draw:points="29,72 0,72 0,0 58,0 58,72">
          <text:p/>
        </draw:polygon>
        <draw:polygon draw:style-name="gr1" draw:text-style-name="P1" draw:layer="layout" svg:width="0.057cm" svg:height="0.071cm" svg:x="14.196cm" svg:y="10.374cm" svg:viewBox="0 0 58 72" draw:points="29,72 0,72 0,0 58,0 58,72">
          <text:p/>
        </draw:polygon>
        <draw:polygon draw:style-name="gr2" draw:text-style-name="P2" draw:layer="layout" svg:width="0.057cm" svg:height="0.071cm" svg:x="14.211cm" svg:y="10.391cm" svg:viewBox="0 0 58 72" draw:points="29,72 0,72 0,0 58,0 58,72">
          <text:p/>
        </draw:polygon>
        <draw:polygon draw:style-name="gr1" draw:text-style-name="P1" draw:layer="layout" svg:width="0.057cm" svg:height="0.071cm" svg:x="14.225cm" svg:y="10.409cm" svg:viewBox="0 0 58 72" draw:points="29,72 0,72 0,0 58,0 58,72">
          <text:p/>
        </draw:polygon>
        <draw:polygon draw:style-name="gr2" draw:text-style-name="P2" draw:layer="layout" svg:width="0.057cm" svg:height="0.071cm" svg:x="14.239cm" svg:y="10.426cm" svg:viewBox="0 0 58 72" draw:points="29,72 0,72 0,0 58,0 58,72">
          <text:p/>
        </draw:polygon>
        <draw:polygon draw:style-name="gr1" draw:text-style-name="P1" draw:layer="layout" svg:width="0.057cm" svg:height="0.071cm" svg:x="14.253cm" svg:y="10.444cm" svg:viewBox="0 0 58 72" draw:points="29,72 0,72 0,0 58,0 58,72">
          <text:p/>
        </draw:polygon>
        <draw:polygon draw:style-name="gr2" draw:text-style-name="P2" draw:layer="layout" svg:width="0.057cm" svg:height="0.071cm" svg:x="14.268cm" svg:y="10.462cm" svg:viewBox="0 0 58 72" draw:points="29,72 0,72 0,0 58,0 58,72">
          <text:p/>
        </draw:polygon>
        <draw:polygon draw:style-name="gr1" draw:text-style-name="P1" draw:layer="layout" svg:width="0.057cm" svg:height="0.071cm" svg:x="14.281cm" svg:y="10.479cm" svg:viewBox="0 0 58 72" draw:points="29,72 0,72 0,0 58,0 58,72">
          <text:p/>
        </draw:polygon>
        <draw:polygon draw:style-name="gr2" draw:text-style-name="P2" draw:layer="layout" svg:width="0.057cm" svg:height="0.071cm" svg:x="14.296cm" svg:y="10.497cm" svg:viewBox="0 0 58 72" draw:points="29,72 0,72 0,0 58,0 58,72">
          <text:p/>
        </draw:polygon>
        <draw:polygon draw:style-name="gr1" draw:text-style-name="P1" draw:layer="layout" svg:width="0.057cm" svg:height="0.071cm" svg:x="14.31cm" svg:y="10.515cm" svg:viewBox="0 0 58 72" draw:points="29,72 0,72 0,0 58,0 58,72">
          <text:p/>
        </draw:polygon>
        <draw:polygon draw:style-name="gr2" draw:text-style-name="P2" draw:layer="layout" svg:width="0.057cm" svg:height="0.071cm" svg:x="14.324cm" svg:y="10.532cm" svg:viewBox="0 0 58 72" draw:points="29,72 0,72 0,0 58,0 58,72">
          <text:p/>
        </draw:polygon>
        <draw:polygon draw:style-name="gr1" draw:text-style-name="P1" draw:layer="layout" svg:width="0.057cm" svg:height="0.071cm" svg:x="14.338cm" svg:y="10.55cm" svg:viewBox="0 0 58 72" draw:points="29,72 0,72 0,0 58,0 58,72">
          <text:p/>
        </draw:polygon>
        <draw:polygon draw:style-name="gr2" draw:text-style-name="P2" draw:layer="layout" svg:width="0.057cm" svg:height="0.071cm" svg:x="14.352cm" svg:y="10.568cm" svg:viewBox="0 0 58 72" draw:points="29,72 0,72 0,0 58,0 58,72">
          <text:p/>
        </draw:polygon>
        <draw:polygon draw:style-name="gr1" draw:text-style-name="P1" draw:layer="layout" svg:width="0.057cm" svg:height="0.071cm" svg:x="14.366cm" svg:y="10.585cm" svg:viewBox="0 0 58 72" draw:points="29,72 0,72 0,0 58,0 58,72">
          <text:p/>
        </draw:polygon>
        <draw:polygon draw:style-name="gr2" draw:text-style-name="P2" draw:layer="layout" svg:width="0.057cm" svg:height="0.071cm" svg:x="14.381cm" svg:y="10.603cm" svg:viewBox="0 0 58 72" draw:points="29,72 0,72 0,0 58,0 58,72">
          <text:p/>
        </draw:polygon>
        <draw:polygon draw:style-name="gr1" draw:text-style-name="P1" draw:layer="layout" svg:width="0.057cm" svg:height="0.071cm" svg:x="14.394cm" svg:y="10.621cm" svg:viewBox="0 0 58 72" draw:points="29,72 0,72 0,0 58,0 58,72">
          <text:p/>
        </draw:polygon>
        <draw:polygon draw:style-name="gr2" draw:text-style-name="P2" draw:layer="layout" svg:width="0.057cm" svg:height="0.071cm" svg:x="14.409cm" svg:y="10.638cm" svg:viewBox="0 0 58 72" draw:points="29,72 0,72 0,0 58,0 58,72">
          <text:p/>
        </draw:polygon>
        <draw:polygon draw:style-name="gr1" draw:text-style-name="P1" draw:layer="layout" svg:width="0.057cm" svg:height="0.071cm" svg:x="14.423cm" svg:y="10.656cm" svg:viewBox="0 0 58 72" draw:points="29,72 0,72 0,0 58,0 58,72">
          <text:p/>
        </draw:polygon>
        <draw:polygon draw:style-name="gr2" draw:text-style-name="P2" draw:layer="layout" svg:width="0.057cm" svg:height="0.071cm" svg:x="14.437cm" svg:y="10.673cm" svg:viewBox="0 0 58 72" draw:points="29,72 0,72 0,0 58,0 58,72">
          <text:p/>
        </draw:polygon>
        <draw:polygon draw:style-name="gr1" draw:text-style-name="P1" draw:layer="layout" svg:width="0.057cm" svg:height="0.071cm" svg:x="14.451cm" svg:y="10.691cm" svg:viewBox="0 0 58 72" draw:points="29,72 0,72 0,0 58,0 58,72">
          <text:p/>
        </draw:polygon>
        <draw:polygon draw:style-name="gr2" draw:text-style-name="P2" draw:layer="layout" svg:width="0.057cm" svg:height="0.071cm" svg:x="14.466cm" svg:y="10.709cm" svg:viewBox="0 0 58 72" draw:points="29,72 0,72 0,0 58,0 58,72">
          <text:p/>
        </draw:polygon>
        <draw:polygon draw:style-name="gr1" draw:text-style-name="P1" draw:layer="layout" svg:width="0.057cm" svg:height="0.071cm" svg:x="14.479cm" svg:y="10.726cm" svg:viewBox="0 0 58 72" draw:points="29,72 0,72 0,0 58,0 58,72">
          <text:p/>
        </draw:polygon>
        <draw:polygon draw:style-name="gr2" draw:text-style-name="P2" draw:layer="layout" svg:width="0.057cm" svg:height="0.071cm" svg:x="14.494cm" svg:y="10.744cm" svg:viewBox="0 0 58 72" draw:points="29,72 0,72 0,0 58,0 58,72">
          <text:p/>
        </draw:polygon>
        <draw:polygon draw:style-name="gr1" draw:text-style-name="P1" draw:layer="layout" svg:width="0.057cm" svg:height="0.071cm" svg:x="14.508cm" svg:y="10.762cm" svg:viewBox="0 0 58 72" draw:points="29,72 0,72 0,0 58,0 58,72">
          <text:p/>
        </draw:polygon>
        <draw:polygon draw:style-name="gr2" draw:text-style-name="P2" draw:layer="layout" svg:width="0.057cm" svg:height="0.071cm" svg:x="14.522cm" svg:y="10.779cm" svg:viewBox="0 0 58 72" draw:points="29,72 0,72 0,0 58,0 58,72">
          <text:p/>
        </draw:polygon>
        <draw:polygon draw:style-name="gr1" draw:text-style-name="P1" draw:layer="layout" svg:width="0.057cm" svg:height="0.071cm" svg:x="14.536cm" svg:y="10.797cm" svg:viewBox="0 0 58 72" draw:points="29,72 0,72 0,0 58,0 58,72">
          <text:p/>
        </draw:polygon>
        <draw:polygon draw:style-name="gr2" draw:text-style-name="P2" draw:layer="layout" svg:width="0.057cm" svg:height="0.071cm" svg:x="14.55cm" svg:y="10.815cm" svg:viewBox="0 0 58 72" draw:points="29,72 0,72 0,0 58,0 58,72">
          <text:p/>
        </draw:polygon>
        <draw:polygon draw:style-name="gr1" draw:text-style-name="P1" draw:layer="layout" svg:width="0.057cm" svg:height="0.071cm" svg:x="14.564cm" svg:y="10.832cm" svg:viewBox="0 0 58 72" draw:points="29,72 0,72 0,0 58,0 58,72">
          <text:p/>
        </draw:polygon>
        <draw:polygon draw:style-name="gr2" draw:text-style-name="P2" draw:layer="layout" svg:width="0.057cm" svg:height="0.071cm" svg:x="14.579cm" svg:y="10.85cm" svg:viewBox="0 0 58 72" draw:points="29,72 0,72 0,0 58,0 58,72">
          <text:p/>
        </draw:polygon>
        <draw:polygon draw:style-name="gr1" draw:text-style-name="P1" draw:layer="layout" svg:width="0.057cm" svg:height="0.071cm" svg:x="14.592cm" svg:y="10.867cm" svg:viewBox="0 0 58 72" draw:points="29,72 0,72 0,0 58,0 58,72">
          <text:p/>
        </draw:polygon>
        <draw:polygon draw:style-name="gr2" draw:text-style-name="P2" draw:layer="layout" svg:width="0.057cm" svg:height="0.071cm" svg:x="14.607cm" svg:y="10.885cm" svg:viewBox="0 0 58 72" draw:points="29,72 0,72 0,0 58,0 58,72">
          <text:p/>
        </draw:polygon>
        <draw:polygon draw:style-name="gr1" draw:text-style-name="P1" draw:layer="layout" svg:width="0.057cm" svg:height="0.071cm" svg:x="14.621cm" svg:y="10.903cm" svg:viewBox="0 0 58 72" draw:points="29,72 0,72 0,0 58,0 58,72">
          <text:p/>
        </draw:polygon>
        <draw:polygon draw:style-name="gr2" draw:text-style-name="P2" draw:layer="layout" svg:width="0.057cm" svg:height="0.071cm" svg:x="14.635cm" svg:y="10.92cm" svg:viewBox="0 0 58 72" draw:points="29,72 0,72 0,0 58,0 58,72">
          <text:p/>
        </draw:polygon>
        <draw:polygon draw:style-name="gr1" draw:text-style-name="P1" draw:layer="layout" svg:width="0.057cm" svg:height="0.071cm" svg:x="14.649cm" svg:y="10.938cm" svg:viewBox="0 0 58 72" draw:points="29,72 0,72 0,0 58,0 58,72">
          <text:p/>
        </draw:polygon>
        <draw:polygon draw:style-name="gr2" draw:text-style-name="P2" draw:layer="layout" svg:width="0.057cm" svg:height="0.071cm" svg:x="14.664cm" svg:y="10.956cm" svg:viewBox="0 0 58 72" draw:points="29,72 0,72 0,0 58,0 58,72">
          <text:p/>
        </draw:polygon>
        <draw:polygon draw:style-name="gr1" draw:text-style-name="P1" draw:layer="layout" svg:width="0.057cm" svg:height="0.071cm" svg:x="14.677cm" svg:y="10.973cm" svg:viewBox="0 0 58 72" draw:points="29,72 0,72 0,0 58,0 58,72">
          <text:p/>
        </draw:polygon>
        <draw:polygon draw:style-name="gr2" draw:text-style-name="P2" draw:layer="layout" svg:width="0.057cm" svg:height="0.071cm" svg:x="14.692cm" svg:y="10.991cm" svg:viewBox="0 0 58 72" draw:points="29,72 0,72 0,0 58,0 58,72">
          <text:p/>
        </draw:polygon>
        <draw:polygon draw:style-name="gr1" draw:text-style-name="P1" draw:layer="layout" svg:width="0.057cm" svg:height="0.071cm" svg:x="14.705cm" svg:y="11.009cm" svg:viewBox="0 0 58 72" draw:points="29,72 0,72 0,0 58,0 58,72">
          <text:p/>
        </draw:polygon>
        <draw:polygon draw:style-name="gr2" draw:text-style-name="P2" draw:layer="layout" svg:width="0.057cm" svg:height="0.071cm" svg:x="14.72cm" svg:y="11.026cm" svg:viewBox="0 0 58 72" draw:points="29,72 0,72 0,0 58,0 58,72">
          <text:p/>
        </draw:polygon>
        <draw:polygon draw:style-name="gr1" draw:text-style-name="P1" draw:layer="layout" svg:width="0.057cm" svg:height="0.071cm" svg:x="14.734cm" svg:y="11.044cm" svg:viewBox="0 0 58 72" draw:points="29,72 0,72 0,0 58,0 58,72">
          <text:p/>
        </draw:polygon>
        <draw:polygon draw:style-name="gr2" draw:text-style-name="P2" draw:layer="layout" svg:width="0.057cm" svg:height="0.071cm" svg:x="14.748cm" svg:y="11.061cm" svg:viewBox="0 0 58 72" draw:points="29,72 0,72 0,0 58,0 58,72">
          <text:p/>
        </draw:polygon>
        <draw:polygon draw:style-name="gr1" draw:text-style-name="P1" draw:layer="layout" svg:width="0.057cm" svg:height="0.071cm" svg:x="14.762cm" svg:y="11.079cm" svg:viewBox="0 0 58 72" draw:points="29,72 0,72 0,0 58,0 58,72">
          <text:p/>
        </draw:polygon>
        <draw:polygon draw:style-name="gr2" draw:text-style-name="P2" draw:layer="layout" svg:width="0.057cm" svg:height="0.071cm" svg:x="14.777cm" svg:y="11.097cm" svg:viewBox="0 0 58 72" draw:points="29,72 0,72 0,0 58,0 58,72">
          <text:p/>
        </draw:polygon>
        <draw:polygon draw:style-name="gr1" draw:text-style-name="P1" draw:layer="layout" svg:width="0.057cm" svg:height="0.071cm" svg:x="14.79cm" svg:y="11.114cm" svg:viewBox="0 0 58 72" draw:points="29,72 0,72 0,0 58,0 58,72">
          <text:p/>
        </draw:polygon>
        <draw:polygon draw:style-name="gr2" draw:text-style-name="P2" draw:layer="layout" svg:width="0.057cm" svg:height="0.071cm" svg:x="14.805cm" svg:y="11.132cm" svg:viewBox="0 0 58 72" draw:points="29,72 0,72 0,0 58,0 58,72">
          <text:p/>
        </draw:polygon>
        <draw:polygon draw:style-name="gr1" draw:text-style-name="P1" draw:layer="layout" svg:width="0.057cm" svg:height="0.071cm" svg:x="14.819cm" svg:y="11.15cm" svg:viewBox="0 0 58 72" draw:points="29,72 0,72 0,0 58,0 58,72">
          <text:p/>
        </draw:polygon>
        <draw:polygon draw:style-name="gr2" draw:text-style-name="P2" draw:layer="layout" svg:width="0.057cm" svg:height="0.071cm" svg:x="14.833cm" svg:y="11.167cm" svg:viewBox="0 0 58 72" draw:points="29,72 0,72 0,0 58,0 58,72">
          <text:p/>
        </draw:polygon>
        <draw:polygon draw:style-name="gr1" draw:text-style-name="P1" draw:layer="layout" svg:width="0.057cm" svg:height="0.071cm" svg:x="14.847cm" svg:y="11.185cm" svg:viewBox="0 0 58 72" draw:points="29,72 0,72 0,0 58,0 58,72">
          <text:p/>
        </draw:polygon>
        <draw:polygon draw:style-name="gr2" draw:text-style-name="P2" draw:layer="layout" svg:width="0.057cm" svg:height="0.071cm" svg:x="14.861cm" svg:y="11.203cm" svg:viewBox="0 0 58 72" draw:points="29,72 0,72 0,0 58,0 58,72">
          <text:p/>
        </draw:polygon>
        <draw:polygon draw:style-name="gr1" draw:text-style-name="P1" draw:layer="layout" svg:width="0.057cm" svg:height="0.071cm" svg:x="14.875cm" svg:y="11.22cm" svg:viewBox="0 0 58 72" draw:points="29,72 0,72 0,0 58,0 58,72">
          <text:p/>
        </draw:polygon>
        <draw:polygon draw:style-name="gr2" draw:text-style-name="P2" draw:layer="layout" svg:width="0.057cm" svg:height="0.071cm" svg:x="14.89cm" svg:y="11.238cm" svg:viewBox="0 0 58 72" draw:points="29,72 0,72 0,0 58,0 58,72">
          <text:p/>
        </draw:polygon>
        <draw:polygon draw:style-name="gr1" draw:text-style-name="P1" draw:layer="layout" svg:width="0.057cm" svg:height="0.071cm" svg:x="14.903cm" svg:y="11.256cm" svg:viewBox="0 0 58 72" draw:points="29,72 0,72 0,0 58,0 58,72">
          <text:p/>
        </draw:polygon>
        <draw:polygon draw:style-name="gr2" draw:text-style-name="P2" draw:layer="layout" svg:width="0.057cm" svg:height="0.071cm" svg:x="14.918cm" svg:y="11.273cm" svg:viewBox="0 0 58 72" draw:points="29,72 0,72 0,0 58,0 58,72">
          <text:p/>
        </draw:polygon>
        <draw:polygon draw:style-name="gr1" draw:text-style-name="P1" draw:layer="layout" svg:width="0.057cm" svg:height="0.071cm" svg:x="14.932cm" svg:y="11.291cm" svg:viewBox="0 0 58 72" draw:points="29,72 0,72 0,0 58,0 58,72">
          <text:p/>
        </draw:polygon>
        <draw:polygon draw:style-name="gr2" draw:text-style-name="P2" draw:layer="layout" svg:width="0.057cm" svg:height="0.071cm" svg:x="14.946cm" svg:y="11.308cm" svg:viewBox="0 0 58 72" draw:points="29,72 0,72 0,0 58,0 58,72">
          <text:p/>
        </draw:polygon>
        <draw:polygon draw:style-name="gr1" draw:text-style-name="P1" draw:layer="layout" svg:width="0.057cm" svg:height="0.071cm" svg:x="14.96cm" svg:y="11.326cm" svg:viewBox="0 0 58 72" draw:points="29,72 0,72 0,0 58,0 58,72">
          <text:p/>
        </draw:polygon>
        <draw:polygon draw:style-name="gr2" draw:text-style-name="P2" draw:layer="layout" svg:width="0.057cm" svg:height="0.071cm" svg:x="14.975cm" svg:y="11.344cm" svg:viewBox="0 0 58 72" draw:points="29,72 0,72 0,0 58,0 58,72">
          <text:p/>
        </draw:polygon>
        <draw:polygon draw:style-name="gr1" draw:text-style-name="P1" draw:layer="layout" svg:width="0.057cm" svg:height="0.071cm" svg:x="14.988cm" svg:y="11.361cm" svg:viewBox="0 0 58 72" draw:points="29,72 0,72 0,0 58,0 58,72">
          <text:p/>
        </draw:polygon>
        <draw:polygon draw:style-name="gr2" draw:text-style-name="P2" draw:layer="layout" svg:width="0.057cm" svg:height="0.071cm" svg:x="15.003cm" svg:y="11.379cm" svg:viewBox="0 0 58 72" draw:points="29,72 0,72 0,0 58,0 58,72">
          <text:p/>
        </draw:polygon>
        <draw:polygon draw:style-name="gr1" draw:text-style-name="P1" draw:layer="layout" svg:width="0.057cm" svg:height="0.071cm" svg:x="15.017cm" svg:y="11.397cm" svg:viewBox="0 0 58 72" draw:points="29,72 0,72 0,0 58,0 58,72">
          <text:p/>
        </draw:polygon>
        <draw:polygon draw:style-name="gr2" draw:text-style-name="P2" draw:layer="layout" svg:width="0.057cm" svg:height="0.071cm" svg:x="15.031cm" svg:y="11.414cm" svg:viewBox="0 0 58 72" draw:points="29,72 0,72 0,0 58,0 58,72">
          <text:p/>
        </draw:polygon>
        <draw:polygon draw:style-name="gr1" draw:text-style-name="P1" draw:layer="layout" svg:width="0.057cm" svg:height="0.071cm" svg:x="15.045cm" svg:y="11.432cm" svg:viewBox="0 0 58 72" draw:points="29,72 0,72 0,0 58,0 58,72">
          <text:p/>
        </draw:polygon>
        <draw:polygon draw:style-name="gr2" draw:text-style-name="P2" draw:layer="layout" svg:width="0.057cm" svg:height="0.071cm" svg:x="15.059cm" svg:y="11.45cm" svg:viewBox="0 0 58 72" draw:points="29,72 0,72 0,0 58,0 58,72">
          <text:p/>
        </draw:polygon>
        <draw:polygon draw:style-name="gr1" draw:text-style-name="P1" draw:layer="layout" svg:width="0.057cm" svg:height="0.071cm" svg:x="15.073cm" svg:y="11.467cm" svg:viewBox="0 0 58 72" draw:points="29,72 0,72 0,0 58,0 58,72">
          <text:p/>
        </draw:polygon>
        <draw:polygon draw:style-name="gr2" draw:text-style-name="P2" draw:layer="layout" svg:width="0.057cm" svg:height="0.071cm" svg:x="15.088cm" svg:y="11.485cm" svg:viewBox="0 0 58 72" draw:points="29,72 0,72 0,0 58,0 58,72">
          <text:p/>
        </draw:polygon>
        <draw:polygon draw:style-name="gr1" draw:text-style-name="P1" draw:layer="layout" svg:width="0.057cm" svg:height="0.071cm" svg:x="15.101cm" svg:y="11.502cm" svg:viewBox="0 0 58 72" draw:points="29,72 0,72 0,0 58,0 58,72">
          <text:p/>
        </draw:polygon>
        <draw:polygon draw:style-name="gr2" draw:text-style-name="P2" draw:layer="layout" svg:width="0.057cm" svg:height="0.071cm" svg:x="15.116cm" svg:y="11.52cm" svg:viewBox="0 0 58 72" draw:points="29,72 0,72 0,0 58,0 58,72">
          <text:p/>
        </draw:polygon>
        <draw:polygon draw:style-name="gr1" draw:text-style-name="P1" draw:layer="layout" svg:width="0.057cm" svg:height="0.071cm" svg:x="15.13cm" svg:y="11.538cm" svg:viewBox="0 0 58 72" draw:points="29,72 0,72 0,0 58,0 58,72">
          <text:p/>
        </draw:polygon>
        <draw:polygon draw:style-name="gr2" draw:text-style-name="P2" draw:layer="layout" svg:width="0.057cm" svg:height="0.071cm" svg:x="15.144cm" svg:y="11.555cm" svg:viewBox="0 0 58 72" draw:points="29,72 0,72 0,0 58,0 58,72">
          <text:p/>
        </draw:polygon>
        <draw:polygon draw:style-name="gr1" draw:text-style-name="P1" draw:layer="layout" svg:width="0.057cm" svg:height="0.071cm" svg:x="15.158cm" svg:y="11.573cm" svg:viewBox="0 0 58 72" draw:points="29,72 0,72 0,0 58,0 58,72">
          <text:p/>
        </draw:polygon>
        <draw:polygon draw:style-name="gr2" draw:text-style-name="P2" draw:layer="layout" svg:width="0.057cm" svg:height="0.071cm" svg:x="15.173cm" svg:y="11.591cm" svg:viewBox="0 0 58 72" draw:points="29,72 0,72 0,0 58,0 58,72">
          <text:p/>
        </draw:polygon>
        <draw:polygon draw:style-name="gr1" draw:text-style-name="P1" draw:layer="layout" svg:width="0.057cm" svg:height="0.071cm" svg:x="15.186cm" svg:y="11.608cm" svg:viewBox="0 0 58 72" draw:points="29,72 0,72 0,0 58,0 58,72">
          <text:p/>
        </draw:polygon>
        <draw:polygon draw:style-name="gr2" draw:text-style-name="P2" draw:layer="layout" svg:width="0.057cm" svg:height="0.071cm" svg:x="15.201cm" svg:y="11.626cm" svg:viewBox="0 0 58 72" draw:points="29,72 0,72 0,0 58,0 58,72">
          <text:p/>
        </draw:polygon>
        <draw:polygon draw:style-name="gr1" draw:text-style-name="P1" draw:layer="layout" svg:width="0.057cm" svg:height="0.071cm" svg:x="15.214cm" svg:y="11.644cm" svg:viewBox="0 0 58 72" draw:points="29,72 0,72 0,0 58,0 58,72">
          <text:p/>
        </draw:polygon>
        <draw:polygon draw:style-name="gr2" draw:text-style-name="P2" draw:layer="layout" svg:width="0.057cm" svg:height="0.071cm" svg:x="15.229cm" svg:y="11.661cm" svg:viewBox="0 0 58 72" draw:points="29,72 0,72 0,0 58,0 58,72">
          <text:p/>
        </draw:polygon>
        <draw:polygon draw:style-name="gr1" draw:text-style-name="P1" draw:layer="layout" svg:width="0.057cm" svg:height="0.071cm" svg:x="15.243cm" svg:y="11.679cm" svg:viewBox="0 0 58 72" draw:points="29,72 0,72 0,0 58,0 58,72">
          <text:p/>
        </draw:polygon>
        <draw:polygon draw:style-name="gr2" draw:text-style-name="P2" draw:layer="layout" svg:width="0.057cm" svg:height="0.071cm" svg:x="15.257cm" svg:y="11.696cm" svg:viewBox="0 0 58 72" draw:points="29,72 0,72 0,0 58,0 58,72">
          <text:p/>
        </draw:polygon>
        <draw:polygon draw:style-name="gr1" draw:text-style-name="P1" draw:layer="layout" svg:width="0.057cm" svg:height="0.071cm" svg:x="15.271cm" svg:y="11.714cm" svg:viewBox="0 0 58 72" draw:points="29,72 0,72 0,0 58,0 58,72">
          <text:p/>
        </draw:polygon>
        <draw:polygon draw:style-name="gr2" draw:text-style-name="P2" draw:layer="layout" svg:width="0.057cm" svg:height="0.071cm" svg:x="15.286cm" svg:y="11.732cm" svg:viewBox="0 0 58 72" draw:points="29,72 0,72 0,0 58,0 58,72">
          <text:p/>
        </draw:polygon>
        <draw:polygon draw:style-name="gr1" draw:text-style-name="P1" draw:layer="layout" svg:width="0.057cm" svg:height="0.071cm" svg:x="15.299cm" svg:y="11.749cm" svg:viewBox="0 0 58 72" draw:points="29,72 0,72 0,0 58,0 58,72">
          <text:p/>
        </draw:polygon>
        <draw:polygon draw:style-name="gr2" draw:text-style-name="P2" draw:layer="layout" svg:width="0.057cm" svg:height="0.071cm" svg:x="15.314cm" svg:y="11.767cm" svg:viewBox="0 0 58 72" draw:points="29,72 0,72 0,0 58,0 58,72">
          <text:p/>
        </draw:polygon>
        <draw:polygon draw:style-name="gr1" draw:text-style-name="P1" draw:layer="layout" svg:width="0.057cm" svg:height="0.071cm" svg:x="15.328cm" svg:y="11.785cm" svg:viewBox="0 0 58 72" draw:points="29,72 0,72 0,0 58,0 58,72">
          <text:p/>
        </draw:polygon>
        <draw:polygon draw:style-name="gr2" draw:text-style-name="P2" draw:layer="layout" svg:width="0.057cm" svg:height="0.071cm" svg:x="15.342cm" svg:y="11.802cm" svg:viewBox="0 0 58 72" draw:points="29,72 0,72 0,0 58,0 58,72">
          <text:p/>
        </draw:polygon>
        <draw:polygon draw:style-name="gr1" draw:text-style-name="P1" draw:layer="layout" svg:width="0.057cm" svg:height="0.071cm" svg:x="15.356cm" svg:y="11.82cm" svg:viewBox="0 0 58 72" draw:points="29,72 0,72 0,0 58,0 58,72">
          <text:p/>
        </draw:polygon>
        <draw:polygon draw:style-name="gr2" draw:text-style-name="P2" draw:layer="layout" svg:width="0.057cm" svg:height="0.071cm" svg:x="15.37cm" svg:y="11.838cm" svg:viewBox="0 0 58 72" draw:points="29,72 0,72 0,0 58,0 58,72">
          <text:p/>
        </draw:polygon>
        <draw:polygon draw:style-name="gr1" draw:text-style-name="P1" draw:layer="layout" svg:width="0.057cm" svg:height="0.071cm" svg:x="15.384cm" svg:y="11.855cm" svg:viewBox="0 0 58 72" draw:points="29,72 0,72 0,0 58,0 58,72">
          <text:p/>
        </draw:polygon>
        <draw:polygon draw:style-name="gr2" draw:text-style-name="P2" draw:layer="layout" svg:width="0.057cm" svg:height="0.071cm" svg:x="15.399cm" svg:y="11.873cm" svg:viewBox="0 0 58 72" draw:points="29,72 0,72 0,0 58,0 58,72">
          <text:p/>
        </draw:polygon>
        <draw:polygon draw:style-name="gr1" draw:text-style-name="P1" draw:layer="layout" svg:width="0.057cm" svg:height="0.071cm" svg:x="15.412cm" svg:y="11.891cm" svg:viewBox="0 0 58 72" draw:points="29,72 0,72 0,0 58,0 58,72">
          <text:p/>
        </draw:polygon>
        <draw:polygon draw:style-name="gr2" draw:text-style-name="P2" draw:layer="layout" svg:width="0.057cm" svg:height="0.071cm" svg:x="15.427cm" svg:y="11.908cm" svg:viewBox="0 0 58 72" draw:points="29,72 0,72 0,0 58,0 58,72">
          <text:p/>
        </draw:polygon>
        <draw:polygon draw:style-name="gr1" draw:text-style-name="P1" draw:layer="layout" svg:width="0.057cm" svg:height="0.071cm" svg:x="15.441cm" svg:y="11.926cm" svg:viewBox="0 0 58 72" draw:points="29,72 0,72 0,0 58,0 58,72">
          <text:p/>
        </draw:polygon>
        <draw:polygon draw:style-name="gr2" draw:text-style-name="P2" draw:layer="layout" svg:width="0.057cm" svg:height="0.071cm" svg:x="15.455cm" svg:y="11.943cm" svg:viewBox="0 0 58 72" draw:points="29,72 0,72 0,0 58,0 58,72">
          <text:p/>
        </draw:polygon>
        <draw:polygon draw:style-name="gr1" draw:text-style-name="P1" draw:layer="layout" svg:width="0.057cm" svg:height="0.071cm" svg:x="15.469cm" svg:y="11.961cm" svg:viewBox="0 0 58 72" draw:points="29,72 0,72 0,0 58,0 58,72">
          <text:p/>
        </draw:polygon>
        <draw:polygon draw:style-name="gr2" draw:text-style-name="P2" draw:layer="layout" svg:width="0.057cm" svg:height="0.071cm" svg:x="15.484cm" svg:y="11.979cm" svg:viewBox="0 0 58 72" draw:points="29,72 0,72 0,0 58,0 58,72">
          <text:p/>
        </draw:polygon>
        <draw:polygon draw:style-name="gr1" draw:text-style-name="P1" draw:layer="layout" svg:width="0.057cm" svg:height="0.071cm" svg:x="15.497cm" svg:y="11.996cm" svg:viewBox="0 0 58 72" draw:points="29,72 0,72 0,0 58,0 58,72">
          <text:p/>
        </draw:polygon>
        <draw:polygon draw:style-name="gr2" draw:text-style-name="P2" draw:layer="layout" svg:width="0.057cm" svg:height="0.071cm" svg:x="15.512cm" svg:y="12.014cm" svg:viewBox="0 0 58 72" draw:points="29,72 0,72 0,0 58,0 58,72">
          <text:p/>
        </draw:polygon>
        <draw:polygon draw:style-name="gr1" draw:text-style-name="P1" draw:layer="layout" svg:width="0.057cm" svg:height="0.071cm" svg:x="15.526cm" svg:y="12.032cm" svg:viewBox="0 0 58 72" draw:points="29,72 0,72 0,0 58,0 58,72">
          <text:p/>
        </draw:polygon>
        <draw:polygon draw:style-name="gr2" draw:text-style-name="P2" draw:layer="layout" svg:width="0.057cm" svg:height="0.071cm" svg:x="15.54cm" svg:y="12.049cm" svg:viewBox="0 0 58 72" draw:points="29,72 0,72 0,0 58,0 58,72">
          <text:p/>
        </draw:polygon>
        <draw:polygon draw:style-name="gr1" draw:text-style-name="P1" draw:layer="layout" svg:width="0.057cm" svg:height="0.071cm" svg:x="15.554cm" svg:y="12.067cm" svg:viewBox="0 0 58 72" draw:points="29,72 0,72 0,0 58,0 58,72">
          <text:p/>
        </draw:polygon>
        <draw:polygon draw:style-name="gr2" draw:text-style-name="P2" draw:layer="layout" svg:width="0.057cm" svg:height="0.071cm" svg:x="15.568cm" svg:y="12.085cm" svg:viewBox="0 0 58 72" draw:points="29,72 0,72 0,0 58,0 58,72">
          <text:p/>
        </draw:polygon>
        <draw:polygon draw:style-name="gr3" draw:text-style-name="P3" draw:layer="layout" svg:width="0.127cm" svg:height="0.159cm" svg:x="2.079cm" svg:y="7.576cm" svg:viewBox="0 0 128 160" draw:points="64,160 0,160 0,0 128,0 128,160">
          <text:p/>
        </draw:polygon>
        <draw:polygon draw:style-name="gr3" draw:text-style-name="P3" draw:layer="layout" svg:width="0.042cm" svg:height="0.053cm" svg:x="4.414cm" svg:y="8.228cm" svg:viewBox="0 0 43 54" draw:points="22,54 0,54 0,0 43,0 43,54">
          <text:p/>
        </draw:polygon>
        <draw:polygon draw:style-name="gr3" draw:text-style-name="P3" draw:layer="layout" svg:width="0.042cm" svg:height="0.053cm" svg:x="6.698cm" svg:y="8.64cm" svg:viewBox="0 0 43 54" draw:points="22,54 0,54 0,0 43,0 43,54">
          <text:p/>
        </draw:polygon>
        <draw:polygon draw:style-name="gr3" draw:text-style-name="P3" draw:layer="layout" svg:width="0.042cm" svg:height="0.053cm" svg:x="9.679cm" svg:y="9.838cm" svg:viewBox="0 0 43 54" draw:points="22,54 0,54 0,0 43,0 43,54">
          <text:p/>
        </draw:polygon>
        <draw:line draw:style-name="gr4" draw:text-style-name="P4" draw:layer="layout" svg:x1="2.206cm" svg:y1="7.735cm" svg:x2="4.649cm" svg:y2="8.229cm">
          <text:p/>
        </draw:line>
        <draw:line draw:style-name="gr4" draw:text-style-name="P4" draw:layer="layout" svg:x1="2.206cm" svg:y1="7.576cm" svg:x2="4.649cm" svg:y2="8.229cm">
          <text:p/>
        </draw:line>
        <draw:line draw:style-name="gr4" draw:text-style-name="P4" draw:layer="layout" svg:x1="4.456cm" svg:y1="8.281cm" svg:x2="6.762cm" svg:y2="8.782cm">
          <text:p/>
        </draw:line>
        <draw:line draw:style-name="gr4" draw:text-style-name="P4" draw:layer="layout" svg:x1="4.456cm" svg:y1="8.228cm" svg:x2="6.762cm" svg:y2="8.781cm">
          <text:p/>
        </draw:line>
        <draw:line draw:style-name="gr4" draw:text-style-name="P4" draw:layer="layout" svg:x1="6.74cm" svg:y1="8.693cm" svg:x2="9.659cm" svg:y2="9.822cm">
          <text:p/>
        </draw:line>
        <draw:line draw:style-name="gr4" draw:text-style-name="P4" draw:layer="layout" svg:x1="6.74cm" svg:y1="8.64cm" svg:x2="9.659cm" svg:y2="9.822cm">
          <text:p/>
        </draw:line>
        <draw:line draw:style-name="gr4" draw:text-style-name="P4" draw:layer="layout" svg:x1="9.721cm" svg:y1="9.89cm" svg:x2="15.596cm" svg:y2="12.122cm">
          <text:p/>
        </draw:line>
        <draw:line draw:style-name="gr4" draw:text-style-name="P4" draw:layer="layout" svg:x1="9.721cm" svg:y1="9.838cm" svg:x2="15.596cm" svg:y2="12.123cm">
          <text:p/>
        </draw:line>
        <draw:polygon draw:style-name="gr2" draw:text-style-name="P2" draw:layer="layout" svg:width="1.421cm" svg:height="1.596cm" svg:x="14.211cm" svg:y="6.815cm" svg:viewBox="0 0 1422 1597" draw:points="0,0 141,0 1422,1597 1280,1597">
          <text:p/>
        </draw:polygon>
        <draw:polygon draw:style-name="gr2" draw:text-style-name="P2" draw:layer="layout" svg:width="2.7cm" svg:height="3.193cm" svg:x="15.66cm" svg:y="6.017cm" svg:viewBox="0 0 2701 3194" draw:points="0,0 141,0 2701,3194 2560,3194">
          <text:p/>
        </draw:polygon>
        <draw:polygon draw:style-name="gr2" draw:text-style-name="P2" draw:layer="layout" svg:width="5.259cm" svg:height="6.386cm" svg:x="18.389cm" svg:y="4.42cm" svg:viewBox="0 0 5260 6387" draw:points="0,0 141,0 5260,6387 5119,6387">
          <text:p/>
        </draw:polygon>
        <draw:polygon draw:style-name="gr2" draw:text-style-name="P2" draw:layer="layout" svg:width="10.322cm" svg:height="12.671cm" svg:x="23.677cm" svg:y="1.227cm" svg:viewBox="0 0 10323 12672" draw:points="0,0 140,0 10323,12672 10183,12672">
          <text:p/>
        </draw:polygon>
        <draw:line draw:style-name="gr4" draw:text-style-name="P4" draw:layer="layout" svg:x1="15.626cm" svg:y1="12.156cm" svg:x2="15.491cm" svg:y2="8.411cm">
          <text:p/>
        </draw:line>
        <draw:line draw:style-name="gr4" draw:text-style-name="P4" draw:layer="layout" svg:x1="8.401cm" svg:y1="3.071cm" svg:x2="14.212cm" svg:y2="6.816cm">
          <text:p/>
        </draw:line>
        <draw:line draw:style-name="gr4" draw:text-style-name="P4" draw:layer="layout" svg:x1="15.632cm" svg:y1="8.411cm" svg:x2="18.22cm" svg:y2="9.21cm">
          <text:p/>
        </draw:line>
        <draw:line draw:style-name="gr4" draw:text-style-name="P4" draw:layer="layout" svg:x1="14.352cm" svg:y1="6.816cm" svg:x2="15.661cm" svg:y2="6.017cm">
          <text:p/>
        </draw:line>
        <draw:line draw:style-name="gr4" draw:text-style-name="P4" draw:layer="layout" svg:x1="18.361cm" svg:y1="9.21cm" svg:x2="23.508cm" svg:y2="10.807cm">
          <text:p/>
        </draw:line>
        <draw:line draw:style-name="gr4" draw:text-style-name="P4" draw:layer="layout" svg:x1="15.802cm" svg:y1="6.017cm" svg:x2="18.39cm" svg:y2="4.42cm">
          <text:p/>
        </draw:line>
        <draw:line draw:style-name="gr4" draw:text-style-name="P4" draw:layer="layout" svg:x1="23.648cm" svg:y1="10.806cm" svg:x2="33.913cm" svg:y2="14cm">
          <text:p/>
        </draw:line>
        <draw:line draw:style-name="gr4" draw:text-style-name="P4" draw:layer="layout" svg:x1="18.53cm" svg:y1="4.421cm" svg:x2="23.677cm" svg:y2="1.227cm">
          <text:p/>
        </draw:line>
        <draw:frame draw:style-name="gr5" draw:text-style-name="P6" draw:layer="layout" svg:width="1.23cm" svg:height="0.862cm" svg:x="2.542cm" svg:y="8.299cm">
          <draw:text-box>
            <text:p text:style-name="P5"><text:span text:style-name="T1">Conv1</text:span></text:p>
          </draw:text-box>
        </draw:frame>
        <draw:frame draw:style-name="gr6" draw:text-style-name="P6" draw:layer="layout" svg:width="2.601cm" svg:height="0.475cm" svg:x="4.505cm" svg:y="9.099cm">
          <draw:text-box>
            <text:p text:style-name="P5"><text:span text:style-name="T1">Conv2 &amp; Pool</text:span></text:p>
          </draw:text-box>
        </draw:frame>
        <draw:frame draw:style-name="gr7" draw:text-style-name="P6" draw:layer="layout" svg:width="2.601cm" svg:height="0.6cm" svg:x="6.91cm" svg:y="9.999cm">
          <draw:text-box>
            <text:p text:style-name="P5"><text:span text:style-name="T1">Conv3 &amp; Pool</text:span></text:p>
          </draw:text-box>
        </draw:frame>
        <draw:frame draw:style-name="gr8" draw:text-style-name="P6" draw:layer="layout" svg:width="2.601cm" svg:height="1.1cm" svg:x="10.659cm" svg:y="11.499cm">
          <draw:text-box>
            <text:p text:style-name="P5"><text:span text:style-name="T1">Conv4 &amp; Pool</text:span></text:p>
          </draw:text-box>
        </draw:frame>
        <draw:frame draw:style-name="gr9" draw:text-style-name="P6" draw:layer="layout" svg:width="1.23cm" svg:height="0.475cm" svg:x="15.872cm" svg:y="10.08cm">
          <draw:text-box>
            <text:p text:style-name="P5"><text:span text:style-name="T1">Dense</text:span></text:p>
          </draw:text-box>
        </draw:frame>
        <draw:frame draw:style-name="gr10" draw:text-style-name="P6" draw:layer="layout" svg:width="1.831cm" svg:height="0.754cm" svg:x="1.3cm" svg:y="6.545cm">
          <draw:text-box>
            <text:p text:style-name="P5"><text:span text:style-name="T1">1@32x32</text:span></text:p>
          </draw:text-box>
        </draw:frame>
        <draw:frame draw:style-name="gr11" draw:text-style-name="P6" draw:layer="layout" svg:width="2.068cm" svg:height="0.475cm" svg:x="2.743cm" svg:y="6.099cm">
          <draw:text-box>
            <text:p text:style-name="P5"><text:span text:style-name="T1">64@32x32</text:span></text:p>
          </draw:text-box>
        </draw:frame>
        <draw:frame draw:style-name="gr12" draw:text-style-name="P6" draw:layer="layout" svg:width="2.305cm" svg:height="0.475cm" svg:x="3.402cm" svg:y="5.056cm">
          <draw:text-box>
            <text:p text:style-name="P5"><text:span text:style-name="T1">128@16x16</text:span></text:p>
          </draw:text-box>
        </draw:frame>
        <draw:frame draw:style-name="gr13" draw:text-style-name="P6" draw:layer="layout" svg:width="1.831cm" svg:height="0.475cm" svg:x="5.443cm" svg:y="4.299cm">
          <draw:text-box>
            <text:p text:style-name="P5"><text:span text:style-name="T1">256@8x8</text:span></text:p>
          </draw:text-box>
        </draw:frame>
        <draw:frame draw:style-name="gr14" draw:text-style-name="P6" draw:layer="layout" svg:width="1.831cm" svg:height="0.475cm" svg:x="7.471cm" svg:y="2.024cm">
          <draw:text-box>
            <text:p text:style-name="P5"><text:span text:style-name="T1">512@4x4</text:span></text:p>
          </draw:text-box>
        </draw:frame>
        <draw:frame draw:style-name="gr15" draw:text-style-name="P6" draw:layer="layout" svg:width="1.259cm" svg:height="0.938cm" svg:x="13.883cm" svg:y="5.899cm">
          <draw:text-box>
            <text:p text:style-name="P5"><text:span text:style-name="T1">1x128</text:span></text:p>
          </draw:text-box>
        </draw:frame>
        <draw:frame draw:style-name="gr16" draw:text-style-name="P6" draw:layer="layout" svg:width="1.162cm" svg:height="0.475cm" svg:x="15.276cm" svg:y="4.924cm">
          <draw:text-box>
            <text:p text:style-name="P5"><text:span text:style-name="T1">1x256</text:span></text:p>
          </draw:text-box>
        </draw:frame>
        <draw:frame draw:style-name="gr16" draw:text-style-name="P6" draw:layer="layout" svg:width="1.162cm" svg:height="0.475cm" svg:x="17.65cm" svg:y="3.424cm">
          <draw:text-box>
            <text:p text:style-name="P5"><text:span text:style-name="T1">1x512</text:span></text:p>
          </draw:text-box>
        </draw:frame>
        <draw:frame draw:style-name="gr17" draw:text-style-name="P6" draw:layer="layout" svg:width="1.399cm" svg:height="0.475cm" svg:x="23.677cm" svg:y="0.774cm">
          <draw:text-box>
            <text:p text:style-name="P5"><text:span text:style-name="T1">1x10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19-05-26T22:59:29.523000000</dc:date>
    <meta:editing-duration>PT10M8S</meta:editing-duration>
    <meta:editing-cycles>3</meta:editing-cycles>
    <meta:document-statistic meta:object-count="999"/>
  </office:meta>
</office:document-meta>
</file>